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951in" text:min-label-width="0.25in" text:list-level-position-and-space-mode="label-alignment">
          <style:list-level-label-alignment text:label-followed-by="listtab" fo:margin-left="0.5451in" fo:text-indent="-0.25in"/>
        </style:list-level-properties>
        <style:text-properties style:font-name="Arial"/>
      </text:list-level-style-bullet>
      <text:list-level-style-bullet text:level="2" text:style-name="WW_CharLFO1LVL2" text:bullet-char="o">
        <style:list-level-properties text:space-before="0.7951in" text:min-label-width="0.25in" text:list-level-position-and-space-mode="label-alignment">
          <style:list-level-label-alignment text:label-followed-by="listtab" fo:margin-left="1.0451in" fo:text-indent="-0.25in"/>
        </style:list-level-properties>
        <style:text-properties style:font-name="Courier New"/>
      </text:list-level-style-bullet>
      <text:list-level-style-bullet text:level="3" text:style-name="WW_CharLFO1LVL3" text:bullet-char="">
        <style:list-level-properties text:space-before="1.2951in" text:min-label-width="0.25in" text:list-level-position-and-space-mode="label-alignment">
          <style:list-level-label-alignment text:label-followed-by="listtab" fo:margin-left="1.5451in" fo:text-indent="-0.25in"/>
        </style:list-level-properties>
        <style:text-properties style:font-name="Wingdings"/>
      </text:list-level-style-bullet>
      <text:list-level-style-bullet text:level="4" text:style-name="WW_CharLFO1LVL4" text:bullet-char="">
        <style:list-level-properties text:space-before="1.7951in" text:min-label-width="0.25in" text:list-level-position-and-space-mode="label-alignment">
          <style:list-level-label-alignment text:label-followed-by="listtab" fo:margin-left="2.0451in" fo:text-indent="-0.25in"/>
        </style:list-level-properties>
        <style:text-properties style:font-name="Symbol"/>
      </text:list-level-style-bullet>
      <text:list-level-style-bullet text:level="5" text:style-name="WW_CharLFO1LVL5" text:bullet-char="o">
        <style:list-level-properties text:space-before="2.2951in" text:min-label-width="0.25in" text:list-level-position-and-space-mode="label-alignment">
          <style:list-level-label-alignment text:label-followed-by="listtab" fo:margin-left="2.5451in" fo:text-indent="-0.25in"/>
        </style:list-level-properties>
        <style:text-properties style:font-name="Courier New"/>
      </text:list-level-style-bullet>
      <text:list-level-style-bullet text:level="6" text:style-name="WW_CharLFO1LVL6" text:bullet-char="">
        <style:list-level-properties text:space-before="2.7951in" text:min-label-width="0.25in" text:list-level-position-and-space-mode="label-alignment">
          <style:list-level-label-alignment text:label-followed-by="listtab" fo:margin-left="3.0451in" fo:text-indent="-0.25in"/>
        </style:list-level-properties>
        <style:text-properties style:font-name="Wingdings"/>
      </text:list-level-style-bullet>
      <text:list-level-style-bullet text:level="7" text:style-name="WW_CharLFO1LVL7" text:bullet-char="">
        <style:list-level-properties text:space-before="3.2951in" text:min-label-width="0.25in" text:list-level-position-and-space-mode="label-alignment">
          <style:list-level-label-alignment text:label-followed-by="listtab" fo:margin-left="3.5451in" fo:text-indent="-0.25in"/>
        </style:list-level-properties>
        <style:text-properties style:font-name="Symbol"/>
      </text:list-level-style-bullet>
      <text:list-level-style-bullet text:level="8" text:style-name="WW_CharLFO1LVL8" text:bullet-char="o">
        <style:list-level-properties text:space-before="3.7951in" text:min-label-width="0.25in" text:list-level-position-and-space-mode="label-alignment">
          <style:list-level-label-alignment text:label-followed-by="listtab" fo:margin-left="4.0451in" fo:text-indent="-0.25in"/>
        </style:list-level-properties>
        <style:text-properties style:font-name="Courier New"/>
      </text:list-level-style-bullet>
      <text:list-level-style-bullet text:level="9" text:style-name="WW_CharLFO1LVL9" text:bullet-char="">
        <style:list-level-properties text:space-before="4.2951in" text:min-label-width="0.25in" text:list-level-position-and-space-mode="label-alignment">
          <style:list-level-label-alignment text:label-followed-by="listtab" fo:margin-left="4.5451in" fo:text-indent="-0.25in"/>
        </style:list-level-properties>
        <style:text-properties style:font-name="Wingdings"/>
      </text:list-level-style-bullet>
    </text:list-style>
    <text:list-style style:name="LFO2">
      <text:list-level-style-bullet text:level="1" text:style-name="WW_CharLFO2LVL1" text:bullet-char="">
        <style:list-level-properties text:space-before="0.2951in" text:min-label-width="0.25in" text:list-level-position-and-space-mode="label-alignment">
          <style:list-level-label-alignment text:label-followed-by="listtab" fo:margin-left="0.5451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writing-mode="rl-tb" fo:line-height="300%"/>
    </style:style>
    <style:style style:name="T2" style:parent-style-name="Standardstycketeckensnitt" style:family="text">
      <style:text-properties fo:font-weight="bold" style:font-weight-asian="bold" style:font-weight-complex="bold" fo:font-size="22pt" style:font-size-asian="22pt" style:font-size-complex="22pt" style:language-complex="fa" style:country-complex="IR"/>
    </style:style>
    <style:style style:name="P3" style:parent-style-name="Normal" style:family="paragraph">
      <style:paragraph-properties style:writing-mode="rl-tb" fo:line-height="300%"/>
    </style:style>
    <style:style style:name="T4" style:parent-style-name="Standardstycketeckensnitt" style:family="text">
      <style:text-properties fo:font-size="22pt" style:font-size-asian="22pt" style:font-size-complex="22pt" style:language-complex="fa" style:country-complex="IR"/>
    </style:style>
    <style:style style:name="T5" style:parent-style-name="Standardstycketeckensnitt" style:family="text">
      <style:text-properties fo:font-size="22pt" style:font-size-asian="22pt" style:font-size-complex="22pt" style:language-complex="fa" style:country-complex="IR"/>
    </style:style>
    <style:style style:name="T6" style:parent-style-name="Standardstycketeckensnitt" style:family="text">
      <style:text-properties fo:font-size="22pt" style:font-size-asian="22pt" style:font-size-complex="22pt" style:language-complex="fa" style:country-complex="IR"/>
    </style:style>
    <style:style style:name="T7" style:parent-style-name="Standardstycketeckensnitt" style:family="text">
      <style:text-properties fo:color="#FF0000" fo:font-size="22pt" style:font-size-asian="22pt" style:font-size-complex="22pt" style:language-complex="fa" style:country-complex="IR"/>
    </style:style>
    <style:style style:name="T8" style:parent-style-name="Standardstycketeckensnitt" style:family="text">
      <style:text-properties fo:font-size="22pt" style:font-size-asian="22pt" style:font-size-complex="22pt" style:language-complex="fa" style:country-complex="IR"/>
    </style:style>
    <style:style style:name="T9" style:parent-style-name="Standardstycketeckensnitt" style:family="text">
      <style:text-properties fo:font-size="22pt" style:font-size-asian="22pt" style:font-size-complex="22pt" style:language-complex="fa" style:country-complex="IR"/>
    </style:style>
    <style:style style:name="T10" style:parent-style-name="Standardstycketeckensnitt" style:family="text">
      <style:text-properties fo:font-size="22pt" style:font-size-asian="22pt" style:font-size-complex="22pt" style:language-complex="fa" style:country-complex="IR"/>
    </style:style>
    <style:style style:name="T11" style:parent-style-name="Standardstycketeckensnitt" style:family="text">
      <style:text-properties fo:color="#FF0000" fo:font-size="22pt" style:font-size-asian="22pt" style:font-size-complex="22pt" style:language-complex="fa" style:country-complex="IR"/>
    </style:style>
    <style:style style:name="T12" style:parent-style-name="Standardstycketeckensnitt" style:family="text">
      <style:text-properties fo:font-size="22pt" style:font-size-asian="22pt" style:font-size-complex="22pt" style:language-complex="fa" style:country-complex="IR"/>
    </style:style>
    <style:style style:name="T13" style:parent-style-name="Standardstycketeckensnitt" style:family="text">
      <style:text-properties fo:font-size="22pt" style:font-size-asian="22pt" style:font-size-complex="22pt" style:language-complex="fa" style:country-complex="IR"/>
    </style:style>
    <style:style style:name="T14" style:parent-style-name="Standardstycketeckensnitt" style:family="text">
      <style:text-properties fo:font-size="22pt" style:font-size-asian="22pt" style:font-size-complex="22pt" style:language-complex="fa" style:country-complex="IR"/>
    </style:style>
    <style:style style:name="P15" style:parent-style-name="Normal" style:family="paragraph">
      <style:paragraph-properties style:writing-mode="rl-tb" fo:line-height="300%"/>
      <style:text-properties fo:font-size="22pt" style:font-size-asian="22pt" style:font-size-complex="22pt" fo:language="sv" fo:country="SE" style:language-complex="fa" style:country-complex="IR"/>
    </style:style>
    <style:style style:name="P16" style:parent-style-name="Normal" style:family="paragraph">
      <style:paragraph-properties fo:line-height="300%"/>
      <style:text-properties fo:font-size="22pt" style:font-size-asian="22pt" style:font-size-complex="22pt" fo:language="sv" fo:country="SE" style:language-complex="fa" style:country-complex="IR"/>
    </style:style>
    <style:style style:name="P17" style:parent-style-name="Normal" style:family="paragraph">
      <style:paragraph-properties style:writing-mode="rl-tb" fo:line-height="300%"/>
    </style:style>
    <style:style style:name="T18" style:parent-style-name="Standardstycketeckensnitt" style:family="text">
      <style:text-properties fo:font-size="22pt" style:font-size-asian="22pt" style:font-size-complex="22pt" style:language-complex="fa" style:country-complex="IR"/>
    </style:style>
    <style:style style:name="P19" style:parent-style-name="Normal" style:family="paragraph">
      <style:paragraph-properties style:writing-mode="rl-tb" fo:line-height="300%"/>
    </style:style>
    <style:style style:name="T20" style:parent-style-name="Standardstycketeckensnitt" style:family="text">
      <style:text-properties fo:font-size="22pt" style:font-size-asian="22pt" style:font-size-complex="22pt" style:language-complex="fa" style:country-complex="IR"/>
    </style:style>
    <style:style style:name="T21" style:parent-style-name="Standardstycketeckensnitt" style:family="text">
      <style:text-properties fo:font-size="22pt" style:font-size-asian="22pt" style:font-size-complex="22pt" style:language-complex="fa" style:country-complex="IR"/>
    </style:style>
    <style:style style:name="T22" style:parent-style-name="Standardstycketeckensnitt" style:family="text">
      <style:text-properties fo:font-size="22pt" style:font-size-asian="22pt" style:font-size-complex="22pt" style:language-complex="fa" style:country-complex="IR"/>
    </style:style>
    <style:style style:name="T23" style:parent-style-name="Standardstycketeckensnitt" style:family="text">
      <style:text-properties fo:color="#FF0000" fo:font-size="22pt" style:font-size-asian="22pt" style:font-size-complex="22pt" style:language-complex="fa" style:country-complex="IR"/>
    </style:style>
    <style:style style:name="T24" style:parent-style-name="Standardstycketeckensnitt" style:family="text">
      <style:text-properties fo:font-size="22pt" style:font-size-asian="22pt" style:font-size-complex="22pt" style:language-complex="fa" style:country-complex="IR"/>
    </style:style>
    <style:style style:name="P25" style:parent-style-name="Normal" style:family="paragraph">
      <style:paragraph-properties style:writing-mode="rl-tb" fo:line-height="300%"/>
    </style:style>
    <style:style style:name="T26" style:parent-style-name="Standardstycketeckensnitt" style:family="text">
      <style:text-properties fo:font-weight="bold" style:font-weight-asian="bold" style:font-weight-complex="bold" fo:font-size="22pt" style:font-size-asian="22pt" style:font-size-complex="22pt" style:language-complex="fa" style:country-complex="IR"/>
    </style:style>
    <style:style style:name="T27" style:parent-style-name="Standardstycketeckensnitt" style:family="text">
      <style:text-properties fo:font-weight="bold" style:font-weight-asian="bold" style:font-weight-complex="bold" fo:font-size="22pt" style:font-size-asian="22pt" style:font-size-complex="22pt" style:language-complex="fa" style:country-complex="IR"/>
    </style:style>
    <style:style style:name="P28" style:parent-style-name="Normal" style:family="paragraph">
      <style:paragraph-properties style:writing-mode="rl-tb" fo:line-height="300%"/>
    </style:style>
    <style:style style:name="T29" style:parent-style-name="Standardstycketeckensnitt" style:family="text">
      <style:text-properties fo:font-size="22pt" style:font-size-asian="22pt" style:font-size-complex="22pt" fo:language="sv" fo:country="SE" style:language-complex="fa" style:country-complex="IR"/>
    </style:style>
    <style:style style:name="P30" style:parent-style-name="Normal" style:family="paragraph">
      <style:paragraph-properties style:writing-mode="rl-tb" fo:line-height="300%"/>
    </style:style>
    <style:style style:name="T31" style:parent-style-name="Standardstycketeckensnitt" style:family="text">
      <style:text-properties fo:font-weight="bold" style:font-weight-asian="bold" style:font-weight-complex="bold" fo:font-size="22pt" style:font-size-asian="22pt" style:font-size-complex="22pt" fo:language="sv" fo:country="SE" style:language-complex="fa" style:country-complex="IR"/>
    </style:style>
    <style:style style:name="P32" style:parent-style-name="Normal" style:family="paragraph">
      <style:paragraph-properties style:writing-mode="rl-tb" fo:line-height="300%"/>
    </style:style>
    <style:style style:name="T33" style:parent-style-name="Standardstycketeckensnitt" style:family="text">
      <style:text-properties fo:font-size="22pt" style:font-size-asian="22pt" style:font-size-complex="22pt" fo:language="sv" fo:country="SE" style:language-complex="fa" style:country-complex="IR"/>
    </style:style>
    <style:style style:name="T34" style:parent-style-name="Standardstycketeckensnitt" style:family="text">
      <style:text-properties fo:font-size="22pt" style:font-size-asian="22pt" style:font-size-complex="22pt" fo:language="sv" fo:country="SE" style:language-complex="fa" style:country-complex="IR"/>
    </style:style>
    <style:style style:name="T35" style:parent-style-name="Standardstycketeckensnitt" style:family="text">
      <style:text-properties fo:color="#FF0000" fo:font-size="22pt" style:font-size-asian="22pt" style:font-size-complex="22pt" style:language-complex="fa" style:country-complex="IR"/>
    </style:style>
    <style:style style:name="T36" style:parent-style-name="Standardstycketeckensnitt" style:family="text">
      <style:text-properties fo:color="#FF0000" fo:font-size="22pt" style:font-size-asian="22pt" style:font-size-complex="22pt" fo:language="sv" fo:country="SE" style:language-complex="fa" style:country-complex="IR"/>
    </style:style>
    <style:style style:name="T37" style:parent-style-name="Standardstycketeckensnitt" style:family="text">
      <style:text-properties fo:font-size="22pt" style:font-size-asian="22pt" style:font-size-complex="22pt" fo:language="sv" fo:country="SE" style:language-complex="fa" style:country-complex="IR"/>
    </style:style>
    <style:style style:name="T38" style:parent-style-name="Standardstycketeckensnitt" style:family="text">
      <style:text-properties fo:font-size="22pt" style:font-size-asian="22pt" style:font-size-complex="22pt" style:language-complex="fa" style:country-complex="IR"/>
    </style:style>
    <style:style style:name="T39" style:parent-style-name="Standardstycketeckensnitt" style:family="text">
      <style:text-properties fo:font-size="22pt" style:font-size-asian="22pt" style:font-size-complex="22pt" fo:language="sv" fo:country="SE" style:language-complex="fa" style:country-complex="IR"/>
    </style:style>
    <style:style style:name="P40" style:parent-style-name="Normal" style:family="paragraph">
      <style:paragraph-properties style:writing-mode="rl-tb" fo:line-height="300%"/>
    </style:style>
    <style:style style:name="T41" style:parent-style-name="Standardstycketeckensnitt" style:family="text">
      <style:text-properties fo:font-weight="bold" style:font-weight-asian="bold" style:font-weight-complex="bold" fo:font-size="22pt" style:font-size-asian="22pt" style:font-size-complex="22pt" fo:language="sv" fo:country="SE" style:language-complex="fa" style:country-complex="IR"/>
    </style:style>
    <style:style style:name="P42" style:parent-style-name="Normal" style:family="paragraph">
      <style:paragraph-properties style:writing-mode="rl-tb" fo:line-height="300%"/>
    </style:style>
    <style:style style:name="T43" style:parent-style-name="Standardstycketeckensnitt" style:family="text">
      <style:text-properties fo:font-size="22pt" style:font-size-asian="22pt" style:font-size-complex="22pt" style:language-complex="fa" style:country-complex="IR"/>
    </style:style>
    <style:style style:name="T44" style:parent-style-name="Standardstycketeckensnitt" style:family="text">
      <style:text-properties fo:font-size="22pt" style:font-size-asian="22pt" style:font-size-complex="22pt" style:language-complex="fa" style:country-complex="IR"/>
    </style:style>
    <style:style style:name="T45" style:parent-style-name="Standardstycketeckensnitt" style:family="text">
      <style:text-properties fo:font-size="22pt" style:font-size-asian="22pt" style:font-size-complex="22pt" style:language-complex="fa" style:country-complex="IR"/>
    </style:style>
    <style:style style:name="T46" style:parent-style-name="Standardstycketeckensnitt" style:family="text">
      <style:text-properties fo:font-size="22pt" style:font-size-asian="22pt" style:font-size-complex="22pt" style:language-complex="fa" style:country-complex="IR"/>
    </style:style>
    <style:style style:name="T47" style:parent-style-name="Standardstycketeckensnitt" style:family="text">
      <style:text-properties fo:font-size="22pt" style:font-size-asian="22pt" style:font-size-complex="22pt" style:language-complex="fa" style:country-complex="IR"/>
    </style:style>
    <style:style style:name="T48" style:parent-style-name="Standardstycketeckensnitt" style:family="text">
      <style:text-properties fo:font-size="22pt" style:font-size-asian="22pt" style:font-size-complex="22pt" fo:language="sv" fo:country="SE" style:language-complex="fa" style:country-complex="IR"/>
    </style:style>
    <style:style style:name="T49" style:parent-style-name="Standardstycketeckensnitt" style:family="text">
      <style:text-properties fo:color="#FF0000" fo:font-size="22pt" style:font-size-asian="22pt" style:font-size-complex="22pt" fo:language="sv" fo:country="SE" style:language-complex="fa" style:country-complex="IR"/>
    </style:style>
    <style:style style:name="T50" style:parent-style-name="Standardstycketeckensnitt" style:family="text">
      <style:text-properties fo:font-size="22pt" style:font-size-asian="22pt" style:font-size-complex="22pt" fo:language="sv" fo:country="SE" style:language-complex="fa" style:country-complex="IR"/>
    </style:style>
    <style:style style:name="T51" style:parent-style-name="Standardstycketeckensnitt" style:family="text">
      <style:text-properties fo:font-size="22pt" style:font-size-asian="22pt" style:font-size-complex="22pt" fo:language="sv" fo:country="SE" style:language-complex="fa" style:country-complex="IR"/>
    </style:style>
    <style:style style:name="T52" style:parent-style-name="Standardstycketeckensnitt" style:family="text">
      <style:text-properties fo:font-size="22pt" style:font-size-asian="22pt" style:font-size-complex="22pt" fo:language="sv" fo:country="SE" style:language-complex="fa" style:country-complex="IR"/>
    </style:style>
    <style:style style:name="T53" style:parent-style-name="Standardstycketeckensnitt" style:family="text">
      <style:text-properties fo:font-size="22pt" style:font-size-asian="22pt" style:font-size-complex="22pt" fo:language="sv" fo:country="SE" style:language-complex="fa" style:country-complex="IR"/>
    </style:style>
    <style:style style:name="P54" style:parent-style-name="Normal" style:family="paragraph">
      <style:paragraph-properties style:writing-mode="rl-tb" fo:line-height="300%"/>
      <style:text-properties fo:font-size="22pt" style:font-size-asian="22pt" style:font-size-complex="22pt" fo:language="sv" fo:country="SE" style:language-complex="fa" style:country-complex="IR"/>
    </style:style>
    <style:style style:name="P55" style:parent-style-name="Normal" style:family="paragraph">
      <style:paragraph-properties style:writing-mode="rl-tb" fo:line-height="300%"/>
    </style:style>
    <style:style style:name="T56" style:parent-style-name="Standardstycketeckensnitt" style:family="text">
      <style:text-properties fo:font-weight="bold" style:font-weight-asian="bold" style:font-weight-complex="bold" fo:font-size="22pt" style:font-size-asian="22pt" style:font-size-complex="22pt" fo:language="sv" fo:country="SE" style:language-complex="fa" style:country-complex="IR"/>
    </style:style>
    <style:style style:name="T57" style:parent-style-name="Standardstycketeckensnitt" style:family="text">
      <style:text-properties fo:font-size="22pt" style:font-size-asian="22pt" style:font-size-complex="22pt" fo:language="sv" fo:country="SE" style:language-complex="fa" style:country-complex="IR"/>
    </style:style>
    <style:style style:name="P58" style:parent-style-name="Normal" style:family="paragraph">
      <style:paragraph-properties style:writing-mode="rl-tb" fo:line-height="300%"/>
      <style:text-properties fo:font-size="22pt" style:font-size-asian="22pt" style:font-size-complex="22pt" fo:language="sv" fo:country="SE" style:language-complex="fa" style:country-complex="IR"/>
    </style:style>
    <style:style style:name="P59" style:parent-style-name="Normal" style:family="paragraph">
      <style:paragraph-properties style:writing-mode="rl-tb" fo:line-height="300%"/>
    </style:style>
    <style:style style:name="T60" style:parent-style-name="Standardstycketeckensnitt" style:family="text">
      <style:text-properties fo:font-size="22pt" style:font-size-asian="22pt" style:font-size-complex="22pt" fo:language="sv" fo:country="SE" style:language-complex="fa" style:country-complex="IR"/>
    </style:style>
    <style:style style:name="T61" style:parent-style-name="Standardstycketeckensnitt" style:family="text">
      <style:text-properties fo:font-size="22pt" style:font-size-asian="22pt" style:font-size-complex="22pt" style:language-complex="fa" style:country-complex="IR"/>
    </style:style>
    <style:style style:name="T62" style:parent-style-name="Standardstycketeckensnitt" style:family="text">
      <style:text-properties fo:font-size="22pt" style:font-size-asian="22pt" style:font-size-complex="22pt" style:language-complex="fa" style:country-complex="IR"/>
    </style:style>
    <style:style style:name="T63" style:parent-style-name="Standardstycketeckensnitt" style:family="text">
      <style:text-properties fo:color="#FF0000" fo:font-size="22pt" style:font-size-asian="22pt" style:font-size-complex="22pt" style:language-complex="fa" style:country-complex="IR"/>
    </style:style>
    <style:style style:name="T64" style:parent-style-name="Standardstycketeckensnitt" style:family="text">
      <style:text-properties fo:font-size="22pt" style:font-size-asian="22pt" style:font-size-complex="22pt" style:language-complex="fa" style:country-complex="IR"/>
    </style:style>
    <style:style style:name="P65" style:parent-style-name="Normal" style:family="paragraph">
      <style:paragraph-properties style:writing-mode="rl-tb" fo:line-height="300%"/>
      <style:text-properties fo:font-size="22pt" style:font-size-asian="22pt" style:font-size-complex="22pt" fo:language="sv" fo:country="SE" style:language-complex="fa" style:country-complex="IR"/>
    </style:style>
    <style:style style:name="P66" style:parent-style-name="Normal" style:family="paragraph">
      <style:paragraph-properties style:writing-mode="rl-tb" fo:line-height="300%"/>
      <style:text-properties fo:font-size="22pt" style:font-size-asian="22pt" style:font-size-complex="22pt" fo:language="sv" fo:country="SE" style:language-complex="fa" style:country-complex="IR"/>
    </style:style>
    <style:style style:name="P67" style:parent-style-name="Normal" style:family="paragraph">
      <style:paragraph-properties style:writing-mode="rl-tb" fo:line-height="300%"/>
      <style:text-properties fo:font-size="22pt" style:font-size-asian="22pt" style:font-size-complex="22pt" fo:language="sv" fo:country="SE" style:language-complex="fa" style:country-complex="IR"/>
    </style:style>
    <style:style style:name="P68" style:parent-style-name="Normal" style:family="paragraph">
      <style:paragraph-properties style:writing-mode="rl-tb" fo:line-height="300%"/>
    </style:style>
    <style:style style:name="T69" style:parent-style-name="Standardstycketeckensnitt" style:family="text">
      <style:text-properties fo:font-weight="bold" style:font-weight-asian="bold" style:font-weight-complex="bold" fo:font-size="22pt" style:font-size-asian="22pt" style:font-size-complex="22pt" style:language-complex="fa" style:country-complex="IR"/>
    </style:style>
    <style:style style:name="P70" style:parent-style-name="Normal" style:family="paragraph">
      <style:paragraph-properties style:writing-mode="rl-tb" fo:line-height="300%"/>
    </style:style>
    <style:style style:name="T71" style:parent-style-name="Standardstycketeckensnitt" style:family="text">
      <style:text-properties fo:font-weight="bold" style:font-weight-asian="bold" style:font-weight-complex="bold" fo:font-size="22pt" style:font-size-asian="22pt" style:font-size-complex="22pt" fo:language="sv" fo:country="SE" style:language-complex="fa" style:country-complex="IR"/>
    </style:style>
    <style:style style:name="T72" style:parent-style-name="Standardstycketeckensnitt" style:family="text">
      <style:text-properties fo:font-size="22pt" style:font-size-asian="22pt" style:font-size-complex="22pt" fo:language="sv" fo:country="SE" style:language-complex="fa" style:country-complex="IR"/>
    </style:style>
    <style:style style:name="T73" style:parent-style-name="Standardstycketeckensnitt" style:family="text">
      <style:text-properties fo:font-size="22pt" style:font-size-asian="22pt" style:font-size-complex="22pt" fo:language="sv" fo:country="SE" style:language-complex="fa" style:country-complex="IR"/>
    </style:style>
    <style:style style:name="T74" style:parent-style-name="Standardstycketeckensnitt" style:family="text">
      <style:text-properties fo:font-size="22pt" style:font-size-asian="22pt" style:font-size-complex="22pt" fo:language="sv" fo:country="SE" style:language-complex="fa" style:country-complex="IR"/>
    </style:style>
    <style:style style:name="T75" style:parent-style-name="Standardstycketeckensnitt" style:family="text">
      <style:text-properties fo:font-size="22pt" style:font-size-asian="22pt" style:font-size-complex="22pt" fo:language="sv" fo:country="SE" style:language-complex="fa" style:country-complex="IR"/>
    </style:style>
    <style:style style:name="T76" style:parent-style-name="Standardstycketeckensnitt" style:family="text">
      <style:text-properties fo:font-size="22pt" style:font-size-asian="22pt" style:font-size-complex="22pt" fo:language="sv" fo:country="SE" style:language-complex="fa" style:country-complex="IR"/>
    </style:style>
    <style:style style:name="P77" style:parent-style-name="Normal" style:family="paragraph">
      <style:paragraph-properties style:writing-mode="rl-tb" fo:line-height="300%"/>
      <style:text-properties fo:font-size="22pt" style:font-size-asian="22pt" style:font-size-complex="22pt" fo:language="sv" fo:country="SE" style:language-complex="fa" style:country-complex="IR"/>
    </style:style>
    <style:style style:name="P78" style:parent-style-name="Normal" style:family="paragraph">
      <style:paragraph-properties style:writing-mode="rl-tb" fo:line-height="300%"/>
    </style:style>
    <style:style style:name="T79" style:parent-style-name="Standardstycketeckensnitt" style:family="text">
      <style:text-properties fo:font-weight="bold" style:font-weight-asian="bold" style:font-weight-complex="bold" fo:font-size="22pt" style:font-size-asian="22pt" style:font-size-complex="22pt" fo:language="sv" fo:country="SE" style:language-complex="fa" style:country-complex="IR"/>
    </style:style>
    <style:style style:name="P80" style:parent-style-name="Normal" style:family="paragraph">
      <style:paragraph-properties style:writing-mode="rl-tb" fo:line-height="300%"/>
    </style:style>
    <style:style style:name="T81" style:parent-style-name="Standardstycketeckensnitt" style:family="text">
      <style:text-properties fo:font-size="22pt" style:font-size-asian="22pt" style:font-size-complex="22pt" style:language-complex="fa" style:country-complex="IR"/>
    </style:style>
    <style:style style:name="T82" style:parent-style-name="Standardstycketeckensnitt" style:family="text">
      <style:text-properties fo:color="#FF0000" fo:font-size="22pt" style:font-size-asian="22pt" style:font-size-complex="22pt" style:language-complex="fa" style:country-complex="IR"/>
    </style:style>
    <style:style style:name="T83" style:parent-style-name="Standardstycketeckensnitt" style:family="text">
      <style:text-properties fo:font-size="22pt" style:font-size-asian="22pt" style:font-size-complex="22pt" style:language-complex="fa" style:country-complex="IR"/>
    </style:style>
    <style:style style:name="P84" style:parent-style-name="Normal" style:family="paragraph">
      <style:paragraph-properties style:writing-mode="rl-tb" fo:line-height="300%"/>
    </style:style>
    <style:style style:name="T85" style:parent-style-name="Standardstycketeckensnitt" style:family="text">
      <style:text-properties fo:font-size="22pt" style:font-size-asian="22pt" style:font-size-complex="22pt" style:language-complex="fa" style:country-complex="IR"/>
    </style:style>
    <style:style style:name="T86" style:parent-style-name="Standardstycketeckensnitt" style:family="text">
      <style:text-properties fo:font-size="22pt" style:font-size-asian="22pt" style:font-size-complex="22pt" style:language-complex="fa" style:country-complex="IR"/>
    </style:style>
    <style:style style:name="P87" style:parent-style-name="Normal" style:family="paragraph">
      <style:paragraph-properties style:writing-mode="rl-tb" fo:line-height="300%"/>
    </style:style>
    <style:style style:name="T88" style:parent-style-name="Standardstycketeckensnitt" style:family="text">
      <style:text-properties fo:font-weight="bold" style:font-weight-asian="bold" style:font-weight-complex="bold" fo:font-size="22pt" style:font-size-asian="22pt" style:font-size-complex="22pt" style:language-complex="fa" style:country-complex="IR"/>
    </style:style>
    <style:style style:name="P89" style:parent-style-name="Normal" style:family="paragraph">
      <style:paragraph-properties style:writing-mode="rl-tb" fo:line-height="300%"/>
    </style:style>
    <style:style style:name="T90" style:parent-style-name="Standardstycketeckensnitt" style:family="text">
      <style:text-properties fo:font-size="22pt" style:font-size-asian="22pt" style:font-size-complex="22pt" style:language-complex="fa" style:country-complex="IR"/>
    </style:style>
    <style:style style:name="T91" style:parent-style-name="Standardstycketeckensnitt" style:family="text">
      <style:text-properties fo:font-size="22pt" style:font-size-asian="22pt" style:font-size-complex="22pt" style:language-complex="fa" style:country-complex="IR"/>
    </style:style>
    <style:style style:name="P92" style:parent-style-name="Normal" style:family="paragraph">
      <style:paragraph-properties style:writing-mode="rl-tb" fo:line-height="300%"/>
    </style:style>
    <style:style style:name="T93" style:parent-style-name="Standardstycketeckensnitt" style:family="text">
      <style:text-properties fo:font-weight="bold" style:font-weight-asian="bold" style:font-weight-complex="bold" fo:font-size="22pt" style:font-size-asian="22pt" style:font-size-complex="22pt" style:language-complex="fa" style:country-complex="IR"/>
    </style:style>
    <style:style style:name="P94" style:parent-style-name="Normal" style:family="paragraph">
      <style:paragraph-properties style:writing-mode="rl-tb" fo:line-height="300%"/>
    </style:style>
    <style:style style:name="T95" style:parent-style-name="Standardstycketeckensnitt" style:family="text">
      <style:text-properties fo:font-size="22pt" style:font-size-asian="22pt" style:font-size-complex="22pt" style:language-complex="fa" style:country-complex="IR"/>
    </style:style>
    <style:style style:name="T96" style:parent-style-name="Standardstycketeckensnitt" style:family="text">
      <style:text-properties fo:font-size="22pt" style:font-size-asian="22pt" style:font-size-complex="22pt" fo:language="sv" fo:country="SE" style:language-complex="fa" style:country-complex="IR"/>
    </style:style>
    <style:style style:name="T97" style:parent-style-name="Standardstycketeckensnitt" style:family="text">
      <style:text-properties fo:font-size="22pt" style:font-size-asian="22pt" style:font-size-complex="22pt" style:language-complex="fa" style:country-complex="IR"/>
    </style:style>
    <style:style style:name="T98" style:parent-style-name="Standardstycketeckensnitt" style:family="text">
      <style:text-properties fo:font-size="22pt" style:font-size-asian="22pt" style:font-size-complex="22pt" style:language-complex="fa" style:country-complex="IR"/>
    </style:style>
    <style:style style:name="T99" style:parent-style-name="Standardstycketeckensnitt" style:family="text">
      <style:text-properties fo:font-size="22pt" style:font-size-asian="22pt" style:font-size-complex="22pt" style:language-complex="fa" style:country-complex="IR"/>
    </style:style>
    <style:style style:name="T100" style:parent-style-name="Standardstycketeckensnitt" style:family="text">
      <style:text-properties fo:color="#FF0000" fo:font-size="22pt" style:font-size-asian="22pt" style:font-size-complex="22pt" style:language-complex="fa" style:country-complex="IR"/>
    </style:style>
    <style:style style:name="T101" style:parent-style-name="Standardstycketeckensnitt" style:family="text">
      <style:text-properties fo:font-size="22pt" style:font-size-asian="22pt" style:font-size-complex="22pt" style:language-complex="fa" style:country-complex="IR"/>
    </style:style>
    <style:style style:name="T102" style:parent-style-name="Standardstycketeckensnitt" style:family="text">
      <style:text-properties fo:color="#FF0000" fo:font-size="22pt" style:font-size-asian="22pt" style:font-size-complex="22pt" style:language-complex="fa" style:country-complex="IR"/>
    </style:style>
    <style:style style:name="T103" style:parent-style-name="Standardstycketeckensnitt" style:family="text">
      <style:text-properties fo:font-size="22pt" style:font-size-asian="22pt" style:font-size-complex="22pt" style:language-complex="fa" style:country-complex="IR"/>
    </style:style>
    <style:style style:name="P104" style:parent-style-name="Normal" style:family="paragraph">
      <style:paragraph-properties style:writing-mode="rl-tb" fo:line-height="300%"/>
      <style:text-properties fo:font-size="22pt" style:font-size-asian="22pt" style:font-size-complex="22pt" fo:language="sv" fo:country="SE" style:language-complex="fa" style:country-complex="IR"/>
    </style:style>
    <style:style style:name="P105" style:parent-style-name="Normal" style:family="paragraph">
      <style:paragraph-properties style:writing-mode="rl-tb" fo:line-height="300%"/>
      <style:text-properties fo:font-size="22pt" style:font-size-asian="22pt" style:font-size-complex="22pt" fo:language="sv" fo:country="SE" style:language-complex="fa" style:country-complex="IR"/>
    </style:style>
    <style:style style:name="P106" style:parent-style-name="Normal" style:family="paragraph">
      <style:paragraph-properties style:writing-mode="rl-tb" fo:line-height="300%"/>
    </style:style>
    <style:style style:name="T107" style:parent-style-name="Standardstycketeckensnitt" style:family="text">
      <style:text-properties fo:font-size="22pt" style:font-size-asian="22pt" style:font-size-complex="22pt" style:language-complex="fa" style:country-complex="IR"/>
    </style:style>
    <style:style style:name="P108" style:parent-style-name="Normal" style:family="paragraph">
      <style:paragraph-properties style:writing-mode="rl-tb" fo:line-height="300%"/>
      <style:text-properties fo:font-size="22pt" style:font-size-asian="22pt" style:font-size-complex="22pt" fo:language="sv" fo:country="SE" style:language-complex="fa" style:country-complex="IR"/>
    </style:style>
    <style:style style:name="P109" style:parent-style-name="Normal" style:family="paragraph">
      <style:paragraph-properties style:writing-mode="rl-tb" fo:line-height="300%"/>
    </style:style>
    <style:style style:name="T110" style:parent-style-name="Standardstycketeckensnitt" style:family="text">
      <style:text-properties fo:font-size="22pt" style:font-size-asian="22pt" style:font-size-complex="22pt" style:language-complex="fa" style:country-complex="IR"/>
    </style:style>
    <style:style style:name="T111" style:parent-style-name="Standardstycketeckensnitt" style:family="text">
      <style:text-properties fo:font-size="22pt" style:font-size-asian="22pt" style:font-size-complex="22pt" style:language-complex="fa" style:country-complex="IR"/>
    </style:style>
    <style:style style:name="P112" style:parent-style-name="Normal" style:family="paragraph">
      <style:paragraph-properties style:writing-mode="rl-tb" fo:line-height="300%"/>
    </style:style>
    <style:style style:name="T113" style:parent-style-name="Standardstycketeckensnitt" style:family="text">
      <style:text-properties fo:font-size="22pt" style:font-size-asian="22pt" style:font-size-complex="22pt" style:language-complex="fa" style:country-complex="IR"/>
    </style:style>
    <style:style style:name="T114" style:parent-style-name="Standardstycketeckensnitt" style:family="text">
      <style:text-properties fo:font-size="22pt" style:font-size-asian="22pt" style:font-size-complex="22pt" fo:language="sv" fo:country="SE" style:language-complex="fa" style:country-complex="IR"/>
    </style:style>
    <style:style style:name="T115" style:parent-style-name="Standardstycketeckensnitt" style:family="text">
      <style:text-properties fo:font-size="22pt" style:font-size-asian="22pt" style:font-size-complex="22pt" fo:language="sv" fo:country="SE" style:language-complex="fa" style:country-complex="IR"/>
    </style:style>
    <style:style style:name="T116" style:parent-style-name="Standardstycketeckensnitt" style:family="text">
      <style:text-properties fo:font-size="22pt" style:font-size-asian="22pt" style:font-size-complex="22pt" style:language-complex="fa" style:country-complex="IR"/>
    </style:style>
    <style:style style:name="P117" style:parent-style-name="Normal" style:family="paragraph">
      <style:paragraph-properties style:writing-mode="rl-tb" fo:line-height="300%"/>
    </style:style>
    <style:style style:name="T118" style:parent-style-name="Standardstycketeckensnitt" style:family="text">
      <style:text-properties fo:font-weight="bold" style:font-weight-asian="bold" style:font-weight-complex="bold" fo:font-size="22pt" style:font-size-asian="22pt" style:font-size-complex="22pt" style:language-complex="fa" style:country-complex="IR"/>
    </style:style>
    <style:style style:name="P119" style:parent-style-name="Normal" style:family="paragraph">
      <style:paragraph-properties style:writing-mode="rl-tb" fo:line-height="300%"/>
    </style:style>
    <style:style style:name="T120" style:parent-style-name="Standardstycketeckensnitt" style:family="text">
      <style:text-properties fo:font-size="22pt" style:font-size-asian="22pt" style:font-size-complex="22pt" style:language-complex="fa" style:country-complex="IR"/>
    </style:style>
    <style:style style:name="T121" style:parent-style-name="Standardstycketeckensnitt" style:family="text">
      <style:text-properties fo:font-size="22pt" style:font-size-asian="22pt" style:font-size-complex="22pt" fo:language="sv" fo:country="SE" style:language-complex="fa" style:country-complex="IR"/>
    </style:style>
    <style:style style:name="T122" style:parent-style-name="Standardstycketeckensnitt" style:family="text">
      <style:text-properties fo:font-size="22pt" style:font-size-asian="22pt" style:font-size-complex="22pt" style:language-complex="fa" style:country-complex="IR"/>
    </style:style>
    <style:style style:name="P123" style:parent-style-name="Normal" style:family="paragraph">
      <style:paragraph-properties style:writing-mode="rl-tb" fo:line-height="300%"/>
    </style:style>
    <style:style style:name="T124" style:parent-style-name="Standardstycketeckensnitt" style:family="text">
      <style:text-properties fo:font-size="22pt" style:font-size-asian="22pt" style:font-size-complex="22pt" fo:language="sv" fo:country="SE" style:language-complex="fa" style:country-complex="IR"/>
    </style:style>
    <style:style style:name="T125" style:parent-style-name="Standardstycketeckensnitt" style:family="text">
      <style:text-properties fo:font-size="22pt" style:font-size-asian="22pt" style:font-size-complex="22pt" fo:language="sv" fo:country="SE" style:language-complex="fa" style:country-complex="IR"/>
    </style:style>
    <style:style style:name="T126" style:parent-style-name="Standardstycketeckensnitt" style:family="text">
      <style:text-properties fo:font-size="22pt" style:font-size-asian="22pt" style:font-size-complex="22pt" style:language-complex="fa" style:country-complex="IR"/>
    </style:style>
    <style:style style:name="T127" style:parent-style-name="Standardstycketeckensnitt" style:family="text">
      <style:text-properties fo:font-size="22pt" style:font-size-asian="22pt" style:font-size-complex="22pt" fo:language="sv" fo:country="SE" style:language-complex="fa" style:country-complex="IR"/>
    </style:style>
    <style:style style:name="T128" style:parent-style-name="Standardstycketeckensnitt" style:family="text">
      <style:text-properties fo:font-size="22pt" style:font-size-asian="22pt" style:font-size-complex="22pt" fo:language="sv" fo:country="SE" style:language-complex="fa" style:country-complex="IR"/>
    </style:style>
    <style:style style:name="P129" style:parent-style-name="Normal" style:family="paragraph">
      <style:paragraph-properties style:writing-mode="rl-tb" fo:line-height="300%"/>
    </style:style>
    <style:style style:name="T130" style:parent-style-name="Standardstycketeckensnitt" style:family="text">
      <style:text-properties fo:font-size="22pt" style:font-size-asian="22pt" style:font-size-complex="22pt" fo:language="sv" fo:country="SE" style:language-complex="fa" style:country-complex="IR"/>
    </style:style>
    <style:style style:name="T131" style:parent-style-name="Standardstycketeckensnitt" style:family="text">
      <style:text-properties fo:font-size="22pt" style:font-size-asian="22pt" style:font-size-complex="22pt" fo:language="sv" fo:country="SE" style:language-complex="fa" style:country-complex="IR"/>
    </style:style>
    <style:style style:name="T132" style:parent-style-name="Standardstycketeckensnitt" style:family="text">
      <style:text-properties fo:font-size="22pt" style:font-size-asian="22pt" style:font-size-complex="22pt" fo:language="sv" fo:country="SE" style:language-complex="fa" style:country-complex="IR"/>
    </style:style>
    <style:style style:name="T133" style:parent-style-name="Standardstycketeckensnitt" style:family="text">
      <style:text-properties fo:font-size="22pt" style:font-size-asian="22pt" style:font-size-complex="22pt" fo:language="sv" fo:country="SE" style:language-complex="fa" style:country-complex="IR"/>
    </style:style>
    <style:style style:name="T134" style:parent-style-name="Standardstycketeckensnitt" style:family="text">
      <style:text-properties fo:font-size="22pt" style:font-size-asian="22pt" style:font-size-complex="22pt" fo:language="sv" fo:country="SE" style:language-complex="fa" style:country-complex="IR"/>
    </style:style>
    <style:style style:name="T135" style:parent-style-name="Standardstycketeckensnitt" style:family="text">
      <style:text-properties fo:color="#FF0000" fo:font-size="22pt" style:font-size-asian="22pt" style:font-size-complex="22pt" fo:language="sv" fo:country="SE" style:language-complex="fa" style:country-complex="IR"/>
    </style:style>
    <style:style style:name="T136" style:parent-style-name="Standardstycketeckensnitt" style:family="text">
      <style:text-properties fo:font-size="22pt" style:font-size-asian="22pt" style:font-size-complex="22pt" fo:language="sv" fo:country="SE" style:language-complex="fa" style:country-complex="IR"/>
    </style:style>
    <style:style style:name="T137" style:parent-style-name="Standardstycketeckensnitt" style:family="text">
      <style:text-properties fo:color="#FF0000" fo:font-size="22pt" style:font-size-asian="22pt" style:font-size-complex="22pt" fo:language="sv" fo:country="SE" style:language-complex="fa" style:country-complex="IR"/>
    </style:style>
    <style:style style:name="T138" style:parent-style-name="Standardstycketeckensnitt" style:family="text">
      <style:text-properties fo:font-size="22pt" style:font-size-asian="22pt" style:font-size-complex="22pt" fo:language="sv" fo:country="SE" style:language-complex="fa" style:country-complex="IR"/>
    </style:style>
    <style:style style:name="P139" style:parent-style-name="Normal" style:family="paragraph">
      <style:paragraph-properties style:writing-mode="rl-tb" fo:line-height="300%"/>
    </style:style>
    <style:style style:name="T140" style:parent-style-name="Standardstycketeckensnitt" style:family="text">
      <style:text-properties fo:font-size="22pt" style:font-size-asian="22pt" style:font-size-complex="22pt" fo:language="sv" fo:country="SE" style:language-complex="fa" style:country-complex="IR"/>
    </style:style>
    <style:style style:name="T141" style:parent-style-name="Standardstycketeckensnitt" style:family="text">
      <style:text-properties fo:font-size="22pt" style:font-size-asian="22pt" style:font-size-complex="22pt" fo:language="sv" fo:country="SE" style:language-complex="fa" style:country-complex="IR"/>
    </style:style>
    <style:style style:name="T142" style:parent-style-name="Standardstycketeckensnitt" style:family="text">
      <style:text-properties fo:font-size="22pt" style:font-size-asian="22pt" style:font-size-complex="22pt" fo:language="sv" fo:country="SE" style:language-complex="fa" style:country-complex="IR"/>
    </style:style>
    <style:style style:name="P143" style:parent-style-name="Normal" style:family="paragraph">
      <style:paragraph-properties style:writing-mode="rl-tb" fo:line-height="300%"/>
      <style:text-properties fo:font-size="22pt" style:font-size-asian="22pt" style:font-size-complex="22pt" fo:language="sv" fo:country="SE" style:language-complex="fa" style:country-complex="IR"/>
    </style:style>
    <style:style style:name="P144" style:parent-style-name="Normal" style:family="paragraph">
      <style:paragraph-properties style:writing-mode="rl-tb" fo:line-height="300%"/>
    </style:style>
    <style:style style:name="T145" style:parent-style-name="Standardstycketeckensnitt" style:family="text">
      <style:text-properties fo:font-weight="bold" style:font-weight-asian="bold" style:font-weight-complex="bold" fo:font-size="22pt" style:font-size-asian="22pt" style:font-size-complex="22pt" fo:language="sv" fo:country="SE" style:language-complex="fa" style:country-complex="IR"/>
    </style:style>
    <style:style style:name="T146" style:parent-style-name="Standardstycketeckensnitt" style:family="text">
      <style:text-properties fo:font-weight="bold" style:font-weight-asian="bold" style:font-weight-complex="bold" fo:font-size="22pt" style:font-size-asian="22pt" style:font-size-complex="22pt" fo:language="sv" fo:country="SE" style:language-complex="fa" style:country-complex="IR"/>
    </style:style>
    <style:style style:name="P147" style:parent-style-name="Normal" style:family="paragraph">
      <style:paragraph-properties style:writing-mode="rl-tb" fo:line-height="300%"/>
    </style:style>
    <style:style style:name="T148" style:parent-style-name="Standardstycketeckensnitt" style:family="text">
      <style:text-properties fo:font-size="22pt" style:font-size-asian="22pt" style:font-size-complex="22pt" fo:language="sv" fo:country="SE" style:language-complex="fa" style:country-complex="IR"/>
    </style:style>
    <style:style style:name="T149" style:parent-style-name="Standardstycketeckensnitt" style:family="text">
      <style:text-properties fo:color="#FF0000" fo:font-size="22pt" style:font-size-asian="22pt" style:font-size-complex="22pt" fo:language="sv" fo:country="SE" style:language-complex="fa" style:country-complex="IR"/>
    </style:style>
    <style:style style:name="T150" style:parent-style-name="Standardstycketeckensnitt" style:family="text">
      <style:text-properties fo:font-size="22pt" style:font-size-asian="22pt" style:font-size-complex="22pt" fo:language="sv" fo:country="SE" style:language-complex="fa" style:country-complex="IR"/>
    </style:style>
    <style:style style:name="T151" style:parent-style-name="Standardstycketeckensnitt" style:family="text">
      <style:text-properties fo:font-size="22pt" style:font-size-asian="22pt" style:font-size-complex="22pt" fo:language="sv" fo:country="SE" style:language-complex="fa" style:country-complex="IR"/>
    </style:style>
    <style:style style:name="T152" style:parent-style-name="Standardstycketeckensnitt" style:family="text">
      <style:text-properties fo:font-size="22pt" style:font-size-asian="22pt" style:font-size-complex="22pt" fo:language="sv" fo:country="SE" style:language-complex="fa" style:country-complex="IR"/>
    </style:style>
    <style:style style:name="P153" style:parent-style-name="Normal" style:family="paragraph">
      <style:paragraph-properties style:writing-mode="rl-tb" fo:line-height="300%"/>
      <style:text-properties fo:font-size="22pt" style:font-size-asian="22pt" style:font-size-complex="22pt" fo:language="sv" fo:country="SE" style:language-complex="fa" style:country-complex="IR"/>
    </style:style>
    <style:style style:name="P154" style:parent-style-name="Normal" style:family="paragraph">
      <style:paragraph-properties style:writing-mode="rl-tb" fo:line-height="300%"/>
      <style:text-properties fo:font-size="22pt" style:font-size-asian="22pt" style:font-size-complex="22pt" fo:language="sv" fo:country="SE" style:language-complex="fa" style:country-complex="IR"/>
    </style:style>
    <style:style style:name="P155" style:parent-style-name="Normal" style:family="paragraph">
      <style:paragraph-properties style:writing-mode="rl-tb" fo:line-height="300%"/>
    </style:style>
    <style:style style:name="T156" style:parent-style-name="Standardstycketeckensnitt" style:family="text">
      <style:text-properties fo:font-size="22pt" style:font-size-asian="22pt" style:font-size-complex="22pt" style:language-complex="fa" style:country-complex="IR"/>
    </style:style>
    <style:style style:name="T157" style:parent-style-name="Standardstycketeckensnitt" style:family="text">
      <style:text-properties fo:font-size="22pt" style:font-size-asian="22pt" style:font-size-complex="22pt" fo:language="sv" fo:country="SE" style:language-complex="fa" style:country-complex="IR"/>
    </style:style>
    <style:style style:name="T158" style:parent-style-name="Standardstycketeckensnitt" style:family="text">
      <style:text-properties fo:font-size="22pt" style:font-size-asian="22pt" style:font-size-complex="22pt" fo:language="sv" fo:country="SE" style:language-complex="fa" style:country-complex="IR"/>
    </style:style>
    <style:style style:name="T159" style:parent-style-name="Standardstycketeckensnitt" style:family="text">
      <style:text-properties fo:font-size="22pt" style:font-size-asian="22pt" style:font-size-complex="22pt" style:language-complex="fa" style:country-complex="IR"/>
    </style:style>
    <style:style style:name="T160" style:parent-style-name="Standardstycketeckensnitt" style:family="text">
      <style:text-properties fo:font-size="22pt" style:font-size-asian="22pt" style:font-size-complex="22pt" fo:language="sv" fo:country="SE" style:language-complex="fa" style:country-complex="IR"/>
    </style:style>
    <style:style style:name="T161" style:parent-style-name="Standardstycketeckensnitt" style:family="text">
      <style:text-properties fo:font-size="22pt" style:font-size-asian="22pt" style:font-size-complex="22pt" fo:language="sv" fo:country="SE" style:language-complex="fa" style:country-complex="IR"/>
    </style:style>
    <style:style style:name="P162" style:parent-style-name="Normal" style:family="paragraph">
      <style:paragraph-properties style:writing-mode="rl-tb" fo:line-height="300%"/>
      <style:text-properties fo:font-size="22pt" style:font-size-asian="22pt" style:font-size-complex="22pt" fo:language="sv" fo:country="SE" style:language-complex="fa" style:country-complex="IR"/>
    </style:style>
    <style:style style:name="P163" style:parent-style-name="Normal" style:family="paragraph">
      <style:paragraph-properties style:writing-mode="rl-tb" fo:line-height="300%"/>
    </style:style>
    <style:style style:name="T164" style:parent-style-name="Standardstycketeckensnitt" style:family="text">
      <style:text-properties fo:font-size="22pt" style:font-size-asian="22pt" style:font-size-complex="22pt" style:language-complex="fa" style:country-complex="IR"/>
    </style:style>
    <style:style style:name="T165" style:parent-style-name="Standardstycketeckensnitt" style:family="text">
      <style:text-properties fo:font-size="22pt" style:font-size-asian="22pt" style:font-size-complex="22pt" fo:language="sv" fo:country="SE" style:language-complex="fa" style:country-complex="IR"/>
    </style:style>
    <style:style style:name="T166" style:parent-style-name="Standardstycketeckensnitt" style:family="text">
      <style:text-properties fo:font-size="22pt" style:font-size-asian="22pt" style:font-size-complex="22pt" fo:language="sv" fo:country="SE" style:language-complex="fa" style:country-complex="IR"/>
    </style:style>
    <style:style style:name="T167" style:parent-style-name="Standardstycketeckensnitt" style:family="text">
      <style:text-properties fo:font-size="22pt" style:font-size-asian="22pt" style:font-size-complex="22pt" style:language-complex="fa" style:country-complex="IR"/>
    </style:style>
    <style:style style:name="T168" style:parent-style-name="Standardstycketeckensnitt" style:family="text">
      <style:text-properties fo:font-size="22pt" style:font-size-asian="22pt" style:font-size-complex="22pt" style:language-complex="fa" style:country-complex="IR"/>
    </style:style>
    <style:style style:name="T169" style:parent-style-name="Standardstycketeckensnitt" style:family="text">
      <style:text-properties style:font-name="Arial" style:font-name-asian="Times New Roman" fo:color="#222222" fo:font-size="22pt" style:font-size-asian="22pt" style:font-size-complex="22pt" style:language-asian="en" style:country-asian="GB"/>
    </style:style>
    <style:style style:name="T170" style:parent-style-name="Standardstycketeckensnitt" style:family="text">
      <style:text-properties style:font-name="Arial" style:font-name-asian="Times New Roman" fo:color="#222222" fo:font-size="22pt" style:font-size-asian="22pt" style:font-size-complex="22pt" style:language-asian="en" style:country-asian="GB" style:language-complex="fa" style:country-complex="IR"/>
    </style:style>
    <style:style style:name="T171" style:parent-style-name="Standardstycketeckensnitt" style:family="text">
      <style:text-properties style:font-name="Arial" style:font-name-asian="Times New Roman" fo:color="#222222" fo:font-size="22pt" style:font-size-asian="22pt" style:font-size-complex="22pt" style:language-asian="en" style:country-asian="GB"/>
    </style:style>
    <style:style style:name="T172" style:parent-style-name="Standardstycketeckensnitt" style:family="text">
      <style:text-properties style:font-name="Arial" style:font-name-asian="Times New Roman" fo:color="#222222" fo:font-size="22pt" style:font-size-asian="22pt" style:font-size-complex="22pt" style:language-asian="en" style:country-asian="GB" style:language-complex="fa" style:country-complex="IR"/>
    </style:style>
    <style:style style:name="T173" style:parent-style-name="Standardstycketeckensnitt" style:family="text">
      <style:text-properties style:font-name="Arial" style:font-name-asian="Times New Roman" fo:color="#222222" fo:font-size="22pt" style:font-size-asian="22pt" style:font-size-complex="22pt" style:language-asian="en" style:country-asian="GB"/>
    </style:style>
    <style:style style:name="T174" style:parent-style-name="Standardstycketeckensnitt" style:family="text">
      <style:text-properties style:font-name="Arial" style:font-name-asian="Times New Roman" fo:color="#222222" fo:font-size="22pt" style:font-size-asian="22pt" style:font-size-complex="22pt" style:language-asian="en" style:country-asian="GB"/>
    </style:style>
    <style:style style:name="T175" style:parent-style-name="Standardstycketeckensnitt" style:family="text">
      <style:text-properties style:font-name="Arial" style:font-name-asian="Times New Roman" fo:color="#222222" fo:font-size="22pt" style:font-size-asian="22pt" style:font-size-complex="22pt" style:language-asian="en" style:country-asian="GB" style:language-complex="fa" style:country-complex="IR"/>
    </style:style>
    <style:style style:name="P176" style:parent-style-name="Liststycke" style:list-style-name="LFO1" style:family="paragraph">
      <style:paragraph-properties style:writing-mode="rl-tb" fo:line-height="300%"/>
    </style:style>
    <style:style style:name="T177" style:parent-style-name="Standardstycketeckensnitt" style:family="text">
      <style:text-properties style:font-name="Arial" style:font-name-asian="Times New Roman" fo:color="#222222" fo:font-size="22pt" style:font-size-asian="22pt" style:font-size-complex="22pt" style:language-asian="en" style:country-asian="GB" style:language-complex="fa" style:country-complex="IR"/>
    </style:style>
    <style:style style:name="P178" style:parent-style-name="Liststycke" style:list-style-name="LFO1" style:family="paragraph">
      <style:paragraph-properties style:writing-mode="rl-tb" fo:line-height="300%"/>
    </style:style>
    <style:style style:name="T179" style:parent-style-name="Standardstycketeckensnitt" style:family="text">
      <style:text-properties style:font-name="Arial" style:font-name-asian="Times New Roman" fo:color="#222222" fo:font-size="22pt" style:font-size-asian="22pt" style:font-size-complex="22pt" style:language-asian="en" style:country-asian="GB" style:language-complex="fa" style:country-complex="IR"/>
    </style:style>
    <style:style style:name="P180" style:parent-style-name="Liststycke" style:list-style-name="LFO1" style:family="paragraph">
      <style:paragraph-properties style:writing-mode="rl-tb" fo:line-height="300%"/>
    </style:style>
    <style:style style:name="T181" style:parent-style-name="Standardstycketeckensnitt" style:family="text">
      <style:text-properties style:font-name="Arial" style:font-name-asian="Times New Roman" fo:color="#222222" fo:font-size="22pt" style:font-size-asian="22pt" style:font-size-complex="22pt" style:language-asian="en" style:country-asian="GB" style:language-complex="fa" style:country-complex="IR"/>
    </style:style>
    <style:style style:name="P182" style:parent-style-name="Liststycke" style:list-style-name="LFO1" style:family="paragraph">
      <style:paragraph-properties style:writing-mode="rl-tb" fo:line-height="300%"/>
    </style:style>
    <style:style style:name="T183" style:parent-style-name="Standardstycketeckensnitt" style:family="text">
      <style:text-properties style:font-name="Arial" style:font-name-asian="Times New Roman" fo:color="#222222" fo:font-size="22pt" style:font-size-asian="22pt" style:font-size-complex="22pt" style:language-asian="en" style:country-asian="GB" style:language-complex="fa" style:country-complex="IR"/>
    </style:style>
    <style:style style:name="P184" style:parent-style-name="Liststycke" style:list-style-name="LFO1" style:family="paragraph">
      <style:paragraph-properties style:writing-mode="rl-tb" fo:line-height="300%"/>
    </style:style>
    <style:style style:name="T185" style:parent-style-name="Standardstycketeckensnitt" style:family="text">
      <style:text-properties style:font-name="Arial" style:font-name-asian="Times New Roman" fo:color="#222222" fo:font-size="22pt" style:font-size-asian="22pt" style:font-size-complex="22pt" style:language-asian="en" style:country-asian="GB" style:language-complex="fa" style:country-complex="IR"/>
    </style:style>
    <style:style style:name="P186" style:parent-style-name="Liststycke" style:list-style-name="LFO1" style:family="paragraph">
      <style:paragraph-properties style:writing-mode="rl-tb" fo:line-height="300%"/>
    </style:style>
    <style:style style:name="T187" style:parent-style-name="Standardstycketeckensnitt" style:family="text">
      <style:text-properties style:font-name="Arial" style:font-name-asian="Times New Roman" fo:color="#222222" fo:font-size="22pt" style:font-size-asian="22pt" style:font-size-complex="22pt" style:language-asian="en" style:country-asian="GB" style:language-complex="fa" style:country-complex="IR"/>
    </style:style>
    <style:style style:name="P188" style:parent-style-name="Normal" style:family="paragraph">
      <style:paragraph-properties style:writing-mode="rl-tb" fo:line-height="300%"/>
      <style:text-properties style:font-name="Arial" style:font-name-asian="Times New Roman" fo:color="#222222" fo:font-size="22pt" style:font-size-asian="22pt" style:font-size-complex="22pt" fo:language="sv" fo:country="SE" style:language-asian="en" style:country-asian="GB" style:language-complex="fa" style:country-complex="IR"/>
    </style:style>
    <style:style style:name="P189" style:parent-style-name="Liststycke" style:list-style-name="LFO1" style:family="paragraph">
      <style:paragraph-properties style:writing-mode="rl-tb" fo:line-height="300%"/>
    </style:style>
    <style:style style:name="T190" style:parent-style-name="Standardstycketeckensnitt" style:family="text">
      <style:text-properties style:font-name="Arial" style:font-name-asian="Times New Roman" fo:color="#222222" fo:font-size="22pt" style:font-size-asian="22pt" style:font-size-complex="22pt" style:language-asian="en" style:country-asian="GB" style:language-complex="fa" style:country-complex="IR"/>
    </style:style>
    <style:style style:name="P191" style:parent-style-name="Liststycke" style:list-style-name="LFO1" style:family="paragraph">
      <style:paragraph-properties style:writing-mode="rl-tb" fo:line-height="300%"/>
    </style:style>
    <style:style style:name="T192" style:parent-style-name="Standardstycketeckensnitt" style:family="text">
      <style:text-properties style:font-name="Arial" style:font-name-asian="Times New Roman" fo:color="#222222" fo:font-size="22pt" style:font-size-asian="22pt" style:font-size-complex="22pt" style:language-asian="en" style:country-asian="GB" style:language-complex="fa" style:country-complex="IR"/>
    </style:style>
    <style:style style:name="P193" style:parent-style-name="Liststycke" style:list-style-name="LFO1" style:family="paragraph">
      <style:paragraph-properties style:writing-mode="rl-tb" fo:line-height="300%"/>
    </style:style>
    <style:style style:name="T194" style:parent-style-name="Standardstycketeckensnitt" style:family="text">
      <style:text-properties style:font-name="Arial" style:font-name-asian="Times New Roman" fo:color="#222222" fo:font-size="22pt" style:font-size-asian="22pt" style:font-size-complex="22pt" style:language-asian="en" style:country-asian="GB"/>
    </style:style>
    <style:style style:name="P195" style:parent-style-name="Liststycke" style:list-style-name="LFO1" style:family="paragraph">
      <style:paragraph-properties style:writing-mode="rl-tb" fo:line-height="300%"/>
    </style:style>
    <style:style style:name="T196" style:parent-style-name="Standardstycketeckensnitt" style:family="text">
      <style:text-properties style:font-name="Arial" style:font-name-asian="Times New Roman" fo:color="#222222" fo:font-size="22pt" style:font-size-asian="22pt" style:font-size-complex="22pt" style:language-asian="en" style:country-asian="GB"/>
    </style:style>
    <style:style style:name="T197" style:parent-style-name="Standardstycketeckensnitt" style:family="text">
      <style:text-properties style:font-name="Arial" style:font-name-asian="Times New Roman" fo:color="#FF0000" fo:font-size="22pt" style:font-size-asian="22pt" style:font-size-complex="22pt" style:language-asian="en" style:country-asian="GB"/>
    </style:style>
    <style:style style:name="T198" style:parent-style-name="Standardstycketeckensnitt" style:family="text">
      <style:text-properties style:font-name="Arial" style:font-name-asian="Times New Roman" fo:color="#222222" fo:font-size="22pt" style:font-size-asian="22pt" style:font-size-complex="22pt" style:language-asian="en" style:country-asian="GB"/>
    </style:style>
    <style:style style:name="T199" style:parent-style-name="Standardstycketeckensnitt" style:family="text">
      <style:text-properties style:font-name="Arial" style:font-name-asian="Times New Roman" fo:color="#222222" fo:font-size="22pt" style:font-size-asian="22pt" style:font-size-complex="22pt" fo:language="sv" fo:country="SE" style:language-asian="en" style:country-asian="GB"/>
    </style:style>
    <style:style style:name="T200" style:parent-style-name="Standardstycketeckensnitt" style:family="text">
      <style:text-properties style:font-name="Arial" style:font-name-asian="Times New Roman" fo:color="#222222" fo:font-size="22pt" style:font-size-asian="22pt" style:font-size-complex="22pt" style:language-asian="en" style:country-asian="GB"/>
    </style:style>
    <style:style style:name="P201" style:parent-style-name="Normal" style:family="paragraph">
      <style:paragraph-properties style:writing-mode="rl-tb" fo:line-height="300%"/>
    </style:style>
    <style:style style:name="T202" style:parent-style-name="Standardstycketeckensnitt" style:family="text">
      <style:text-properties style:font-name="Arial" style:font-name-asian="Times New Roman" fo:font-weight="bold" style:font-weight-asian="bold" style:font-weight-complex="bold" fo:color="#222222" fo:font-size="22pt" style:font-size-asian="22pt" style:font-size-complex="22pt" style:language-asian="en" style:country-asian="GB" style:language-complex="fa" style:country-complex="IR"/>
    </style:style>
    <style:style style:name="T203" style:parent-style-name="Standardstycketeckensnitt" style:family="text">
      <style:text-properties style:font-name="Arial" style:font-name-asian="Times New Roman" fo:color="#222222" fo:font-size="22pt" style:font-size-asian="22pt" style:font-size-complex="22pt" style:language-asian="en" style:country-asian="GB" style:language-complex="fa" style:country-complex="IR"/>
    </style:style>
    <style:style style:name="T204" style:parent-style-name="Standardstycketeckensnitt" style:family="text">
      <style:text-properties style:font-name="Arial" style:font-name-asian="Times New Roman" fo:color="#222222" fo:font-size="22pt" style:font-size-asian="22pt" style:font-size-complex="22pt" style:language-asian="en" style:country-asian="GB" style:language-complex="fa" style:country-complex="IR"/>
    </style:style>
    <style:style style:name="T205" style:parent-style-name="Standardstycketeckensnitt" style:family="text">
      <style:text-properties style:font-name="Arial" style:font-name-asian="Times New Roman" fo:color="#222222" fo:font-size="22pt" style:font-size-asian="22pt" style:font-size-complex="22pt" style:language-asian="en" style:country-asian="GB" style:language-complex="fa" style:country-complex="IR"/>
    </style:style>
    <style:style style:name="P206" style:parent-style-name="Normal" style:family="paragraph">
      <style:paragraph-properties style:writing-mode="rl-tb" fo:line-height="300%"/>
      <style:text-properties fo:font-size="22pt" style:font-size-asian="22pt" style:font-size-complex="22pt"/>
    </style:style>
    <style:style style:name="P207" style:parent-style-name="Normal" style:family="paragraph">
      <style:paragraph-properties style:writing-mode="rl-tb" fo:line-height="300%"/>
    </style:style>
    <style:style style:name="T208" style:parent-style-name="Standardstycketeckensnitt" style:family="text">
      <style:text-properties fo:font-size="22pt" style:font-size-asian="22pt" style:font-size-complex="22pt"/>
    </style:style>
    <style:style style:name="T209" style:parent-style-name="Standardstycketeckensnitt" style:family="text">
      <style:text-properties fo:font-size="22pt" style:font-size-asian="22pt" style:font-size-complex="22pt" style:language-complex="fa" style:country-complex="IR"/>
    </style:style>
    <style:style style:name="P210" style:parent-style-name="Normal" style:family="paragraph">
      <style:paragraph-properties style:writing-mode="rl-tb" fo:line-height="300%"/>
    </style:style>
    <style:style style:name="T211" style:parent-style-name="Standardstycketeckensnitt" style:family="text">
      <style:text-properties fo:font-size="22pt" style:font-size-asian="22pt" style:font-size-complex="22pt"/>
    </style:style>
    <style:style style:name="T212" style:parent-style-name="Standardstycketeckensnitt" style:family="text">
      <style:text-properties fo:font-size="22pt" style:font-size-asian="22pt" style:font-size-complex="22pt"/>
    </style:style>
    <style:style style:name="T213" style:parent-style-name="Standardstycketeckensnitt" style:family="text">
      <style:text-properties fo:font-size="22pt" style:font-size-asian="22pt" style:font-size-complex="22pt" style:language-complex="fa" style:country-complex="IR"/>
    </style:style>
    <style:style style:name="T214" style:parent-style-name="Standardstycketeckensnitt" style:family="text">
      <style:text-properties fo:font-size="22pt" style:font-size-asian="22pt" style:font-size-complex="22pt"/>
    </style:style>
    <style:style style:name="P215" style:parent-style-name="Liststycke" style:list-style-name="LFO2" style:family="paragraph">
      <style:paragraph-properties style:writing-mode="rl-tb" fo:line-height="300%"/>
    </style:style>
    <style:style style:name="T216" style:parent-style-name="Standardstycketeckensnitt" style:family="text">
      <style:text-properties fo:font-size="22pt" style:font-size-asian="22pt" style:font-size-complex="22pt" style:language-complex="fa" style:country-complex="IR"/>
    </style:style>
    <style:style style:name="P217" style:parent-style-name="Liststycke" style:list-style-name="LFO2" style:family="paragraph">
      <style:paragraph-properties style:writing-mode="rl-tb" fo:line-height="300%"/>
    </style:style>
    <style:style style:name="T218" style:parent-style-name="Standardstycketeckensnitt" style:family="text">
      <style:text-properties fo:font-size="22pt" style:font-size-asian="22pt" style:font-size-complex="22pt" style:language-complex="fa" style:country-complex="IR"/>
    </style:style>
    <style:style style:name="T219" style:parent-style-name="Standardstycketeckensnitt" style:family="text">
      <style:text-properties fo:font-size="22pt" style:font-size-asian="22pt" style:font-size-complex="22pt" style:language-complex="fa" style:country-complex="IR"/>
    </style:style>
    <style:style style:name="P220" style:parent-style-name="Liststycke" style:list-style-name="LFO2" style:family="paragraph">
      <style:paragraph-properties style:writing-mode="rl-tb" fo:line-height="300%"/>
    </style:style>
    <style:style style:name="T221" style:parent-style-name="Standardstycketeckensnitt" style:family="text">
      <style:text-properties fo:font-size="22pt" style:font-size-asian="22pt" style:font-size-complex="22pt" style:language-complex="fa" style:country-complex="IR"/>
    </style:style>
    <style:style style:name="P222" style:parent-style-name="Liststycke" style:list-style-name="LFO2" style:family="paragraph">
      <style:paragraph-properties style:writing-mode="rl-tb" fo:line-height="300%"/>
    </style:style>
    <style:style style:name="T223" style:parent-style-name="Standardstycketeckensnitt" style:family="text">
      <style:text-properties fo:font-size="22pt" style:font-size-asian="22pt" style:font-size-complex="22pt" style:language-complex="fa" style:country-complex="IR"/>
    </style:style>
    <style:style style:name="T224" style:parent-style-name="Standardstycketeckensnitt" style:family="text">
      <style:text-properties fo:color="#FF0000" fo:font-size="22pt" style:font-size-asian="22pt" style:font-size-complex="22pt" style:language-complex="fa" style:country-complex="IR"/>
    </style:style>
    <style:style style:name="T225" style:parent-style-name="Standardstycketeckensnitt" style:family="text">
      <style:text-properties fo:font-size="22pt" style:font-size-asian="22pt" style:font-size-complex="22pt" style:language-complex="fa" style:country-complex="IR"/>
    </style:style>
    <style:style style:name="T226" style:parent-style-name="Standardstycketeckensnitt" style:family="text">
      <style:text-properties fo:font-size="22pt" style:font-size-asian="22pt" style:font-size-complex="22pt" style:language-complex="fa" style:country-complex="IR"/>
    </style:style>
    <style:style style:name="T227" style:parent-style-name="Standardstycketeckensnitt" style:family="text">
      <style:text-properties fo:font-size="22pt" style:font-size-asian="22pt" style:font-size-complex="22pt" style:language-complex="fa" style:country-complex="IR"/>
    </style:style>
    <style:style style:name="P228" style:parent-style-name="Normal" style:family="paragraph">
      <style:paragraph-properties style:writing-mode="rl-tb" fo:line-height="300%"/>
    </style:style>
    <style:style style:name="T229" style:parent-style-name="Standardstycketeckensnitt" style:family="text">
      <style:text-properties fo:font-size="22pt" style:font-size-asian="22pt" style:font-size-complex="22pt" style:language-complex="fa" style:country-complex="IR"/>
    </style:style>
    <style:style style:name="P230" style:parent-style-name="Normal" style:family="paragraph">
      <style:paragraph-properties style:writing-mode="rl-tb" fo:line-height="300%"/>
      <style:text-properties fo:font-size="22pt" style:font-size-asian="22pt" style:font-size-complex="22pt" style:language-complex="fa" style:country-complex="IR"/>
    </style:style>
    <style:style style:name="P231" style:parent-style-name="Normal" style:family="paragraph">
      <style:paragraph-properties style:writing-mode="rl-tb" fo:line-height="300%"/>
    </style:style>
    <style:style style:name="T232" style:parent-style-name="Standardstycketeckensnitt" style:family="text">
      <style:text-properties fo:font-weight="bold" style:font-weight-asian="bold" style:font-weight-complex="bold" fo:font-size="22pt" style:font-size-asian="22pt" style:font-size-complex="22pt" style:language-complex="fa" style:country-complex="IR"/>
    </style:style>
    <style:style style:name="P233" style:parent-style-name="Normal" style:family="paragraph">
      <style:paragraph-properties style:writing-mode="rl-tb" fo:line-height="300%"/>
    </style:style>
    <style:style style:name="T234" style:parent-style-name="Standardstycketeckensnitt" style:family="text">
      <style:text-properties fo:font-size="22pt" style:font-size-asian="22pt" style:font-size-complex="22pt" style:language-complex="fa" style:country-complex="IR"/>
    </style:style>
    <style:style style:name="T235" style:parent-style-name="Standardstycketeckensnitt" style:family="text">
      <style:text-properties fo:font-size="22pt" style:font-size-asian="22pt" style:font-size-complex="22pt" style:language-complex="fa" style:country-complex="IR"/>
    </style:style>
    <style:style style:name="P236" style:parent-style-name="Normal" style:family="paragraph">
      <style:paragraph-properties style:writing-mode="rl-tb" fo:line-height="300%"/>
    </style:style>
    <style:style style:name="T237" style:parent-style-name="Standardstycketeckensnitt" style:family="text">
      <style:text-properties fo:font-weight="bold" style:font-weight-asian="bold" style:font-weight-complex="bold" fo:font-size="22pt" style:font-size-asian="22pt" style:font-size-complex="22pt" style:language-complex="fa" style:country-complex="IR"/>
    </style:style>
    <style:style style:name="T238" style:parent-style-name="Standardstycketeckensnitt" style:family="text">
      <style:text-properties fo:font-size="22pt" style:font-size-asian="22pt" style:font-size-complex="22pt" style:language-complex="fa" style:country-complex="IR"/>
    </style:style>
    <style:style style:name="T239" style:parent-style-name="Standardstycketeckensnitt" style:family="text">
      <style:text-properties style:font-name="Arial" style:font-name-asian="Times New Roman" fo:color="#222222" fo:font-size="22pt" style:font-size-asian="22pt" style:font-size-complex="22pt" style:language-asian="en" style:country-asian="GB"/>
    </style:style>
    <style:style style:name="T240" style:parent-style-name="Standardstycketeckensnitt" style:family="text">
      <style:text-properties style:font-name="Arial" style:font-name-asian="Times New Roman" fo:color="#222222" fo:font-size="22pt" style:font-size-asian="22pt" style:font-size-complex="22pt" style:language-asian="en" style:country-asian="GB" style:language-complex="fa" style:country-complex="IR"/>
    </style:style>
    <style:style style:name="T241" style:parent-style-name="Standardstycketeckensnitt" style:family="text">
      <style:text-properties style:font-name="Arial" style:font-name-asian="Times New Roman" fo:color="#222222" fo:font-size="22pt" style:font-size-asian="22pt" style:font-size-complex="22pt" style:language-asian="en" style:country-asian="GB" style:language-complex="fa" style:country-complex="IR"/>
    </style:style>
    <style:style style:name="P242" style:parent-style-name="Normal" style:family="paragraph">
      <style:paragraph-properties style:writing-mode="rl-tb" fo:line-height="300%"/>
      <style:text-properties fo:font-size="22pt" style:font-size-asian="22pt" style:font-size-complex="22pt" style:language-complex="fa" style:country-complex="IR"/>
    </style:style>
    <style:style style:name="P243" style:parent-style-name="Normal" style:family="paragraph">
      <style:paragraph-properties style:writing-mode="rl-tb" fo:line-height="300%"/>
    </style:style>
    <style:style style:name="T244" style:parent-style-name="Standardstycketeckensnitt" style:family="text">
      <style:text-properties fo:font-weight="bold" style:font-weight-asian="bold" style:font-weight-complex="bold" fo:font-size="22pt" style:font-size-asian="22pt" style:font-size-complex="22pt" style:language-complex="fa" style:country-complex="IR"/>
    </style:style>
    <style:style style:name="T245" style:parent-style-name="Standardstycketeckensnitt" style:family="text">
      <style:text-properties fo:font-size="22pt" style:font-size-asian="22pt" style:font-size-complex="22pt" style:language-complex="fa" style:country-complex="IR"/>
    </style:style>
    <style:style style:name="T246" style:parent-style-name="Standardstycketeckensnitt" style:family="text">
      <style:text-properties fo:font-size="22pt" style:font-size-asian="22pt" style:font-size-complex="22pt" style:language-complex="fa" style:country-complex="IR"/>
    </style:style>
    <style:style style:name="T247" style:parent-style-name="Standardstycketeckensnitt" style:family="text">
      <style:text-properties fo:font-size="22pt" style:font-size-asian="22pt" style:font-size-complex="22pt" style:language-complex="fa" style:country-complex="IR"/>
    </style:style>
    <style:style style:name="P248" style:parent-style-name="Normal" style:family="paragraph">
      <style:paragraph-properties style:writing-mode="rl-tb" fo:line-height="300%"/>
    </style:style>
    <style:style style:name="T249" style:parent-style-name="Standardstycketeckensnitt" style:family="text">
      <style:text-properties fo:font-weight="bold" style:font-weight-asian="bold" style:font-weight-complex="bold" fo:font-size="22pt" style:font-size-asian="22pt" style:font-size-complex="22pt" style:language-complex="fa" style:country-complex="IR"/>
    </style:style>
    <style:style style:name="T250" style:parent-style-name="Standardstycketeckensnitt" style:family="text">
      <style:text-properties fo:font-size="22pt" style:font-size-asian="22pt" style:font-size-complex="22pt" style:language-complex="fa" style:country-complex="IR"/>
    </style:style>
    <style:style style:name="T251" style:parent-style-name="Standardstycketeckensnitt" style:family="text">
      <style:text-properties fo:font-weight="bold" style:font-weight-asian="bold" style:font-weight-complex="bold" fo:font-size="22pt" style:font-size-asian="22pt" style:font-size-complex="22pt" style:language-complex="fa" style:country-complex="IR"/>
    </style:style>
    <style:style style:name="T252" style:parent-style-name="Standardstycketeckensnitt" style:family="text">
      <style:text-properties fo:font-size="22pt" style:font-size-asian="22pt" style:font-size-complex="22pt" style:language-complex="fa" style:country-complex="IR"/>
    </style:style>
    <style:style style:name="T253" style:parent-style-name="Standardstycketeckensnitt" style:family="text">
      <style:text-properties fo:font-size="22pt" style:font-size-asian="22pt" style:font-size-complex="22pt" style:language-complex="fa" style:country-complex="IR"/>
    </style:style>
    <style:style style:name="T254" style:parent-style-name="Standardstycketeckensnitt" style:family="text">
      <style:text-properties fo:font-size="22pt" style:font-size-asian="22pt" style:font-size-complex="22pt" style:language-complex="fa" style:country-complex="IR"/>
    </style:style>
    <style:style style:name="T255" style:parent-style-name="Standardstycketeckensnitt" style:family="text">
      <style:text-properties fo:font-size="22pt" style:font-size-asian="22pt" style:font-size-complex="22pt" style:language-complex="fa" style:country-complex="IR"/>
    </style:style>
    <style:style style:name="T256" style:parent-style-name="Standardstycketeckensnitt" style:family="text">
      <style:text-properties fo:font-size="22pt" style:font-size-asian="22pt" style:font-size-complex="22pt" style:language-complex="fa" style:country-complex="IR"/>
    </style:style>
    <style:style style:name="T257" style:parent-style-name="Standardstycketeckensnitt" style:family="text">
      <style:text-properties fo:font-size="22pt" style:font-size-asian="22pt" style:font-size-complex="22pt" style:language-complex="fa" style:country-complex="IR"/>
    </style:style>
    <style:style style:name="T258" style:parent-style-name="Standardstycketeckensnitt" style:family="text">
      <style:text-properties fo:font-size="22pt" style:font-size-asian="22pt" style:font-size-complex="22pt" style:language-complex="fa" style:country-complex="IR"/>
    </style:style>
    <style:style style:name="P259" style:parent-style-name="Normal" style:family="paragraph">
      <style:paragraph-properties style:writing-mode="rl-tb" fo:line-height="300%"/>
    </style:style>
    <style:style style:name="T260" style:parent-style-name="Standardstycketeckensnitt" style:family="text">
      <style:text-properties fo:font-weight="bold" style:font-weight-asian="bold" style:font-weight-complex="bold" fo:font-size="22pt" style:font-size-asian="22pt" style:font-size-complex="22pt" style:language-complex="fa" style:country-complex="IR"/>
    </style:style>
    <style:style style:name="P261" style:parent-style-name="Normal" style:family="paragraph">
      <style:paragraph-properties style:writing-mode="rl-tb" fo:line-height="300%"/>
    </style:style>
    <style:style style:name="T262" style:parent-style-name="Standardstycketeckensnitt" style:family="text">
      <style:text-properties fo:font-size="22pt" style:font-size-asian="22pt" style:font-size-complex="22pt" style:language-complex="fa" style:country-complex="IR"/>
    </style:style>
    <style:style style:name="T263" style:parent-style-name="Standardstycketeckensnitt" style:family="text">
      <style:text-properties fo:font-size="22pt" style:font-size-asian="22pt" style:font-size-complex="22pt" style:language-complex="fa" style:country-complex="IR"/>
    </style:style>
    <style:style style:name="P264" style:parent-style-name="Normal" style:family="paragraph">
      <style:paragraph-properties style:writing-mode="rl-tb" fo:line-height="300%"/>
    </style:style>
    <style:style style:name="T265" style:parent-style-name="Standardstycketeckensnitt" style:family="text">
      <style:text-properties fo:font-weight="bold" style:font-weight-asian="bold" style:font-weight-complex="bold" fo:font-size="22pt" style:font-size-asian="22pt" style:font-size-complex="22pt" style:language-complex="fa" style:country-complex="IR"/>
    </style:style>
    <style:style style:name="T266" style:parent-style-name="Standardstycketeckensnitt" style:family="text">
      <style:text-properties fo:font-size="22pt" style:font-size-asian="22pt" style:font-size-complex="22pt" style:language-complex="fa" style:country-complex="IR"/>
    </style:style>
    <style:style style:name="T267" style:parent-style-name="Standardstycketeckensnitt" style:family="text">
      <style:text-properties fo:font-size="22pt" style:font-size-asian="22pt" style:font-size-complex="22pt" style:language-complex="fa" style:country-complex="IR"/>
    </style:style>
    <style:style style:name="T268" style:parent-style-name="Standardstycketeckensnitt" style:family="text">
      <style:text-properties fo:font-size="22pt" style:font-size-asian="22pt" style:font-size-complex="22pt" fo:language="sv" fo:country="SE" style:language-complex="fa" style:country-complex="IR"/>
    </style:style>
    <style:style style:name="T269" style:parent-style-name="Standardstycketeckensnitt" style:family="text">
      <style:text-properties fo:font-size="22pt" style:font-size-asian="22pt" style:font-size-complex="22pt" style:language-complex="fa" style:country-complex="IR"/>
    </style:style>
    <style:style style:name="T270" style:parent-style-name="Standardstycketeckensnitt" style:family="text">
      <style:text-properties fo:font-size="22pt" style:font-size-asian="22pt" style:font-size-complex="22pt" fo:language="sv" fo:country="SE" style:language-complex="fa" style:country-complex="IR"/>
    </style:style>
    <style:style style:name="T271" style:parent-style-name="Standardstycketeckensnitt" style:family="text">
      <style:text-properties fo:font-size="22pt" style:font-size-asian="22pt" style:font-size-complex="22pt" style:language-complex="fa" style:country-complex="IR"/>
    </style:style>
    <style:style style:name="T272" style:parent-style-name="Standardstycketeckensnitt" style:family="text">
      <style:text-properties fo:font-size="22pt" style:font-size-asian="22pt" style:font-size-complex="22pt" fo:language="sv" fo:country="SE" style:language-complex="fa" style:country-complex="IR"/>
    </style:style>
    <style:style style:name="T273" style:parent-style-name="Standardstycketeckensnitt" style:family="text">
      <style:text-properties fo:font-size="22pt" style:font-size-asian="22pt" style:font-size-complex="22pt" style:language-complex="fa" style:country-complex="IR"/>
    </style:style>
    <style:style style:name="T274" style:parent-style-name="Standardstycketeckensnitt" style:family="text">
      <style:text-properties fo:font-size="22pt" style:font-size-asian="22pt" style:font-size-complex="22pt" fo:language="sv" fo:country="SE" style:language-complex="fa" style:country-complex="IR"/>
    </style:style>
    <style:style style:name="T275" style:parent-style-name="Standardstycketeckensnitt" style:family="text">
      <style:text-properties fo:font-size="22pt" style:font-size-asian="22pt" style:font-size-complex="22pt" fo:language="sv" fo:country="SE" style:language-complex="fa" style:country-complex="IR"/>
    </style:style>
    <style:style style:name="T276" style:parent-style-name="Standardstycketeckensnitt" style:family="text">
      <style:text-properties fo:font-size="22pt" style:font-size-asian="22pt" style:font-size-complex="22pt" fo:language="sv" fo:country="SE" style:language-complex="fa" style:country-complex="IR"/>
    </style:style>
    <style:style style:name="P277" style:parent-style-name="Normal" style:family="paragraph">
      <style:paragraph-properties style:writing-mode="rl-tb" fo:line-height="300%"/>
      <style:text-properties fo:font-size="22pt" style:font-size-asian="22pt" style:font-size-complex="22pt" style:language-complex="fa" style:country-complex="IR"/>
    </style:style>
    <style:style style:name="P278" style:parent-style-name="Normal" style:family="paragraph">
      <style:paragraph-properties style:writing-mode="rl-tb" fo:line-height="300%"/>
    </style:style>
    <style:style style:name="T279" style:parent-style-name="Standardstycketeckensnitt" style:family="text">
      <style:text-properties fo:font-size="22pt" style:font-size-asian="22pt" style:font-size-complex="22pt" style:language-complex="fa" style:country-complex="IR"/>
    </style:style>
    <style:style style:name="P280" style:parent-style-name="Normal" style:family="paragraph">
      <style:paragraph-properties style:writing-mode="rl-tb" fo:line-height="300%"/>
    </style:style>
    <style:style style:name="T281" style:parent-style-name="Standardstycketeckensnitt" style:family="text">
      <style:text-properties fo:font-size="22pt" style:font-size-asian="22pt" style:font-size-complex="22pt" style:language-complex="fa" style:country-complex="IR"/>
    </style:style>
    <style:style style:name="T282" style:parent-style-name="Standardstycketeckensnitt" style:family="text">
      <style:text-properties fo:font-size="22pt" style:font-size-asian="22pt" style:font-size-complex="22pt" style:language-complex="fa" style:country-complex="IR"/>
    </style:style>
    <style:style style:name="T283" style:parent-style-name="Standardstycketeckensnitt" style:family="text">
      <style:text-properties fo:font-size="22pt" style:font-size-asian="22pt" style:font-size-complex="22pt" style:language-complex="fa" style:country-complex="IR"/>
    </style:style>
    <style:style style:name="T284" style:parent-style-name="Standardstycketeckensnitt" style:family="text">
      <style:text-properties fo:color="#FF0000" fo:font-size="22pt" style:font-size-asian="22pt" style:font-size-complex="22pt" style:language-complex="fa" style:country-complex="IR"/>
    </style:style>
    <style:style style:name="T285" style:parent-style-name="Standardstycketeckensnitt" style:family="text">
      <style:text-properties fo:font-size="22pt" style:font-size-asian="22pt" style:font-size-complex="22pt" style:language-complex="fa" style:country-complex="IR"/>
    </style:style>
    <style:style style:name="T286" style:parent-style-name="Standardstycketeckensnitt" style:family="text">
      <style:text-properties fo:font-size="22pt" style:font-size-asian="22pt" style:font-size-complex="22pt" style:language-complex="fa" style:country-complex="IR"/>
    </style:style>
    <style:style style:name="P287" style:parent-style-name="Normal" style:family="paragraph">
      <style:paragraph-properties style:writing-mode="rl-tb" fo:line-height="300%"/>
      <style:text-properties fo:font-size="22pt" style:font-size-asian="22pt" style:font-size-complex="22pt" style:language-complex="fa" style:country-complex="IR"/>
    </style:style>
    <style:style style:name="P288" style:parent-style-name="Normal" style:family="paragraph">
      <style:paragraph-properties style:writing-mode="rl-tb" fo:line-height="300%"/>
    </style:style>
    <style:style style:name="T289" style:parent-style-name="Standardstycketeckensnitt" style:family="text">
      <style:text-properties fo:font-size="22pt" style:font-size-asian="22pt" style:font-size-complex="22pt" style:language-complex="fa" style:country-complex="IR"/>
    </style:style>
    <style:style style:name="T290" style:parent-style-name="Standardstycketeckensnitt" style:family="text">
      <style:text-properties fo:font-size="22pt" style:font-size-asian="22pt" style:font-size-complex="22pt" style:language-complex="fa" style:country-complex="IR"/>
    </style:style>
    <style:style style:name="T291" style:parent-style-name="Standardstycketeckensnitt" style:family="text">
      <style:text-properties fo:font-size="22pt" style:font-size-asian="22pt" style:font-size-complex="22pt" style:language-complex="fa" style:country-complex="IR"/>
    </style:style>
    <style:style style:name="T292" style:parent-style-name="Standardstycketeckensnitt" style:family="text">
      <style:text-properties fo:font-size="22pt" style:font-size-asian="22pt" style:font-size-complex="22pt" style:language-complex="fa" style:country-complex="IR"/>
    </style:style>
    <style:style style:name="T293" style:parent-style-name="Standardstycketeckensnitt" style:family="text">
      <style:text-properties fo:font-size="22pt" style:font-size-asian="22pt" style:font-size-complex="22pt" style:language-complex="fa" style:country-complex="IR"/>
    </style:style>
    <style:style style:name="P294" style:parent-style-name="Normal" style:family="paragraph">
      <style:paragraph-properties style:writing-mode="rl-tb" fo:line-height="300%"/>
    </style:style>
    <style:style style:name="T295" style:parent-style-name="Standardstycketeckensnitt" style:family="text">
      <style:text-properties fo:font-size="22pt" style:font-size-asian="22pt" style:font-size-complex="22pt" style:language-complex="fa" style:country-complex="IR"/>
    </style:style>
    <style:style style:name="T296" style:parent-style-name="Standardstycketeckensnitt" style:family="text">
      <style:text-properties fo:font-size="22pt" style:font-size-asian="22pt" style:font-size-complex="22pt" fo:language="sv" fo:country="SE" style:language-complex="fa" style:country-complex="IR"/>
    </style:style>
    <style:style style:name="T297" style:parent-style-name="Standardstycketeckensnitt" style:family="text">
      <style:text-properties fo:font-size="22pt" style:font-size-asian="22pt" style:font-size-complex="22pt" style:language-complex="fa" style:country-complex="IR"/>
    </style:style>
    <style:style style:name="T298" style:parent-style-name="Standardstycketeckensnitt" style:family="text">
      <style:text-properties fo:font-size="22pt" style:font-size-asian="22pt" style:font-size-complex="22pt" fo:language="sv" fo:country="SE" style:language-complex="fa" style:country-complex="IR"/>
    </style:style>
    <style:style style:name="T299" style:parent-style-name="Standardstycketeckensnitt" style:family="text">
      <style:text-properties fo:font-size="22pt" style:font-size-asian="22pt" style:font-size-complex="22pt" style:language-complex="fa" style:country-complex="IR"/>
    </style:style>
    <style:style style:name="T300" style:parent-style-name="Standardstycketeckensnitt" style:family="text">
      <style:text-properties fo:font-size="22pt" style:font-size-asian="22pt" style:font-size-complex="22pt" fo:language="sv" fo:country="SE" style:language-complex="fa" style:country-complex="IR"/>
    </style:style>
    <style:style style:name="T301" style:parent-style-name="Standardstycketeckensnitt" style:family="text">
      <style:text-properties fo:font-size="22pt" style:font-size-asian="22pt" style:font-size-complex="22pt" style:language-complex="fa" style:country-complex="IR"/>
    </style:style>
    <style:style style:name="T302" style:parent-style-name="Standardstycketeckensnitt" style:family="text">
      <style:text-properties fo:font-size="22pt" style:font-size-asian="22pt" style:font-size-complex="22pt" fo:language="sv" fo:country="SE" style:language-complex="fa" style:country-complex="IR"/>
    </style:style>
    <style:style style:name="T303" style:parent-style-name="Standardstycketeckensnitt" style:family="text">
      <style:text-properties fo:font-size="22pt" style:font-size-asian="22pt" style:font-size-complex="22pt" style:language-complex="fa" style:country-complex="IR"/>
    </style:style>
    <style:style style:name="T304" style:parent-style-name="Standardstycketeckensnitt" style:family="text">
      <style:text-properties fo:font-size="22pt" style:font-size-asian="22pt" style:font-size-complex="22pt" style:language-complex="fa" style:country-complex="IR"/>
    </style:style>
    <style:style style:name="T305" style:parent-style-name="Standardstycketeckensnitt" style:family="text">
      <style:text-properties fo:font-size="22pt" style:font-size-asian="22pt" style:font-size-complex="22pt" fo:language="sv" fo:country="SE" style:language-complex="fa" style:country-complex="IR"/>
    </style:style>
    <style:style style:name="P306" style:parent-style-name="Normal" style:family="paragraph">
      <style:paragraph-properties style:writing-mode="rl-tb" fo:line-height="300%"/>
      <style:text-properties fo:font-size="22pt" style:font-size-asian="22pt" style:font-size-complex="22pt" style:language-complex="fa" style:country-complex="IR"/>
    </style:style>
    <style:style style:name="P307" style:parent-style-name="Normal" style:family="paragraph">
      <style:paragraph-properties style:writing-mode="rl-tb" fo:line-height="300%"/>
    </style:style>
    <style:style style:name="T308" style:parent-style-name="Standardstycketeckensnitt" style:family="text">
      <style:text-properties fo:color="#FF0000" fo:font-size="22pt" style:font-size-asian="22pt" style:font-size-complex="22pt" fo:language="sv" fo:country="SE" style:language-complex="fa" style:country-complex="IR"/>
    </style:style>
    <style:style style:name="P309" style:parent-style-name="Normal" style:family="paragraph">
      <style:paragraph-properties style:writing-mode="rl-tb" fo:line-height="300%"/>
      <style:text-properties fo:font-size="22pt" style:font-size-asian="22pt" style:font-size-complex="22pt" style:language-complex="fa" style:country-complex="IR"/>
    </style:style>
    <style:style style:name="P310" style:parent-style-name="Normal" style:family="paragraph">
      <style:paragraph-properties style:writing-mode="rl-tb" fo:line-height="300%"/>
    </style:style>
    <style:style style:name="T311" style:parent-style-name="Standardstycketeckensnitt" style:family="text">
      <style:text-properties fo:font-size="22pt" style:font-size-asian="22pt" style:font-size-complex="22pt" style:language-complex="fa" style:country-complex="IR"/>
    </style:style>
    <style:style style:name="P312" style:parent-style-name="Normal" style:family="paragraph">
      <style:paragraph-properties style:writing-mode="rl-tb" fo:line-height="300%"/>
    </style:style>
    <style:style style:name="T313" style:parent-style-name="Standardstycketeckensnitt" style:family="text">
      <style:text-properties fo:font-size="22pt" style:font-size-asian="22pt" style:font-size-complex="22pt" style:language-complex="fa" style:country-complex="IR"/>
    </style:style>
    <style:style style:name="T314" style:parent-style-name="Standardstycketeckensnitt" style:family="text">
      <style:text-properties fo:font-size="22pt" style:font-size-asian="22pt" style:font-size-complex="22pt" style:language-complex="fa" style:country-complex="IR"/>
    </style:style>
    <style:style style:name="P315" style:parent-style-name="Normal" style:family="paragraph">
      <style:paragraph-properties style:writing-mode="rl-tb" fo:line-height="300%"/>
      <style:text-properties fo:font-size="22pt" style:font-size-asian="22pt" style:font-size-complex="22pt" style:language-complex="fa" style:country-complex="IR"/>
    </style:style>
    <style:style style:name="P316" style:parent-style-name="Normal" style:family="paragraph">
      <style:paragraph-properties style:writing-mode="rl-tb" fo:line-height="300%"/>
      <style:text-properties fo:font-size="22pt" style:font-size-asian="22pt" style:font-size-complex="22pt" style:language-complex="fa" style:country-complex="IR"/>
    </style:style>
    <style:style style:name="P317" style:parent-style-name="Normal" style:family="paragraph">
      <style:paragraph-properties style:writing-mode="rl-tb" fo:line-height="300%"/>
    </style:style>
    <style:style style:name="T318" style:parent-style-name="Standardstycketeckensnitt" style:family="text">
      <style:text-properties fo:font-size="22pt" style:font-size-asian="22pt" style:font-size-complex="22pt" style:language-complex="fa" style:country-complex="IR"/>
    </style:style>
    <style:style style:name="T319" style:parent-style-name="Standardstycketeckensnitt" style:family="text">
      <style:text-properties fo:font-size="22pt" style:font-size-asian="22pt" style:font-size-complex="22pt" style:language-complex="fa" style:country-complex="IR"/>
    </style:style>
    <style:style style:name="T320" style:parent-style-name="Standardstycketeckensnitt" style:family="text">
      <style:text-properties fo:font-size="22pt" style:font-size-asian="22pt" style:font-size-complex="22pt" style:language-complex="fa" style:country-complex="IR"/>
    </style:style>
    <style:style style:name="T321" style:parent-style-name="Standardstycketeckensnitt" style:family="text">
      <style:text-properties fo:font-size="22pt" style:font-size-asian="22pt" style:font-size-complex="22pt" style:language-complex="fa" style:country-complex="IR"/>
    </style:style>
    <style:style style:name="T322" style:parent-style-name="Standardstycketeckensnitt" style:family="text">
      <style:text-properties fo:font-size="22pt" style:font-size-asian="22pt" style:font-size-complex="22pt" style:language-complex="fa" style:country-complex="IR"/>
    </style:style>
    <style:style style:name="T323" style:parent-style-name="Standardstycketeckensnitt" style:family="text">
      <style:text-properties fo:font-size="22pt" style:font-size-asian="22pt" style:font-size-complex="22pt" style:language-complex="fa" style:country-complex="IR"/>
    </style:style>
    <style:style style:name="P324" style:parent-style-name="Normal" style:family="paragraph">
      <style:paragraph-properties style:writing-mode="rl-tb" fo:line-height="300%"/>
    </style:style>
    <style:style style:name="T325" style:parent-style-name="Standardstycketeckensnitt" style:family="text">
      <style:text-properties fo:font-size="22pt" style:font-size-asian="22pt" style:font-size-complex="22pt" style:language-complex="fa" style:country-complex="IR"/>
    </style:style>
    <style:style style:name="T326" style:parent-style-name="Standardstycketeckensnitt" style:family="text">
      <style:text-properties fo:font-size="22pt" style:font-size-asian="22pt" style:font-size-complex="22pt" style:language-complex="fa" style:country-complex="IR"/>
    </style:style>
    <style:style style:name="T327" style:parent-style-name="Standardstycketeckensnitt" style:family="text">
      <style:text-properties fo:font-size="22pt" style:font-size-asian="22pt" style:font-size-complex="22pt" style:language-complex="fa" style:country-complex="IR"/>
    </style:style>
    <style:style style:name="T328" style:parent-style-name="Standardstycketeckensnitt" style:family="text">
      <style:text-properties fo:font-size="22pt" style:font-size-asian="22pt" style:font-size-complex="22pt" style:language-complex="fa" style:country-complex="IR"/>
    </style:style>
    <style:style style:name="T329" style:parent-style-name="Standardstycketeckensnitt" style:family="text">
      <style:text-properties fo:font-size="22pt" style:font-size-asian="22pt" style:font-size-complex="22pt" style:language-complex="fa" style:country-complex="IR"/>
    </style:style>
    <style:style style:name="T330" style:parent-style-name="Standardstycketeckensnitt" style:family="text">
      <style:text-properties fo:font-size="22pt" style:font-size-asian="22pt" style:font-size-complex="22pt" style:language-complex="fa" style:country-complex="IR"/>
    </style:style>
    <style:style style:name="T331" style:parent-style-name="Standardstycketeckensnitt" style:family="text">
      <style:text-properties fo:font-size="22pt" style:font-size-asian="22pt" style:font-size-complex="22pt" style:language-complex="fa" style:country-complex="IR"/>
    </style:style>
    <style:style style:name="P332" style:parent-style-name="Normal" style:family="paragraph">
      <style:paragraph-properties style:writing-mode="rl-tb" fo:line-height="300%"/>
      <style:text-properties fo:font-size="22pt" style:font-size-asian="22pt" style:font-size-complex="22pt" style:language-complex="fa" style:country-complex="IR"/>
    </style:style>
    <style:style style:name="P333" style:parent-style-name="Normal" style:family="paragraph">
      <style:paragraph-properties style:writing-mode="rl-tb" fo:line-height="300%"/>
    </style:style>
    <style:style style:name="T334" style:parent-style-name="Standardstycketeckensnitt" style:family="text">
      <style:text-properties fo:font-weight="bold" style:font-weight-asian="bold" style:font-weight-complex="bold" fo:font-size="22pt" style:font-size-asian="22pt" style:font-size-complex="22pt" style:language-complex="fa" style:country-complex="IR"/>
    </style:style>
    <style:style style:name="P335" style:parent-style-name="Normal" style:family="paragraph">
      <style:paragraph-properties style:writing-mode="rl-tb" fo:line-height="300%"/>
    </style:style>
    <style:style style:name="T336" style:parent-style-name="Standardstycketeckensnitt" style:family="text">
      <style:text-properties fo:font-size="22pt" style:font-size-asian="22pt" style:font-size-complex="22pt" style:language-complex="fa" style:country-complex="IR"/>
    </style:style>
    <style:style style:name="T337" style:parent-style-name="Standardstycketeckensnitt" style:family="text">
      <style:text-properties fo:font-size="22pt" style:font-size-asian="22pt" style:font-size-complex="22pt" style:language-complex="fa" style:country-complex="IR"/>
    </style:style>
    <style:style style:name="P338" style:parent-style-name="Normal" style:family="paragraph">
      <style:paragraph-properties style:writing-mode="rl-tb" fo:line-height="300%"/>
    </style:style>
    <style:style style:name="T339" style:parent-style-name="Standardstycketeckensnitt" style:family="text">
      <style:text-properties fo:font-size="22pt" style:font-size-asian="22pt" style:font-size-complex="22pt" style:language-complex="fa" style:country-complex="IR"/>
    </style:style>
    <style:style style:name="T340" style:parent-style-name="Standardstycketeckensnitt" style:family="text">
      <style:text-properties fo:font-size="22pt" style:font-size-asian="22pt" style:font-size-complex="22pt" style:language-complex="fa" style:country-complex="IR"/>
    </style:style>
    <style:style style:name="T341" style:parent-style-name="Standardstycketeckensnitt" style:family="text">
      <style:text-properties fo:font-size="22pt" style:font-size-asian="22pt" style:font-size-complex="22pt" style:language-complex="fa" style:country-complex="IR"/>
    </style:style>
    <style:style style:name="T342" style:parent-style-name="Standardstycketeckensnitt" style:family="text">
      <style:text-properties fo:font-size="22pt" style:font-size-asian="22pt" style:font-size-complex="22pt" style:language-complex="fa" style:country-complex="IR"/>
    </style:style>
    <style:style style:name="T343" style:parent-style-name="Standardstycketeckensnitt" style:family="text">
      <style:text-properties fo:font-size="22pt" style:font-size-asian="22pt" style:font-size-complex="22pt" style:language-complex="fa" style:country-complex="IR"/>
    </style:style>
    <style:style style:name="T344" style:parent-style-name="Standardstycketeckensnitt" style:family="text">
      <style:text-properties fo:font-size="22pt" style:font-size-asian="22pt" style:font-size-complex="22pt" fo:language="sv" fo:country="SE" style:language-complex="fa" style:country-complex="IR"/>
    </style:style>
    <style:style style:name="T345" style:parent-style-name="Standardstycketeckensnitt" style:family="text">
      <style:text-properties fo:font-size="22pt" style:font-size-asian="22pt" style:font-size-complex="22pt" style:language-complex="fa" style:country-complex="IR"/>
    </style:style>
    <style:style style:name="P346" style:parent-style-name="Normal" style:family="paragraph">
      <style:paragraph-properties style:writing-mode="rl-tb" fo:line-height="300%"/>
    </style:style>
    <style:style style:name="T347" style:parent-style-name="Standardstycketeckensnitt" style:family="text">
      <style:text-properties fo:font-size="22pt" style:font-size-asian="22pt" style:font-size-complex="22pt" style:language-complex="fa" style:country-complex="IR"/>
    </style:style>
    <style:style style:name="T348" style:parent-style-name="Standardstycketeckensnitt" style:family="text">
      <style:text-properties fo:font-size="22pt" style:font-size-asian="22pt" style:font-size-complex="22pt" style:language-complex="fa" style:country-complex="IR"/>
    </style:style>
    <style:style style:name="T349" style:parent-style-name="Standardstycketeckensnitt" style:family="text">
      <style:text-properties fo:font-size="22pt" style:font-size-asian="22pt" style:font-size-complex="22pt" style:language-complex="fa" style:country-complex="IR"/>
    </style:style>
    <style:style style:name="T350" style:parent-style-name="Standardstycketeckensnitt" style:family="text">
      <style:text-properties fo:font-size="22pt" style:font-size-asian="22pt" style:font-size-complex="22pt" style:language-complex="fa" style:country-complex="IR"/>
    </style:style>
    <style:style style:name="T351" style:parent-style-name="Standardstycketeckensnitt" style:family="text">
      <style:text-properties fo:font-size="22pt" style:font-size-asian="22pt" style:font-size-complex="22pt" style:language-complex="fa" style:country-complex="IR"/>
    </style:style>
    <style:style style:name="T352" style:parent-style-name="Standardstycketeckensnitt" style:family="text">
      <style:text-properties fo:font-size="22pt" style:font-size-asian="22pt" style:font-size-complex="22pt" style:language-complex="fa" style:country-complex="IR"/>
    </style:style>
    <style:style style:name="P353" style:parent-style-name="Normal" style:family="paragraph">
      <style:paragraph-properties style:writing-mode="rl-tb" fo:line-height="300%"/>
      <style:text-properties fo:font-size="22pt" style:font-size-asian="22pt" style:font-size-complex="22pt" style:language-complex="fa" style:country-complex="IR"/>
    </style:style>
    <style:style style:name="P354" style:parent-style-name="Normal" style:family="paragraph">
      <style:paragraph-properties style:writing-mode="rl-tb" fo:line-height="300%"/>
      <style:text-properties fo:font-size="22pt" style:font-size-asian="22pt" style:font-size-complex="22pt" style:language-complex="fa" style:country-complex="IR"/>
    </style:style>
    <style:style style:name="P355" style:parent-style-name="Normal" style:family="paragraph">
      <style:paragraph-properties style:writing-mode="rl-tb" fo:line-height="300%"/>
    </style:style>
    <style:style style:name="T356" style:parent-style-name="Standardstycketeckensnitt" style:family="text">
      <style:text-properties fo:font-size="22pt" style:font-size-asian="22pt" style:font-size-complex="22pt" style:language-complex="fa" style:country-complex="IR"/>
    </style:style>
    <style:style style:name="T357" style:parent-style-name="Standardstycketeckensnitt" style:family="text">
      <style:text-properties fo:font-size="22pt" style:font-size-asian="22pt" style:font-size-complex="22pt" style:language-complex="fa" style:country-complex="IR"/>
    </style:style>
    <style:style style:name="P358" style:parent-style-name="Normal" style:family="paragraph">
      <style:paragraph-properties style:writing-mode="rl-tb" fo:line-height="300%"/>
    </style:style>
    <style:style style:name="T359" style:parent-style-name="Standardstycketeckensnitt" style:family="text">
      <style:text-properties fo:font-size="22pt" style:font-size-asian="22pt" style:font-size-complex="22pt" style:language-complex="fa" style:country-complex="IR"/>
    </style:style>
    <style:style style:name="T360" style:parent-style-name="Standardstycketeckensnitt" style:family="text">
      <style:text-properties fo:font-size="22pt" style:font-size-asian="22pt" style:font-size-complex="22pt" style:language-complex="fa" style:country-complex="IR"/>
    </style:style>
    <style:style style:name="T361" style:parent-style-name="Standardstycketeckensnitt" style:family="text">
      <style:text-properties fo:font-size="22pt" style:font-size-asian="22pt" style:font-size-complex="22pt" style:language-complex="fa" style:country-complex="IR"/>
    </style:style>
    <style:style style:name="P362" style:parent-style-name="Liststycke" style:list-style-name="LFO1" style:family="paragraph">
      <style:paragraph-properties style:writing-mode="rl-tb" fo:line-height="300%"/>
    </style:style>
    <style:style style:name="T363" style:parent-style-name="Standardstycketeckensnitt" style:family="text">
      <style:text-properties fo:font-size="22pt" style:font-size-asian="22pt" style:font-size-complex="22pt" style:language-complex="fa" style:country-complex="IR"/>
    </style:style>
    <style:style style:name="P364" style:parent-style-name="Normal" style:family="paragraph">
      <style:paragraph-properties style:writing-mode="rl-tb" fo:line-height="300%"/>
    </style:style>
    <style:style style:name="T365" style:parent-style-name="Standardstycketeckensnitt" style:family="text">
      <style:text-properties fo:font-size="22pt" style:font-size-asian="22pt" style:font-size-complex="22pt" style:language-complex="fa" style:country-complex="IR"/>
    </style:style>
    <style:style style:name="T366" style:parent-style-name="Standardstycketeckensnitt" style:family="text">
      <style:text-properties fo:font-size="22pt" style:font-size-asian="22pt" style:font-size-complex="22pt" style:language-complex="fa" style:country-complex="IR"/>
    </style:style>
    <style:style style:name="T367" style:parent-style-name="Standardstycketeckensnitt" style:family="text">
      <style:text-properties fo:font-size="22pt" style:font-size-asian="22pt" style:font-size-complex="22pt" style:language-complex="fa" style:country-complex="IR"/>
    </style:style>
    <style:style style:name="P368" style:parent-style-name="Normal" style:family="paragraph">
      <style:paragraph-properties style:writing-mode="rl-tb" fo:line-height="300%"/>
    </style:style>
    <style:style style:name="T369" style:parent-style-name="Standardstycketeckensnitt" style:family="text">
      <style:text-properties fo:font-size="22pt" style:font-size-asian="22pt" style:font-size-complex="22pt" style:language-complex="fa" style:country-complex="IR"/>
    </style:style>
    <style:style style:name="T370" style:parent-style-name="Standardstycketeckensnitt" style:family="text">
      <style:text-properties fo:font-size="22pt" style:font-size-asian="22pt" style:font-size-complex="22pt" style:language-complex="fa" style:country-complex="IR"/>
    </style:style>
    <style:style style:name="T371" style:parent-style-name="Standardstycketeckensnitt" style:family="text">
      <style:text-properties fo:font-size="22pt" style:font-size-asian="22pt" style:font-size-complex="22pt" style:language-complex="fa" style:country-complex="IR"/>
    </style:style>
    <style:style style:name="T372" style:parent-style-name="Standardstycketeckensnitt" style:family="text">
      <style:text-properties fo:font-size="22pt" style:font-size-asian="22pt" style:font-size-complex="22pt" style:language-complex="fa" style:country-complex="IR"/>
    </style:style>
    <style:style style:name="T373" style:parent-style-name="Standardstycketeckensnitt" style:family="text">
      <style:text-properties fo:font-size="22pt" style:font-size-asian="22pt" style:font-size-complex="22pt" style:language-complex="fa" style:country-complex="IR"/>
    </style:style>
    <style:style style:name="T374" style:parent-style-name="Standardstycketeckensnitt" style:family="text">
      <style:text-properties fo:font-size="22pt" style:font-size-asian="22pt" style:font-size-complex="22pt" style:language-complex="fa" style:country-complex="IR"/>
    </style:style>
    <style:style style:name="T375" style:parent-style-name="Standardstycketeckensnitt" style:family="text">
      <style:text-properties fo:font-size="22pt" style:font-size-asian="22pt" style:font-size-complex="22pt" style:language-complex="fa" style:country-complex="IR"/>
    </style:style>
    <style:style style:name="P376" style:parent-style-name="Normal" style:family="paragraph">
      <style:paragraph-properties style:writing-mode="rl-tb" fo:line-height="300%"/>
    </style:style>
    <style:style style:name="T377" style:parent-style-name="Standardstycketeckensnitt" style:family="text">
      <style:text-properties fo:font-size="22pt" style:font-size-asian="22pt" style:font-size-complex="22pt" style:language-complex="fa" style:country-complex="IR"/>
    </style:style>
    <style:style style:name="T378" style:parent-style-name="Standardstycketeckensnitt" style:family="text">
      <style:text-properties fo:font-size="22pt" style:font-size-asian="22pt" style:font-size-complex="22pt" style:language-complex="fa" style:country-complex="IR"/>
    </style:style>
    <style:style style:name="T379" style:parent-style-name="Standardstycketeckensnitt" style:family="text">
      <style:text-properties fo:font-size="22pt" style:font-size-asian="22pt" style:font-size-complex="22pt" style:language-complex="fa" style:country-complex="IR"/>
    </style:style>
    <style:style style:name="T380" style:parent-style-name="Standardstycketeckensnitt" style:family="text">
      <style:text-properties fo:font-size="22pt" style:font-size-asian="22pt" style:font-size-complex="22pt" style:language-complex="fa" style:country-complex="IR"/>
    </style:style>
    <style:style style:name="T381" style:parent-style-name="Standardstycketeckensnitt" style:family="text">
      <style:text-properties fo:font-size="22pt" style:font-size-asian="22pt" style:font-size-complex="22pt" style:language-complex="fa" style:country-complex="IR"/>
    </style:style>
    <style:style style:name="P382" style:parent-style-name="Normal" style:family="paragraph">
      <style:paragraph-properties style:writing-mode="rl-tb" fo:line-height="300%"/>
    </style:style>
    <style:style style:name="T383" style:parent-style-name="Standardstycketeckensnitt" style:family="text">
      <style:text-properties fo:font-size="22pt" style:font-size-asian="22pt" style:font-size-complex="22pt" style:language-complex="fa" style:country-complex="IR"/>
    </style:style>
    <style:style style:name="P384" style:parent-style-name="Normal" style:family="paragraph">
      <style:paragraph-properties style:writing-mode="rl-tb" fo:line-height="300%"/>
    </style:style>
    <style:style style:name="T385" style:parent-style-name="Standardstycketeckensnitt" style:family="text">
      <style:text-properties fo:font-size="22pt" style:font-size-asian="22pt" style:font-size-complex="22pt" style:language-complex="fa" style:country-complex="IR"/>
    </style:style>
    <style:style style:name="T386" style:parent-style-name="Standardstycketeckensnitt" style:family="text">
      <style:text-properties fo:font-size="22pt" style:font-size-asian="22pt" style:font-size-complex="22pt" style:language-complex="fa" style:country-complex="IR"/>
    </style:style>
    <style:style style:name="T387" style:parent-style-name="Standardstycketeckensnitt" style:family="text">
      <style:text-properties fo:font-size="22pt" style:font-size-asian="22pt" style:font-size-complex="22pt" style:language-complex="fa" style:country-complex="IR"/>
    </style:style>
    <style:style style:name="T388" style:parent-style-name="Standardstycketeckensnitt" style:family="text">
      <style:text-properties fo:font-size="22pt" style:font-size-asian="22pt" style:font-size-complex="22pt" style:language-complex="fa" style:country-complex="IR"/>
    </style:style>
    <style:style style:name="T389" style:parent-style-name="Standardstycketeckensnitt" style:family="text">
      <style:text-properties fo:font-size="22pt" style:font-size-asian="22pt" style:font-size-complex="22pt" style:language-complex="fa" style:country-complex="IR"/>
    </style:style>
    <style:style style:name="T390" style:parent-style-name="Standardstycketeckensnitt" style:family="text">
      <style:text-properties fo:font-size="22pt" style:font-size-asian="22pt" style:font-size-complex="22pt" style:language-complex="fa" style:country-complex="IR"/>
    </style:style>
    <style:style style:name="P391" style:parent-style-name="Normal" style:family="paragraph">
      <style:paragraph-properties style:writing-mode="rl-tb" fo:line-height="300%"/>
    </style:style>
    <style:style style:name="T392" style:parent-style-name="Standardstycketeckensnitt" style:family="text">
      <style:text-properties fo:font-size="22pt" style:font-size-asian="22pt" style:font-size-complex="22pt" style:language-complex="fa" style:country-complex="IR"/>
    </style:style>
    <style:style style:name="T393" style:parent-style-name="Standardstycketeckensnitt" style:family="text">
      <style:text-properties fo:font-size="22pt" style:font-size-asian="22pt" style:font-size-complex="22pt" style:language-complex="fa" style:country-complex="IR"/>
    </style:style>
    <style:style style:name="T394" style:parent-style-name="Standardstycketeckensnitt" style:family="text">
      <style:text-properties fo:font-size="22pt" style:font-size-asian="22pt" style:font-size-complex="22pt" style:language-complex="fa" style:country-complex="IR"/>
    </style:style>
    <style:style style:name="T395" style:parent-style-name="Standardstycketeckensnitt" style:family="text">
      <style:text-properties fo:font-size="22pt" style:font-size-asian="22pt" style:font-size-complex="22pt" style:language-complex="fa" style:country-complex="IR"/>
    </style:style>
    <style:style style:name="P396" style:parent-style-name="Liststycke" style:list-style-name="LFO1" style:family="paragraph">
      <style:paragraph-properties style:writing-mode="rl-tb" fo:line-height="300%"/>
    </style:style>
    <style:style style:name="T397" style:parent-style-name="Standardstycketeckensnitt" style:family="text">
      <style:text-properties fo:font-size="22pt" style:font-size-asian="22pt" style:font-size-complex="22pt" style:language-complex="fa" style:country-complex="IR"/>
    </style:style>
    <style:style style:name="P398" style:parent-style-name="Normal" style:family="paragraph">
      <style:paragraph-properties style:writing-mode="rl-tb" fo:line-height="300%"/>
    </style:style>
    <style:style style:name="T399" style:parent-style-name="Standardstycketeckensnitt" style:family="text">
      <style:text-properties fo:font-size="22pt" style:font-size-asian="22pt" style:font-size-complex="22pt" style:language-complex="fa" style:country-complex="IR"/>
    </style:style>
    <style:style style:name="T400" style:parent-style-name="Standardstycketeckensnitt" style:family="text">
      <style:text-properties fo:font-size="22pt" style:font-size-asian="22pt" style:font-size-complex="22pt" style:language-complex="fa" style:country-complex="IR"/>
    </style:style>
    <style:style style:name="T401" style:parent-style-name="Standardstycketeckensnitt" style:family="text">
      <style:text-properties fo:font-size="22pt" style:font-size-asian="22pt" style:font-size-complex="22pt" style:language-complex="fa" style:country-complex="IR"/>
    </style:style>
    <style:style style:name="P402" style:parent-style-name="Normal" style:family="paragraph">
      <style:paragraph-properties style:writing-mode="rl-tb" fo:line-height="300%"/>
    </style:style>
    <style:style style:name="T403" style:parent-style-name="Standardstycketeckensnitt" style:family="text">
      <style:text-properties fo:font-size="22pt" style:font-size-asian="22pt" style:font-size-complex="22pt" style:language-complex="fa" style:country-complex="IR"/>
    </style:style>
    <style:style style:name="T404" style:parent-style-name="Standardstycketeckensnitt" style:family="text">
      <style:text-properties fo:font-size="22pt" style:font-size-asian="22pt" style:font-size-complex="22pt" style:language-complex="fa" style:country-complex="IR"/>
    </style:style>
    <style:style style:name="P405" style:parent-style-name="Normal" style:family="paragraph">
      <style:paragraph-properties style:writing-mode="rl-tb" fo:line-height="300%"/>
    </style:style>
    <style:style style:name="T406" style:parent-style-name="Standardstycketeckensnitt" style:family="text">
      <style:text-properties fo:font-size="22pt" style:font-size-asian="22pt" style:font-size-complex="22pt" style:language-complex="fa" style:country-complex="IR"/>
    </style:style>
    <style:style style:name="T407" style:parent-style-name="Standardstycketeckensnitt" style:family="text">
      <style:text-properties fo:font-size="22pt" style:font-size-asian="22pt" style:font-size-complex="22pt" style:language-complex="fa" style:country-complex="IR"/>
    </style:style>
    <style:style style:name="P408" style:parent-style-name="Normal" style:family="paragraph">
      <style:paragraph-properties style:writing-mode="rl-tb" fo:line-height="300%"/>
    </style:style>
    <style:style style:name="T409" style:parent-style-name="Standardstycketeckensnitt" style:family="text">
      <style:text-properties fo:font-size="22pt" style:font-size-asian="22pt" style:font-size-complex="22pt" style:language-complex="fa" style:country-complex="IR"/>
    </style:style>
    <style:style style:name="P410" style:parent-style-name="Normal" style:family="paragraph">
      <style:paragraph-properties style:writing-mode="rl-tb" fo:line-height="300%"/>
    </style:style>
    <style:style style:name="T411" style:parent-style-name="Standardstycketeckensnitt" style:family="text">
      <style:text-properties fo:font-size="22pt" style:font-size-asian="22pt" style:font-size-complex="22pt" style:language-complex="fa" style:country-complex="IR"/>
    </style:style>
    <style:style style:name="P412" style:parent-style-name="Normal" style:family="paragraph">
      <style:paragraph-properties style:writing-mode="rl-tb" fo:line-height="300%"/>
    </style:style>
    <style:style style:name="T413" style:parent-style-name="Standardstycketeckensnitt" style:family="text">
      <style:text-properties fo:font-size="22pt" style:font-size-asian="22pt" style:font-size-complex="22pt" style:language-complex="fa" style:country-complex="IR"/>
    </style:style>
    <style:style style:name="T414" style:parent-style-name="Standardstycketeckensnitt" style:family="text">
      <style:text-properties fo:font-size="22pt" style:font-size-asian="22pt" style:font-size-complex="22pt" style:language-complex="fa" style:country-complex="IR"/>
    </style:style>
    <style:style style:name="T415" style:parent-style-name="Standardstycketeckensnitt" style:family="text">
      <style:text-properties fo:font-size="22pt" style:font-size-asian="22pt" style:font-size-complex="22pt" style:language-complex="fa" style:country-complex="IR"/>
    </style:style>
    <style:style style:name="P416" style:parent-style-name="Liststycke" style:list-style-name="LFO1" style:family="paragraph">
      <style:paragraph-properties style:writing-mode="rl-tb" fo:line-height="300%"/>
    </style:style>
    <style:style style:name="T417" style:parent-style-name="Standardstycketeckensnitt" style:family="text">
      <style:text-properties fo:font-size="22pt" style:font-size-asian="22pt" style:font-size-complex="22pt" style:language-complex="fa" style:country-complex="IR"/>
    </style:style>
    <style:style style:name="T418" style:parent-style-name="Standardstycketeckensnitt" style:family="text">
      <style:text-properties fo:font-size="22pt" style:font-size-asian="22pt" style:font-size-complex="22pt" style:language-complex="fa" style:country-complex="IR"/>
    </style:style>
    <style:style style:name="T419" style:parent-style-name="Standardstycketeckensnitt" style:family="text">
      <style:text-properties fo:font-size="22pt" style:font-size-asian="22pt" style:font-size-complex="22pt" style:language-complex="fa" style:country-complex="IR"/>
    </style:style>
    <style:style style:name="T420" style:parent-style-name="Standardstycketeckensnitt" style:family="text">
      <style:text-properties fo:font-size="22pt" style:font-size-asian="22pt" style:font-size-complex="22pt" style:language-complex="fa" style:country-complex="IR"/>
    </style:style>
    <style:style style:name="P421" style:parent-style-name="Normal" style:family="paragraph">
      <style:paragraph-properties style:writing-mode="rl-tb" fo:line-height="300%"/>
    </style:style>
    <style:style style:name="T422" style:parent-style-name="Standardstycketeckensnitt" style:family="text">
      <style:text-properties fo:font-size="22pt" style:font-size-asian="22pt" style:font-size-complex="22pt" style:language-complex="fa" style:country-complex="IR"/>
    </style:style>
    <style:style style:name="T423" style:parent-style-name="Standardstycketeckensnitt" style:family="text">
      <style:text-properties fo:font-size="22pt" style:font-size-asian="22pt" style:font-size-complex="22pt" style:language-complex="fa" style:country-complex="IR"/>
    </style:style>
    <style:style style:name="T424" style:parent-style-name="Standardstycketeckensnitt" style:family="text">
      <style:text-properties fo:font-size="22pt" style:font-size-asian="22pt" style:font-size-complex="22pt" style:language-complex="fa" style:country-complex="IR"/>
    </style:style>
    <style:style style:name="T425" style:parent-style-name="Standardstycketeckensnitt" style:family="text">
      <style:text-properties fo:font-size="22pt" style:font-size-asian="22pt" style:font-size-complex="22pt" style:language-complex="fa" style:country-complex="IR"/>
    </style:style>
    <style:style style:name="T426" style:parent-style-name="Standardstycketeckensnitt" style:family="text">
      <style:text-properties fo:font-size="22pt" style:font-size-asian="22pt" style:font-size-complex="22pt" style:language-complex="fa" style:country-complex="IR"/>
    </style:style>
    <style:style style:name="T427" style:parent-style-name="Standardstycketeckensnitt" style:family="text">
      <style:text-properties fo:font-size="22pt" style:font-size-asian="22pt" style:font-size-complex="22pt" style:language-complex="fa" style:country-complex="IR"/>
    </style:style>
    <style:style style:name="T428" style:parent-style-name="Standardstycketeckensnitt" style:family="text">
      <style:text-properties fo:font-size="22pt" style:font-size-asian="22pt" style:font-size-complex="22pt" style:language-complex="fa" style:country-complex="IR"/>
    </style:style>
    <style:style style:name="T429" style:parent-style-name="Standardstycketeckensnitt" style:family="text">
      <style:text-properties fo:font-size="22pt" style:font-size-asian="22pt" style:font-size-complex="22pt" style:language-complex="fa" style:country-complex="IR"/>
    </style:style>
    <style:style style:name="P430" style:parent-style-name="Liststycke" style:list-style-name="LFO1" style:family="paragraph">
      <style:paragraph-properties style:writing-mode="rl-tb" fo:line-height="300%"/>
    </style:style>
    <style:style style:name="T431" style:parent-style-name="Standardstycketeckensnitt" style:family="text">
      <style:text-properties fo:font-size="22pt" style:font-size-asian="22pt" style:font-size-complex="22pt" style:language-complex="fa" style:country-complex="IR"/>
    </style:style>
    <style:style style:name="T432" style:parent-style-name="Standardstycketeckensnitt" style:family="text">
      <style:text-properties fo:font-size="22pt" style:font-size-asian="22pt" style:font-size-complex="22pt" style:language-complex="fa" style:country-complex="IR"/>
    </style:style>
    <style:style style:name="T433" style:parent-style-name="Standardstycketeckensnitt" style:family="text">
      <style:text-properties fo:font-size="22pt" style:font-size-asian="22pt" style:font-size-complex="22pt" style:language-complex="fa" style:country-complex="IR"/>
    </style:style>
    <style:style style:name="P434" style:parent-style-name="Normal" style:family="paragraph">
      <style:paragraph-properties style:writing-mode="rl-tb" fo:line-height="300%"/>
    </style:style>
    <style:style style:name="T435" style:parent-style-name="Standardstycketeckensnitt" style:family="text">
      <style:text-properties fo:font-size="22pt" style:font-size-asian="22pt" style:font-size-complex="22pt" style:language-complex="fa" style:country-complex="IR"/>
    </style:style>
    <style:style style:name="T436" style:parent-style-name="Standardstycketeckensnitt" style:family="text">
      <style:text-properties fo:font-size="22pt" style:font-size-asian="22pt" style:font-size-complex="22pt" style:language-complex="fa" style:country-complex="IR"/>
    </style:style>
    <style:style style:name="P437" style:parent-style-name="Normal" style:family="paragraph">
      <style:paragraph-properties style:writing-mode="rl-tb" fo:line-height="300%"/>
    </style:style>
    <style:style style:name="T438" style:parent-style-name="Standardstycketeckensnitt" style:family="text">
      <style:text-properties fo:font-size="22pt" style:font-size-asian="22pt" style:font-size-complex="22pt" style:language-complex="fa" style:country-complex="IR"/>
    </style:style>
    <style:style style:name="T439" style:parent-style-name="Standardstycketeckensnitt" style:family="text">
      <style:text-properties fo:font-size="22pt" style:font-size-asian="22pt" style:font-size-complex="22pt" style:language-complex="fa" style:country-complex="IR"/>
    </style:style>
    <style:style style:name="T440" style:parent-style-name="Standardstycketeckensnitt" style:family="text">
      <style:text-properties fo:font-size="22pt" style:font-size-asian="22pt" style:font-size-complex="22pt" style:language-complex="fa" style:country-complex="IR"/>
    </style:style>
    <style:style style:name="P441" style:parent-style-name="Normal" style:family="paragraph">
      <style:paragraph-properties style:writing-mode="rl-tb" fo:line-height="300%"/>
    </style:style>
    <style:style style:name="T442" style:parent-style-name="Standardstycketeckensnitt" style:family="text">
      <style:text-properties fo:font-size="22pt" style:font-size-asian="22pt" style:font-size-complex="22pt" style:language-complex="fa" style:country-complex="IR"/>
    </style:style>
    <style:style style:name="T443" style:parent-style-name="Standardstycketeckensnitt" style:family="text">
      <style:text-properties fo:font-size="22pt" style:font-size-asian="22pt" style:font-size-complex="22pt" style:language-complex="fa" style:country-complex="IR"/>
    </style:style>
    <style:style style:name="T444" style:parent-style-name="Standardstycketeckensnitt" style:family="text">
      <style:text-properties fo:font-size="22pt" style:font-size-asian="22pt" style:font-size-complex="22pt" style:language-complex="fa" style:country-complex="IR"/>
    </style:style>
    <style:style style:name="T445" style:parent-style-name="Standardstycketeckensnitt" style:family="text">
      <style:text-properties fo:color="#FF0000" fo:font-size="22pt" style:font-size-asian="22pt" style:font-size-complex="22pt" style:language-complex="fa" style:country-complex="IR"/>
    </style:style>
    <style:style style:name="T446" style:parent-style-name="Standardstycketeckensnitt" style:family="text">
      <style:text-properties fo:font-size="22pt" style:font-size-asian="22pt" style:font-size-complex="22pt" style:language-complex="fa" style:country-complex="IR"/>
    </style:style>
    <style:style style:name="T447" style:parent-style-name="Standardstycketeckensnitt" style:family="text">
      <style:text-properties fo:font-size="22pt" style:font-size-asian="22pt" style:font-size-complex="22pt" style:language-complex="fa" style:country-complex="IR"/>
    </style:style>
    <style:style style:name="T448" style:parent-style-name="Standardstycketeckensnitt" style:family="text">
      <style:text-properties fo:font-size="22pt" style:font-size-asian="22pt" style:font-size-complex="22pt" style:language-complex="fa" style:country-complex="IR"/>
    </style:style>
    <style:style style:name="P449" style:parent-style-name="Normal" style:family="paragraph">
      <style:paragraph-properties style:writing-mode="rl-tb" fo:line-height="300%"/>
    </style:style>
    <style:style style:name="T450" style:parent-style-name="Standardstycketeckensnitt" style:family="text">
      <style:text-properties fo:font-size="22pt" style:font-size-asian="22pt" style:font-size-complex="22pt" style:language-complex="fa" style:country-complex="IR"/>
    </style:style>
    <style:style style:name="P451" style:parent-style-name="Liststycke" style:list-style-name="LFO1" style:family="paragraph">
      <style:paragraph-properties style:writing-mode="rl-tb" fo:line-height="300%"/>
    </style:style>
    <style:style style:name="T452" style:parent-style-name="Standardstycketeckensnitt" style:family="text">
      <style:text-properties fo:font-size="22pt" style:font-size-asian="22pt" style:font-size-complex="22pt" fo:language="sv" fo:country="SE" style:language-complex="fa" style:country-complex="IR"/>
    </style:style>
    <style:style style:name="P453" style:parent-style-name="Normal" style:family="paragraph">
      <style:paragraph-properties style:writing-mode="rl-tb" fo:line-height="300%"/>
    </style:style>
    <style:style style:name="T454" style:parent-style-name="Standardstycketeckensnitt" style:family="text">
      <style:text-properties fo:font-size="22pt" style:font-size-asian="22pt" style:font-size-complex="22pt" style:language-complex="fa" style:country-complex="IR"/>
    </style:style>
    <style:style style:name="T455" style:parent-style-name="Standardstycketeckensnitt" style:family="text">
      <style:text-properties fo:font-size="22pt" style:font-size-asian="22pt" style:font-size-complex="22pt" style:language-complex="fa" style:country-complex="IR"/>
    </style:style>
    <style:style style:name="P456" style:parent-style-name="Normal" style:family="paragraph">
      <style:paragraph-properties style:writing-mode="rl-tb" fo:line-height="300%"/>
      <style:text-properties fo:font-size="22pt" style:font-size-asian="22pt" style:font-size-complex="22pt" style:language-complex="fa" style:country-complex="IR"/>
    </style:style>
    <style:style style:name="P457" style:parent-style-name="Normal" style:family="paragraph">
      <style:paragraph-properties style:writing-mode="rl-tb" fo:line-height="300%"/>
    </style:style>
    <style:style style:name="T458" style:parent-style-name="Standardstycketeckensnitt" style:family="text">
      <style:text-properties fo:font-weight="bold" style:font-weight-asian="bold" style:font-weight-complex="bold" fo:font-size="22pt" style:font-size-asian="22pt" style:font-size-complex="22pt" style:language-complex="fa" style:country-complex="IR"/>
    </style:style>
    <style:style style:name="P459" style:parent-style-name="Normal" style:family="paragraph">
      <style:paragraph-properties style:writing-mode="rl-tb" fo:line-height="300%"/>
    </style:style>
    <style:style style:name="T460" style:parent-style-name="Standardstycketeckensnitt" style:family="text">
      <style:text-properties fo:font-size="22pt" style:font-size-asian="22pt" style:font-size-complex="22pt" style:language-complex="fa" style:country-complex="IR"/>
    </style:style>
    <style:style style:name="T461" style:parent-style-name="Standardstycketeckensnitt" style:family="text">
      <style:text-properties fo:font-size="22pt" style:font-size-asian="22pt" style:font-size-complex="22pt" style:language-complex="fa" style:country-complex="IR"/>
    </style:style>
    <style:style style:name="T462" style:parent-style-name="Standardstycketeckensnitt" style:family="text">
      <style:text-properties fo:font-size="22pt" style:font-size-asian="22pt" style:font-size-complex="22pt" fo:language="sv" fo:country="SE" style:language-complex="fa" style:country-complex="IR"/>
    </style:style>
    <style:style style:name="T463" style:parent-style-name="Standardstycketeckensnitt" style:family="text">
      <style:text-properties fo:font-size="22pt" style:font-size-asian="22pt" style:font-size-complex="22pt" fo:language="sv" fo:country="SE" style:language-complex="fa" style:country-complex="IR"/>
    </style:style>
    <style:style style:name="T464" style:parent-style-name="Standardstycketeckensnitt" style:family="text">
      <style:text-properties fo:font-size="22pt" style:font-size-asian="22pt" style:font-size-complex="22pt" style:language-complex="fa" style:country-complex="IR"/>
    </style:style>
    <style:style style:name="T465" style:parent-style-name="Standardstycketeckensnitt" style:family="text">
      <style:text-properties fo:font-size="22pt" style:font-size-asian="22pt" style:font-size-complex="22pt" style:language-complex="fa" style:country-complex="IR"/>
    </style:style>
    <style:style style:name="T466" style:parent-style-name="Standardstycketeckensnitt" style:family="text">
      <style:text-properties fo:font-size="22pt" style:font-size-asian="22pt" style:font-size-complex="22pt" style:language-complex="fa" style:country-complex="IR"/>
    </style:style>
    <style:style style:name="P467" style:parent-style-name="Normal" style:family="paragraph">
      <style:paragraph-properties style:writing-mode="rl-tb" fo:line-height="300%"/>
    </style:style>
    <style:style style:name="T468" style:parent-style-name="Standardstycketeckensnitt" style:family="text">
      <style:text-properties fo:font-size="22pt" style:font-size-asian="22pt" style:font-size-complex="22pt" style:language-complex="fa" style:country-complex="IR"/>
    </style:style>
    <style:style style:name="T469" style:parent-style-name="Standardstycketeckensnitt" style:family="text">
      <style:text-properties fo:font-size="22pt" style:font-size-asian="22pt" style:font-size-complex="22pt" style:language-complex="fa" style:country-complex="IR"/>
    </style:style>
    <style:style style:name="T470" style:parent-style-name="Standardstycketeckensnitt" style:family="text">
      <style:text-properties fo:font-size="22pt" style:font-size-asian="22pt" style:font-size-complex="22pt" fo:language="sv" fo:country="SE" style:language-complex="fa" style:country-complex="IR"/>
    </style:style>
    <style:style style:name="T471" style:parent-style-name="Standardstycketeckensnitt" style:family="text">
      <style:text-properties fo:font-size="22pt" style:font-size-asian="22pt" style:font-size-complex="22pt" style:language-complex="fa" style:country-complex="IR"/>
    </style:style>
    <style:style style:name="T472" style:parent-style-name="Standardstycketeckensnitt" style:family="text">
      <style:text-properties fo:font-size="22pt" style:font-size-asian="22pt" style:font-size-complex="22pt" fo:language="sv" fo:country="SE" style:language-complex="fa" style:country-complex="IR"/>
    </style:style>
    <style:style style:name="T473" style:parent-style-name="Standardstycketeckensnitt" style:family="text">
      <style:text-properties fo:font-size="22pt" style:font-size-asian="22pt" style:font-size-complex="22pt" fo:language="sv" fo:country="SE" style:language-complex="fa" style:country-complex="IR"/>
    </style:style>
    <style:style style:name="T474" style:parent-style-name="Standardstycketeckensnitt" style:family="text">
      <style:text-properties fo:font-size="22pt" style:font-size-asian="22pt" style:font-size-complex="22pt" style:language-complex="fa" style:country-complex="IR"/>
    </style:style>
    <style:style style:name="T475" style:parent-style-name="Standardstycketeckensnitt" style:family="text">
      <style:text-properties fo:font-size="22pt" style:font-size-asian="22pt" style:font-size-complex="22pt" fo:language="sv" fo:country="SE" style:language-complex="fa" style:country-complex="IR"/>
    </style:style>
    <style:style style:name="P476" style:parent-style-name="Normal" style:family="paragraph">
      <style:paragraph-properties style:writing-mode="rl-tb" fo:line-height="300%"/>
    </style:style>
    <style:style style:name="T477" style:parent-style-name="Standardstycketeckensnitt" style:family="text">
      <style:text-properties fo:font-size="22pt" style:font-size-asian="22pt" style:font-size-complex="22pt" fo:language="sv" fo:country="SE" style:language-complex="fa" style:country-complex="IR"/>
    </style:style>
    <style:style style:name="T478" style:parent-style-name="Standardstycketeckensnitt" style:family="text">
      <style:text-properties fo:font-size="22pt" style:font-size-asian="22pt" style:font-size-complex="22pt" fo:language="sv" fo:country="SE" style:language-complex="fa" style:country-complex="IR"/>
    </style:style>
    <style:style style:name="P479" style:parent-style-name="Normal" style:family="paragraph">
      <style:paragraph-properties style:writing-mode="rl-tb" fo:line-height="300%"/>
    </style:style>
    <style:style style:name="T480" style:parent-style-name="Standardstycketeckensnitt" style:family="text">
      <style:text-properties fo:font-weight="bold" style:font-weight-asian="bold" style:font-weight-complex="bold" fo:font-size="22pt" style:font-size-asian="22pt" style:font-size-complex="22pt" fo:language="sv" fo:country="SE" style:language-complex="fa" style:country-complex="IR"/>
    </style:style>
    <style:style style:name="P481" style:parent-style-name="Normal" style:family="paragraph">
      <style:paragraph-properties style:writing-mode="rl-tb" fo:line-height="300%"/>
    </style:style>
    <style:style style:name="T482" style:parent-style-name="Standardstycketeckensnitt" style:family="text">
      <style:text-properties fo:font-size="22pt" style:font-size-asian="22pt" style:font-size-complex="22pt" style:language-complex="fa" style:country-complex="IR"/>
    </style:style>
    <style:style style:name="T483" style:parent-style-name="Standardstycketeckensnitt" style:family="text">
      <style:text-properties fo:font-size="22pt" style:font-size-asian="22pt" style:font-size-complex="22pt" style:language-complex="fa" style:country-complex="IR"/>
    </style:style>
    <style:style style:name="T484" style:parent-style-name="Standardstycketeckensnitt" style:family="text">
      <style:text-properties fo:font-size="22pt" style:font-size-asian="22pt" style:font-size-complex="22pt" style:language-complex="fa" style:country-complex="IR"/>
    </style:style>
    <style:style style:name="P485" style:parent-style-name="Normal" style:family="paragraph">
      <style:paragraph-properties style:writing-mode="rl-tb" fo:line-height="300%"/>
    </style:style>
    <style:style style:name="T486" style:parent-style-name="Standardstycketeckensnitt" style:family="text">
      <style:text-properties fo:font-weight="bold" style:font-weight-asian="bold" style:font-weight-complex="bold" fo:font-size="22pt" style:font-size-asian="22pt" style:font-size-complex="22pt" style:language-complex="fa" style:country-complex="IR"/>
    </style:style>
    <style:style style:name="T487" style:parent-style-name="Standardstycketeckensnitt" style:family="text">
      <style:text-properties fo:font-size="22pt" style:font-size-asian="22pt" style:font-size-complex="22pt" style:language-complex="fa" style:country-complex="IR"/>
    </style:style>
    <style:style style:name="P488" style:parent-style-name="Normal" style:family="paragraph">
      <style:paragraph-properties style:writing-mode="rl-tb" fo:line-height="300%"/>
      <style:text-properties fo:font-size="22pt" style:font-size-asian="22pt" style:font-size-complex="22pt" style:language-complex="fa" style:country-complex="IR"/>
    </style:style>
    <style:style style:name="P489" style:parent-style-name="Normal" style:family="paragraph">
      <style:paragraph-properties style:writing-mode="rl-tb" fo:line-height="300%"/>
    </style:style>
    <style:style style:name="T490" style:parent-style-name="Standardstycketeckensnitt" style:family="text">
      <style:text-properties fo:font-size="22pt" style:font-size-asian="22pt" style:font-size-complex="22pt" style:language-complex="fa" style:country-complex="IR"/>
    </style:style>
    <style:style style:name="T491" style:parent-style-name="Standardstycketeckensnitt" style:family="text">
      <style:text-properties fo:font-size="22pt" style:font-size-asian="22pt" style:font-size-complex="22pt" style:language-complex="fa" style:country-complex="IR"/>
    </style:style>
    <style:style style:name="T492" style:parent-style-name="Standardstycketeckensnitt" style:family="text">
      <style:text-properties fo:font-size="22pt" style:font-size-asian="22pt" style:font-size-complex="22pt" style:language-complex="fa" style:country-complex="IR"/>
    </style:style>
    <style:style style:name="T493" style:parent-style-name="Standardstycketeckensnitt" style:family="text">
      <style:text-properties fo:font-size="22pt" style:font-size-asian="22pt" style:font-size-complex="22pt" style:language-complex="fa" style:country-complex="IR"/>
    </style:style>
    <style:style style:name="T494" style:parent-style-name="Standardstycketeckensnitt" style:family="text">
      <style:text-properties fo:font-size="22pt" style:font-size-asian="22pt" style:font-size-complex="22pt" style:language-complex="fa" style:country-complex="IR"/>
    </style:style>
    <style:style style:name="T495" style:parent-style-name="Standardstycketeckensnitt" style:family="text">
      <style:text-properties fo:font-size="22pt" style:font-size-asian="22pt" style:font-size-complex="22pt" fo:language="sv" fo:country="SE" style:language-complex="fa" style:country-complex="IR"/>
    </style:style>
    <style:style style:name="T496" style:parent-style-name="Standardstycketeckensnitt" style:family="text">
      <style:text-properties fo:font-size="22pt" style:font-size-asian="22pt" style:font-size-complex="22pt" style:language-complex="fa" style:country-complex="IR"/>
    </style:style>
    <style:style style:name="T497" style:parent-style-name="Standardstycketeckensnitt" style:family="text">
      <style:text-properties fo:font-size="22pt" style:font-size-asian="22pt" style:font-size-complex="22pt" fo:language="sv" fo:country="SE" style:language-complex="fa" style:country-complex="IR"/>
    </style:style>
    <style:style style:name="T498" style:parent-style-name="Standardstycketeckensnitt" style:family="text">
      <style:text-properties fo:font-size="22pt" style:font-size-asian="22pt" style:font-size-complex="22pt" style:language-complex="fa" style:country-complex="IR"/>
    </style:style>
    <style:style style:name="T499" style:parent-style-name="Standardstycketeckensnitt" style:family="text">
      <style:text-properties fo:font-size="22pt" style:font-size-asian="22pt" style:font-size-complex="22pt" style:language-complex="fa" style:country-complex="IR"/>
    </style:style>
    <style:style style:name="T500" style:parent-style-name="Standardstycketeckensnitt" style:family="text">
      <style:text-properties fo:font-size="22pt" style:font-size-asian="22pt" style:font-size-complex="22pt" fo:language="sv" fo:country="SE" style:language-complex="fa" style:country-complex="IR"/>
    </style:style>
    <style:style style:name="T501" style:parent-style-name="Standardstycketeckensnitt" style:family="text">
      <style:text-properties fo:font-size="22pt" style:font-size-asian="22pt" style:font-size-complex="22pt" fo:language="sv" fo:country="SE" style:language-complex="fa" style:country-complex="IR"/>
    </style:style>
    <style:style style:name="P502" style:parent-style-name="Normal" style:family="paragraph">
      <style:paragraph-properties style:writing-mode="rl-tb" fo:line-height="300%"/>
    </style:style>
    <style:style style:name="T503" style:parent-style-name="Standardstycketeckensnitt" style:family="text">
      <style:text-properties fo:font-size="22pt" style:font-size-asian="22pt" style:font-size-complex="22pt" style:language-complex="fa" style:country-complex="IR"/>
    </style:style>
    <style:style style:name="T504" style:parent-style-name="Standardstycketeckensnitt" style:family="text">
      <style:text-properties fo:font-size="22pt" style:font-size-asian="22pt" style:font-size-complex="22pt" style:language-complex="fa" style:country-complex="IR"/>
    </style:style>
    <style:style style:name="P505" style:parent-style-name="Normal" style:family="paragraph">
      <style:paragraph-properties style:writing-mode="rl-tb" fo:line-height="300%"/>
    </style:style>
    <style:style style:name="T506" style:parent-style-name="Standardstycketeckensnitt" style:family="text">
      <style:text-properties fo:font-size="22pt" style:font-size-asian="22pt" style:font-size-complex="22pt" style:language-complex="fa" style:country-complex="IR"/>
    </style:style>
    <style:style style:name="P507" style:parent-style-name="Normal" style:family="paragraph">
      <style:paragraph-properties style:writing-mode="rl-tb" fo:line-height="300%"/>
    </style:style>
    <style:style style:name="T508" style:parent-style-name="Standardstycketeckensnitt" style:family="text">
      <style:text-properties fo:font-size="22pt" style:font-size-asian="22pt" style:font-size-complex="22pt" style:language-complex="fa" style:country-complex="IR"/>
    </style:style>
    <style:style style:name="T509" style:parent-style-name="Standardstycketeckensnitt" style:family="text">
      <style:text-properties fo:font-size="22pt" style:font-size-asian="22pt" style:font-size-complex="22pt" style:language-complex="fa" style:country-complex="IR"/>
    </style:style>
    <style:style style:name="P510" style:parent-style-name="Normal" style:family="paragraph">
      <style:paragraph-properties style:writing-mode="rl-tb" fo:line-height="300%"/>
      <style:text-properties fo:font-size="22pt" style:font-size-asian="22pt" style:font-size-complex="22pt" style:language-complex="fa" style:country-complex="IR"/>
    </style:style>
    <style:style style:name="P511" style:parent-style-name="Normal" style:family="paragraph">
      <style:paragraph-properties style:writing-mode="rl-tb" fo:line-height="300%"/>
    </style:style>
    <style:style style:name="T512" style:parent-style-name="Standardstycketeckensnitt" style:family="text">
      <style:text-properties fo:font-size="22pt" style:font-size-asian="22pt" style:font-size-complex="22pt" style:language-complex="fa" style:country-complex="IR"/>
    </style:style>
    <style:style style:name="P513" style:parent-style-name="Normal" style:family="paragraph">
      <style:paragraph-properties style:writing-mode="rl-tb" fo:line-height="300%"/>
    </style:style>
    <style:style style:name="T514" style:parent-style-name="Standardstycketeckensnitt" style:family="text">
      <style:text-properties fo:font-size="22pt" style:font-size-asian="22pt" style:font-size-complex="22pt" style:language-complex="fa" style:country-complex="IR"/>
    </style:style>
    <style:style style:name="T515" style:parent-style-name="Standardstycketeckensnitt" style:family="text">
      <style:text-properties fo:font-size="22pt" style:font-size-asian="22pt" style:font-size-complex="22pt" style:language-complex="fa" style:country-complex="IR"/>
    </style:style>
    <style:style style:name="P516" style:parent-style-name="Normal" style:family="paragraph">
      <style:paragraph-properties style:writing-mode="rl-tb" fo:line-height="300%"/>
    </style:style>
    <style:style style:name="T517" style:parent-style-name="Standardstycketeckensnitt" style:family="text">
      <style:text-properties fo:font-size="22pt" style:font-size-asian="22pt" style:font-size-complex="22pt" style:language-complex="fa" style:country-complex="IR"/>
    </style:style>
    <style:style style:name="T518" style:parent-style-name="Standardstycketeckensnitt" style:family="text">
      <style:text-properties fo:font-size="22pt" style:font-size-asian="22pt" style:font-size-complex="22pt" style:language-complex="fa" style:country-complex="IR"/>
    </style:style>
    <style:style style:name="P519" style:parent-style-name="Normal" style:family="paragraph">
      <style:paragraph-properties style:writing-mode="rl-tb" fo:line-height="300%"/>
    </style:style>
    <style:style style:name="T520" style:parent-style-name="Standardstycketeckensnitt" style:family="text">
      <style:text-properties fo:font-size="22pt" style:font-size-asian="22pt" style:font-size-complex="22pt" style:language-complex="fa" style:country-complex="IR"/>
    </style:style>
    <style:style style:name="T521" style:parent-style-name="Standardstycketeckensnitt" style:family="text">
      <style:text-properties fo:font-size="22pt" style:font-size-asian="22pt" style:font-size-complex="22pt" style:language-complex="fa" style:country-complex="IR"/>
    </style:style>
    <style:style style:name="T522" style:parent-style-name="Standardstycketeckensnitt" style:family="text">
      <style:text-properties fo:font-size="22pt" style:font-size-asian="22pt" style:font-size-complex="22pt" fo:language="sv" fo:country="SE" style:language-complex="fa" style:country-complex="IR"/>
    </style:style>
    <style:style style:name="T523" style:parent-style-name="Standardstycketeckensnitt" style:family="text">
      <style:text-properties fo:font-size="22pt" style:font-size-asian="22pt" style:font-size-complex="22pt" style:language-complex="fa" style:country-complex="IR"/>
    </style:style>
    <style:style style:name="T524" style:parent-style-name="Standardstycketeckensnitt" style:family="text">
      <style:text-properties fo:font-size="22pt" style:font-size-asian="22pt" style:font-size-complex="22pt" fo:language="sv" fo:country="SE" style:language-complex="fa" style:country-complex="IR"/>
    </style:style>
    <style:style style:name="T525" style:parent-style-name="Standardstycketeckensnitt" style:family="text">
      <style:text-properties fo:font-size="22pt" style:font-size-asian="22pt" style:font-size-complex="22pt" fo:language="sv" fo:country="SE" style:language-complex="fa" style:country-complex="IR"/>
    </style:style>
    <style:style style:name="T526" style:parent-style-name="Standardstycketeckensnitt" style:family="text">
      <style:text-properties fo:font-size="22pt" style:font-size-asian="22pt" style:font-size-complex="22pt" fo:language="sv" fo:country="SE" style:language-complex="fa" style:country-complex="IR"/>
    </style:style>
    <style:style style:name="P527" style:parent-style-name="Normal" style:family="paragraph">
      <style:paragraph-properties style:writing-mode="rl-tb" fo:line-height="300%"/>
      <style:text-properties fo:font-size="22pt" style:font-size-asian="22pt" style:font-size-complex="22pt" style:language-complex="fa" style:country-complex="IR"/>
    </style:style>
    <style:style style:name="P528" style:parent-style-name="Normal" style:family="paragraph">
      <style:paragraph-properties style:writing-mode="rl-tb" fo:line-height="300%"/>
      <style:text-properties fo:font-size="22pt" style:font-size-asian="22pt" style:font-size-complex="22pt" style:language-complex="fa" style:country-complex="IR"/>
    </style:style>
    <style:style style:name="P529" style:parent-style-name="Normal" style:family="paragraph">
      <style:paragraph-properties style:writing-mode="rl-tb" fo:line-height="300%"/>
    </style:style>
    <style:style style:name="T530" style:parent-style-name="Standardstycketeckensnitt" style:family="text">
      <style:text-properties fo:font-size="22pt" style:font-size-asian="22pt" style:font-size-complex="22pt" style:language-complex="fa" style:country-complex="IR"/>
    </style:style>
    <style:style style:name="T531" style:parent-style-name="Standardstycketeckensnitt" style:family="text">
      <style:text-properties fo:font-size="22pt" style:font-size-asian="22pt" style:font-size-complex="22pt" style:language-complex="fa" style:country-complex="IR"/>
    </style:style>
    <style:style style:name="T532" style:parent-style-name="Standardstycketeckensnitt" style:family="text">
      <style:text-properties fo:font-size="22pt" style:font-size-asian="22pt" style:font-size-complex="22pt" fo:language="sv" fo:country="SE" style:language-complex="fa" style:country-complex="IR"/>
    </style:style>
    <style:style style:name="T533" style:parent-style-name="Standardstycketeckensnitt" style:family="text">
      <style:text-properties fo:font-size="22pt" style:font-size-asian="22pt" style:font-size-complex="22pt" style:language-complex="fa" style:country-complex="IR"/>
    </style:style>
    <style:style style:name="T534" style:parent-style-name="Standardstycketeckensnitt" style:family="text">
      <style:text-properties fo:font-size="22pt" style:font-size-asian="22pt" style:font-size-complex="22pt" fo:language="sv" fo:country="SE" style:language-complex="fa" style:country-complex="IR"/>
    </style:style>
    <style:style style:name="T535" style:parent-style-name="Standardstycketeckensnitt" style:family="text">
      <style:text-properties fo:font-size="22pt" style:font-size-asian="22pt" style:font-size-complex="22pt" fo:language="sv" fo:country="SE" style:language-complex="fa" style:country-complex="IR"/>
    </style:style>
    <style:style style:name="T536" style:parent-style-name="Standardstycketeckensnitt" style:family="text">
      <style:text-properties fo:font-size="22pt" style:font-size-asian="22pt" style:font-size-complex="22pt" style:language-complex="fa" style:country-complex="IR"/>
    </style:style>
    <style:style style:name="T537" style:parent-style-name="Standardstycketeckensnitt" style:family="text">
      <style:text-properties fo:font-size="22pt" style:font-size-asian="22pt" style:font-size-complex="22pt" fo:language="sv" fo:country="SE" style:language-complex="fa" style:country-complex="IR"/>
    </style:style>
    <style:style style:name="T538" style:parent-style-name="Standardstycketeckensnitt" style:family="text">
      <style:text-properties fo:font-size="22pt" style:font-size-asian="22pt" style:font-size-complex="22pt" fo:language="sv" fo:country="SE" style:language-complex="fa" style:country-complex="IR"/>
    </style:style>
    <style:style style:name="T539" style:parent-style-name="Standardstycketeckensnitt" style:family="text">
      <style:text-properties fo:font-size="22pt" style:font-size-asian="22pt" style:font-size-complex="22pt" style:language-complex="fa" style:country-complex="IR"/>
    </style:style>
    <style:style style:name="T540" style:parent-style-name="Standardstycketeckensnitt" style:family="text">
      <style:text-properties fo:font-size="22pt" style:font-size-asian="22pt" style:font-size-complex="22pt" fo:language="sv" fo:country="SE" style:language-complex="fa" style:country-complex="IR"/>
    </style:style>
    <style:style style:name="T541" style:parent-style-name="Standardstycketeckensnitt" style:family="text">
      <style:text-properties fo:font-size="22pt" style:font-size-asian="22pt" style:font-size-complex="22pt" style:language-complex="fa" style:country-complex="IR"/>
    </style:style>
    <style:style style:name="T542" style:parent-style-name="Standardstycketeckensnitt" style:family="text">
      <style:text-properties fo:font-size="22pt" style:font-size-asian="22pt" style:font-size-complex="22pt" fo:language="sv" fo:country="SE" style:language-complex="fa" style:country-complex="IR"/>
    </style:style>
    <style:style style:name="T543" style:parent-style-name="Standardstycketeckensnitt" style:family="text">
      <style:text-properties fo:font-size="22pt" style:font-size-asian="22pt" style:font-size-complex="22pt" fo:language="sv" fo:country="SE" style:language-complex="fa" style:country-complex="IR"/>
    </style:style>
    <style:style style:name="P544" style:parent-style-name="Normal" style:family="paragraph">
      <style:paragraph-properties style:writing-mode="rl-tb" fo:line-height="300%"/>
    </style:style>
    <style:style style:name="T545" style:parent-style-name="Standardstycketeckensnitt" style:family="text">
      <style:text-properties fo:font-size="22pt" style:font-size-asian="22pt" style:font-size-complex="22pt" style:language-complex="fa" style:country-complex="IR"/>
    </style:style>
    <style:style style:name="T546" style:parent-style-name="Standardstycketeckensnitt" style:family="text">
      <style:text-properties fo:font-size="22pt" style:font-size-asian="22pt" style:font-size-complex="22pt" style:language-complex="fa" style:country-complex="IR"/>
    </style:style>
    <style:style style:name="T547" style:parent-style-name="Standardstycketeckensnitt" style:family="text">
      <style:text-properties fo:font-size="22pt" style:font-size-asian="22pt" style:font-size-complex="22pt" style:language-complex="fa" style:country-complex="IR"/>
    </style:style>
    <style:style style:name="P548" style:parent-style-name="Normal" style:family="paragraph">
      <style:paragraph-properties style:writing-mode="rl-tb" fo:line-height="300%"/>
      <style:text-properties fo:font-size="22pt" style:font-size-asian="22pt" style:font-size-complex="22pt" style:language-complex="fa" style:country-complex="IR"/>
    </style:style>
    <style:style style:name="P549" style:parent-style-name="Normal" style:family="paragraph">
      <style:paragraph-properties style:writing-mode="rl-tb" fo:line-height="300%"/>
    </style:style>
    <style:style style:name="T550" style:parent-style-name="Standardstycketeckensnitt" style:family="text">
      <style:text-properties fo:font-size="22pt" style:font-size-asian="22pt" style:font-size-complex="22pt" style:language-complex="fa" style:country-complex="IR"/>
    </style:style>
    <style:style style:name="T551" style:parent-style-name="Standardstycketeckensnitt" style:family="text">
      <style:text-properties fo:font-size="22pt" style:font-size-asian="22pt" style:font-size-complex="22pt" style:language-complex="fa" style:country-complex="IR"/>
    </style:style>
    <style:style style:name="T552" style:parent-style-name="Standardstycketeckensnitt" style:family="text">
      <style:text-properties fo:font-size="22pt" style:font-size-asian="22pt" style:font-size-complex="22pt" fo:language="sv" fo:country="SE" style:language-complex="fa" style:country-complex="IR"/>
    </style:style>
    <style:style style:name="T553" style:parent-style-name="Standardstycketeckensnitt" style:family="text">
      <style:text-properties fo:font-size="22pt" style:font-size-asian="22pt" style:font-size-complex="22pt" style:language-complex="fa" style:country-complex="IR"/>
    </style:style>
    <style:style style:name="T554" style:parent-style-name="Standardstycketeckensnitt" style:family="text">
      <style:text-properties fo:font-size="22pt" style:font-size-asian="22pt" style:font-size-complex="22pt" style:language-complex="fa" style:country-complex="IR"/>
    </style:style>
    <style:style style:name="T555" style:parent-style-name="Standardstycketeckensnitt" style:family="text">
      <style:text-properties fo:font-size="22pt" style:font-size-asian="22pt" style:font-size-complex="22pt" style:language-complex="fa" style:country-complex="IR"/>
    </style:style>
    <style:style style:name="P556" style:parent-style-name="Normal" style:family="paragraph">
      <style:paragraph-properties style:writing-mode="rl-tb" fo:line-height="300%"/>
    </style:style>
    <style:style style:name="T557" style:parent-style-name="Standardstycketeckensnitt" style:family="text">
      <style:text-properties fo:font-size="22pt" style:font-size-asian="22pt" style:font-size-complex="22pt" style:language-complex="fa" style:country-complex="IR"/>
    </style:style>
    <style:style style:name="P558" style:parent-style-name="Normal" style:family="paragraph">
      <style:paragraph-properties style:writing-mode="rl-tb" fo:line-height="300%"/>
    </style:style>
    <style:style style:name="T559" style:parent-style-name="Standardstycketeckensnitt" style:family="text">
      <style:text-properties fo:font-weight="bold" style:font-weight-asian="bold" style:font-weight-complex="bold" fo:font-size="22pt" style:font-size-asian="22pt" style:font-size-complex="22pt" style:language-complex="fa" style:country-complex="IR"/>
    </style:style>
    <style:style style:name="P560" style:parent-style-name="Normal" style:family="paragraph">
      <style:paragraph-properties style:writing-mode="rl-tb" fo:line-height="300%"/>
    </style:style>
    <style:style style:name="T561" style:parent-style-name="Standardstycketeckensnitt" style:family="text">
      <style:text-properties fo:font-weight="bold" style:font-weight-asian="bold" style:font-weight-complex="bold" fo:font-size="22pt" style:font-size-asian="22pt" style:font-size-complex="22pt" style:language-complex="fa" style:country-complex="IR"/>
    </style:style>
    <style:style style:name="T562" style:parent-style-name="Standardstycketeckensnitt" style:family="text">
      <style:text-properties fo:font-size="22pt" style:font-size-asian="22pt" style:font-size-complex="22pt" style:language-complex="fa" style:country-complex="IR"/>
    </style:style>
    <style:style style:name="T563" style:parent-style-name="Standardstycketeckensnitt" style:family="text">
      <style:text-properties fo:font-size="22pt" style:font-size-asian="22pt" style:font-size-complex="22pt" style:language-complex="fa" style:country-complex="IR"/>
    </style:style>
    <style:style style:name="P564" style:parent-style-name="Normal" style:family="paragraph">
      <style:paragraph-properties style:writing-mode="rl-tb" fo:line-height="300%"/>
    </style:style>
    <style:style style:name="T565" style:parent-style-name="Standardstycketeckensnitt" style:family="text">
      <style:text-properties fo:font-size="22pt" style:font-size-asian="22pt" style:font-size-complex="22pt" style:language-complex="fa" style:country-complex="IR"/>
    </style:style>
    <style:style style:name="T566" style:parent-style-name="Standardstycketeckensnitt" style:family="text">
      <style:text-properties fo:font-size="22pt" style:font-size-asian="22pt" style:font-size-complex="22pt" style:language-complex="fa" style:country-complex="IR"/>
    </style:style>
    <style:style style:name="P567" style:parent-style-name="Normal" style:family="paragraph">
      <style:paragraph-properties style:writing-mode="rl-tb" fo:line-height="300%"/>
    </style:style>
    <style:style style:name="T568" style:parent-style-name="Standardstycketeckensnitt" style:family="text">
      <style:text-properties fo:font-size="22pt" style:font-size-asian="22pt" style:font-size-complex="22pt" style:language-complex="fa" style:country-complex="IR"/>
    </style:style>
    <style:style style:name="T569" style:parent-style-name="Standardstycketeckensnitt" style:family="text">
      <style:text-properties fo:font-size="22pt" style:font-size-asian="22pt" style:font-size-complex="22pt" style:language-complex="fa" style:country-complex="IR"/>
    </style:style>
    <style:style style:name="T570" style:parent-style-name="Standardstycketeckensnitt" style:family="text">
      <style:text-properties fo:font-size="22pt" style:font-size-asian="22pt" style:font-size-complex="22pt" style:language-complex="fa" style:country-complex="IR"/>
    </style:style>
    <style:style style:name="T571" style:parent-style-name="Standardstycketeckensnitt" style:family="text">
      <style:text-properties fo:font-size="22pt" style:font-size-asian="22pt" style:font-size-complex="22pt" style:language-complex="fa" style:country-complex="IR"/>
    </style:style>
    <style:style style:name="T572" style:parent-style-name="Standardstycketeckensnitt" style:family="text">
      <style:text-properties fo:font-size="22pt" style:font-size-asian="22pt" style:font-size-complex="22pt" style:language-complex="fa" style:country-complex="IR"/>
    </style:style>
    <style:style style:name="T573" style:parent-style-name="Standardstycketeckensnitt" style:family="text">
      <style:text-properties fo:font-size="22pt" style:font-size-asian="22pt" style:font-size-complex="22pt" style:language-complex="fa" style:country-complex="IR"/>
    </style:style>
    <style:style style:name="T574" style:parent-style-name="Standardstycketeckensnitt" style:family="text">
      <style:text-properties fo:font-size="22pt" style:font-size-asian="22pt" style:font-size-complex="22pt" style:language-complex="fa" style:country-complex="IR"/>
    </style:style>
    <style:style style:name="P575" style:parent-style-name="Normal" style:family="paragraph">
      <style:paragraph-properties style:writing-mode="rl-tb" fo:line-height="300%"/>
    </style:style>
    <style:style style:name="T576" style:parent-style-name="Standardstycketeckensnitt" style:family="text">
      <style:text-properties fo:font-weight="bold" style:font-weight-asian="bold" style:font-weight-complex="bold" fo:font-size="22pt" style:font-size-asian="22pt" style:font-size-complex="22pt" style:language-complex="fa" style:country-complex="IR"/>
    </style:style>
    <style:style style:name="P577" style:parent-style-name="Normal" style:family="paragraph">
      <style:paragraph-properties style:writing-mode="rl-tb" fo:line-height="300%"/>
    </style:style>
    <style:style style:name="T578" style:parent-style-name="Standardstycketeckensnitt" style:family="text">
      <style:text-properties fo:font-size="22pt" style:font-size-asian="22pt" style:font-size-complex="22pt" style:language-complex="fa" style:country-complex="IR"/>
    </style:style>
    <style:style style:name="T579" style:parent-style-name="Standardstycketeckensnitt" style:family="text">
      <style:text-properties fo:font-size="22pt" style:font-size-asian="22pt" style:font-size-complex="22pt" style:language-complex="fa" style:country-complex="IR"/>
    </style:style>
    <style:style style:name="T580" style:parent-style-name="Standardstycketeckensnitt" style:family="text">
      <style:text-properties fo:font-size="22pt" style:font-size-asian="22pt" style:font-size-complex="22pt" style:language-complex="fa" style:country-complex="IR"/>
    </style:style>
    <style:style style:name="T581" style:parent-style-name="Standardstycketeckensnitt" style:family="text">
      <style:text-properties fo:font-size="22pt" style:font-size-asian="22pt" style:font-size-complex="22pt" style:language-complex="fa" style:country-complex="IR"/>
    </style:style>
    <style:style style:name="T582" style:parent-style-name="Standardstycketeckensnitt" style:family="text">
      <style:text-properties fo:font-size="22pt" style:font-size-asian="22pt" style:font-size-complex="22pt" style:language-complex="fa" style:country-complex="IR"/>
    </style:style>
    <style:style style:name="T583" style:parent-style-name="Standardstycketeckensnitt" style:family="text">
      <style:text-properties fo:font-size="22pt" style:font-size-asian="22pt" style:font-size-complex="22pt" style:language-complex="fa" style:country-complex="IR"/>
    </style:style>
    <style:style style:name="P584" style:parent-style-name="Normal" style:family="paragraph">
      <style:paragraph-properties style:writing-mode="rl-tb" fo:line-height="300%"/>
    </style:style>
    <style:style style:name="T585" style:parent-style-name="Standardstycketeckensnitt" style:family="text">
      <style:text-properties fo:font-size="22pt" style:font-size-asian="22pt" style:font-size-complex="22pt" style:language-complex="fa" style:country-complex="IR"/>
    </style:style>
    <style:style style:name="T586" style:parent-style-name="Standardstycketeckensnitt" style:family="text">
      <style:text-properties fo:font-size="22pt" style:font-size-asian="22pt" style:font-size-complex="22pt" style:language-complex="fa" style:country-complex="IR"/>
    </style:style>
    <style:style style:name="P587" style:parent-style-name="Normal" style:family="paragraph">
      <style:paragraph-properties style:writing-mode="rl-tb" fo:line-height="300%"/>
    </style:style>
    <style:style style:name="T588" style:parent-style-name="Standardstycketeckensnitt" style:family="text">
      <style:text-properties fo:font-weight="bold" style:font-weight-asian="bold" style:font-weight-complex="bold" fo:font-size="22pt" style:font-size-asian="22pt" style:font-size-complex="22pt" style:language-complex="fa" style:country-complex="IR"/>
    </style:style>
    <style:style style:name="P589" style:parent-style-name="Normal" style:family="paragraph">
      <style:paragraph-properties style:writing-mode="rl-tb" fo:line-height="300%"/>
    </style:style>
    <style:style style:name="T590" style:parent-style-name="Standardstycketeckensnitt" style:family="text">
      <style:text-properties fo:font-size="22pt" style:font-size-asian="22pt" style:font-size-complex="22pt" style:language-complex="fa" style:country-complex="IR"/>
    </style:style>
    <style:style style:name="T591" style:parent-style-name="Standardstycketeckensnitt" style:family="text">
      <style:text-properties fo:font-size="22pt" style:font-size-asian="22pt" style:font-size-complex="22pt" style:language-complex="fa" style:country-complex="IR"/>
    </style:style>
    <style:style style:name="P592" style:parent-style-name="Normal" style:family="paragraph">
      <style:paragraph-properties style:writing-mode="rl-tb" fo:line-height="300%"/>
    </style:style>
    <style:style style:name="T593" style:parent-style-name="Standardstycketeckensnitt" style:family="text">
      <style:text-properties fo:font-weight="bold" style:font-weight-asian="bold" style:font-weight-complex="bold" fo:font-size="22pt" style:font-size-asian="22pt" style:font-size-complex="22pt" style:language-complex="fa" style:country-complex="IR"/>
    </style:style>
    <style:style style:name="T594" style:parent-style-name="Standardstycketeckensnitt" style:family="text">
      <style:text-properties fo:font-size="22pt" style:font-size-asian="22pt" style:font-size-complex="22pt" style:language-complex="fa" style:country-complex="IR"/>
    </style:style>
    <style:style style:name="T595" style:parent-style-name="Standardstycketeckensnitt" style:family="text">
      <style:text-properties fo:font-size="22pt" style:font-size-asian="22pt" style:font-size-complex="22pt" style:language-complex="fa" style:country-complex="IR"/>
    </style:style>
    <style:style style:name="T596" style:parent-style-name="Standardstycketeckensnitt" style:family="text">
      <style:text-properties fo:font-size="22pt" style:font-size-asian="22pt" style:font-size-complex="22pt" style:language-complex="fa" style:country-complex="IR"/>
    </style:style>
    <style:style style:name="P597" style:parent-style-name="Normal" style:family="paragraph">
      <style:paragraph-properties style:writing-mode="rl-tb" fo:line-height="300%"/>
      <style:text-properties fo:font-size="22pt" style:font-size-asian="22pt" style:font-size-complex="22pt" style:language-complex="fa" style:country-complex="IR"/>
    </style:style>
    <style:style style:name="P598" style:parent-style-name="Normal" style:family="paragraph">
      <style:paragraph-properties style:writing-mode="rl-tb" fo:line-height="300%"/>
    </style:style>
    <style:style style:name="T599" style:parent-style-name="Standardstycketeckensnitt" style:family="text">
      <style:text-properties fo:font-size="22pt" style:font-size-asian="22pt" style:font-size-complex="22pt" style:language-complex="fa" style:country-complex="IR"/>
    </style:style>
    <style:style style:name="T600" style:parent-style-name="Standardstycketeckensnitt" style:family="text">
      <style:text-properties fo:font-size="22pt" style:font-size-asian="22pt" style:font-size-complex="22pt" style:language-complex="fa" style:country-complex="IR"/>
    </style:style>
    <style:style style:name="T601" style:parent-style-name="Standardstycketeckensnitt" style:family="text">
      <style:text-properties fo:font-size="22pt" style:font-size-asian="22pt" style:font-size-complex="22pt" style:language-complex="fa" style:country-complex="IR"/>
    </style:style>
    <style:style style:name="T602" style:parent-style-name="Standardstycketeckensnitt" style:family="text">
      <style:text-properties fo:font-size="22pt" style:font-size-asian="22pt" style:font-size-complex="22pt" style:language-complex="fa" style:country-complex="IR"/>
    </style:style>
    <style:style style:name="P603" style:parent-style-name="Normal" style:family="paragraph">
      <style:paragraph-properties style:writing-mode="rl-tb" fo:line-height="300%"/>
    </style:style>
    <style:style style:name="T604" style:parent-style-name="Standardstycketeckensnitt" style:family="text">
      <style:text-properties fo:font-weight="bold" style:font-weight-asian="bold" style:font-weight-complex="bold" fo:font-size="22pt" style:font-size-asian="22pt" style:font-size-complex="22pt" style:language-complex="fa" style:country-complex="IR"/>
    </style:style>
    <style:style style:name="P605" style:parent-style-name="Normal" style:family="paragraph">
      <style:paragraph-properties style:writing-mode="rl-tb" fo:line-height="300%"/>
    </style:style>
    <style:style style:name="T606" style:parent-style-name="Standardstycketeckensnitt" style:family="text">
      <style:text-properties fo:font-size="22pt" style:font-size-asian="22pt" style:font-size-complex="22pt" style:language-complex="fa" style:country-complex="IR"/>
    </style:style>
    <style:style style:name="T607" style:parent-style-name="Standardstycketeckensnitt" style:family="text">
      <style:text-properties fo:font-size="22pt" style:font-size-asian="22pt" style:font-size-complex="22pt" style:language-complex="fa" style:country-complex="IR"/>
    </style:style>
    <style:style style:name="T608" style:parent-style-name="Standardstycketeckensnitt" style:family="text">
      <style:text-properties fo:font-size="22pt" style:font-size-asian="22pt" style:font-size-complex="22pt" style:language-complex="fa" style:country-complex="IR"/>
    </style:style>
    <style:style style:name="T609" style:parent-style-name="Standardstycketeckensnitt" style:family="text">
      <style:text-properties fo:font-size="22pt" style:font-size-asian="22pt" style:font-size-complex="22pt" style:language-complex="fa" style:country-complex="IR"/>
    </style:style>
    <style:style style:name="T610" style:parent-style-name="Standardstycketeckensnitt" style:family="text">
      <style:text-properties fo:font-size="22pt" style:font-size-asian="22pt" style:font-size-complex="22pt" style:language-complex="fa" style:country-complex="IR"/>
    </style:style>
    <style:style style:name="T611" style:parent-style-name="Standardstycketeckensnitt" style:family="text">
      <style:text-properties fo:font-size="22pt" style:font-size-asian="22pt" style:font-size-complex="22pt" style:language-complex="fa" style:country-complex="IR"/>
    </style:style>
    <style:style style:name="T612" style:parent-style-name="Standardstycketeckensnitt" style:family="text">
      <style:text-properties fo:font-size="22pt" style:font-size-asian="22pt" style:font-size-complex="22pt" style:language-complex="fa" style:country-complex="IR"/>
    </style:style>
    <style:style style:name="P613" style:parent-style-name="Normal" style:family="paragraph">
      <style:paragraph-properties style:writing-mode="rl-tb" fo:line-height="300%"/>
    </style:style>
    <style:style style:name="T614" style:parent-style-name="Standardstycketeckensnitt" style:family="text">
      <style:text-properties fo:font-size="22pt" style:font-size-asian="22pt" style:font-size-complex="22pt" style:language-complex="fa" style:country-complex="IR"/>
    </style:style>
    <style:style style:name="T615" style:parent-style-name="Standardstycketeckensnitt" style:family="text">
      <style:text-properties fo:font-size="22pt" style:font-size-asian="22pt" style:font-size-complex="22pt" style:language-complex="fa" style:country-complex="IR"/>
    </style:style>
    <style:style style:name="T616" style:parent-style-name="Standardstycketeckensnitt" style:family="text">
      <style:text-properties fo:font-size="22pt" style:font-size-asian="22pt" style:font-size-complex="22pt" style:language-complex="fa" style:country-complex="IR"/>
    </style:style>
    <style:style style:name="P617" style:parent-style-name="Normal" style:family="paragraph">
      <style:paragraph-properties style:writing-mode="rl-tb" fo:line-height="300%"/>
    </style:style>
    <style:style style:name="T618" style:parent-style-name="Standardstycketeckensnitt" style:family="text">
      <style:text-properties fo:font-weight="bold" style:font-weight-asian="bold" style:font-weight-complex="bold" fo:font-size="22pt" style:font-size-asian="22pt" style:font-size-complex="22pt" style:language-complex="fa" style:country-complex="IR"/>
    </style:style>
    <style:style style:name="T619" style:parent-style-name="Standardstycketeckensnitt" style:family="text">
      <style:text-properties fo:font-size="22pt" style:font-size-asian="22pt" style:font-size-complex="22pt" style:language-complex="fa" style:country-complex="IR"/>
    </style:style>
    <style:style style:name="T620" style:parent-style-name="Standardstycketeckensnitt" style:family="text">
      <style:text-properties fo:font-size="22pt" style:font-size-asian="22pt" style:font-size-complex="22pt" style:language-complex="fa" style:country-complex="IR"/>
    </style:style>
    <style:style style:name="T621" style:parent-style-name="Standardstycketeckensnitt" style:family="text">
      <style:text-properties fo:font-size="22pt" style:font-size-asian="22pt" style:font-size-complex="22pt" style:language-complex="fa" style:country-complex="IR"/>
    </style:style>
    <style:style style:name="T622" style:parent-style-name="Standardstycketeckensnitt" style:family="text">
      <style:text-properties fo:font-size="22pt" style:font-size-asian="22pt" style:font-size-complex="22pt" fo:language="sv" fo:country="SE" style:language-complex="fa" style:country-complex="IR"/>
    </style:style>
    <style:style style:name="T623" style:parent-style-name="Standardstycketeckensnitt" style:family="text">
      <style:text-properties fo:font-size="22pt" style:font-size-asian="22pt" style:font-size-complex="22pt" style:language-complex="fa" style:country-complex="IR"/>
    </style:style>
    <style:style style:name="T624" style:parent-style-name="Standardstycketeckensnitt" style:family="text">
      <style:text-properties fo:font-size="22pt" style:font-size-asian="22pt" style:font-size-complex="22pt" style:language-complex="fa" style:country-complex="IR"/>
    </style:style>
    <style:style style:name="T625" style:parent-style-name="Standardstycketeckensnitt" style:family="text">
      <style:text-properties fo:font-size="22pt" style:font-size-asian="22pt" style:font-size-complex="22pt" style:language-complex="fa" style:country-complex="IR"/>
    </style:style>
    <style:style style:name="P626" style:parent-style-name="Normal" style:family="paragraph">
      <style:paragraph-properties style:writing-mode="rl-tb" fo:line-height="300%"/>
      <style:text-properties fo:font-size="22pt" style:font-size-asian="22pt" style:font-size-complex="22pt" style:language-complex="fa" style:country-complex="IR"/>
    </style:style>
    <style:style style:name="P627" style:parent-style-name="Normal" style:family="paragraph">
      <style:paragraph-properties style:writing-mode="rl-tb" fo:line-height="300%"/>
    </style:style>
    <style:style style:name="T628" style:parent-style-name="Standardstycketeckensnitt" style:family="text">
      <style:text-properties fo:font-weight="bold" style:font-weight-asian="bold" style:font-weight-complex="bold" fo:font-size="22pt" style:font-size-asian="22pt" style:font-size-complex="22pt" style:language-complex="fa" style:country-complex="IR"/>
    </style:style>
    <style:style style:name="P629" style:parent-style-name="Normal" style:family="paragraph">
      <style:paragraph-properties style:writing-mode="rl-tb" fo:line-height="300%"/>
    </style:style>
    <style:style style:name="T630" style:parent-style-name="Standardstycketeckensnitt" style:family="text">
      <style:text-properties fo:font-size="22pt" style:font-size-asian="22pt" style:font-size-complex="22pt" style:language-complex="fa" style:country-complex="IR"/>
    </style:style>
    <style:style style:name="T631" style:parent-style-name="Standardstycketeckensnitt" style:family="text">
      <style:text-properties fo:font-size="22pt" style:font-size-asian="22pt" style:font-size-complex="22pt" style:language-complex="fa" style:country-complex="IR"/>
    </style:style>
    <style:style style:name="T632" style:parent-style-name="Standardstycketeckensnitt" style:family="text">
      <style:text-properties fo:font-size="22pt" style:font-size-asian="22pt" style:font-size-complex="22pt" style:language-complex="fa" style:country-complex="IR"/>
    </style:style>
    <style:style style:name="P633" style:parent-style-name="Normal" style:family="paragraph">
      <style:paragraph-properties style:writing-mode="rl-tb" fo:line-height="300%"/>
    </style:style>
    <style:style style:name="T634" style:parent-style-name="Standardstycketeckensnitt" style:family="text">
      <style:text-properties fo:font-weight="bold" style:font-weight-asian="bold" style:font-weight-complex="bold" fo:font-size="22pt" style:font-size-asian="22pt" style:font-size-complex="22pt" style:language-complex="fa" style:country-complex="IR"/>
    </style:style>
    <style:style style:name="P635" style:parent-style-name="Normal" style:family="paragraph">
      <style:paragraph-properties style:writing-mode="rl-tb" fo:line-height="300%"/>
    </style:style>
    <style:style style:name="T636" style:parent-style-name="Standardstycketeckensnitt" style:family="text">
      <style:text-properties fo:font-size="22pt" style:font-size-asian="22pt" style:font-size-complex="22pt" style:language-complex="fa" style:country-complex="IR"/>
    </style:style>
    <style:style style:name="T637" style:parent-style-name="Standardstycketeckensnitt" style:family="text">
      <style:text-properties fo:font-size="22pt" style:font-size-asian="22pt" style:font-size-complex="22pt" style:language-complex="fa" style:country-complex="IR"/>
    </style:style>
    <style:style style:name="P638" style:parent-style-name="Normal" style:family="paragraph">
      <style:paragraph-properties style:writing-mode="rl-tb" fo:line-height="300%"/>
    </style:style>
    <style:style style:name="T639" style:parent-style-name="Standardstycketeckensnitt" style:family="text">
      <style:text-properties fo:font-weight="bold" style:font-weight-asian="bold" style:font-weight-complex="bold" fo:font-size="22pt" style:font-size-asian="22pt" style:font-size-complex="22pt" style:language-complex="fa" style:country-complex="IR"/>
    </style:style>
    <style:style style:name="T640" style:parent-style-name="Standardstycketeckensnitt" style:family="text">
      <style:text-properties fo:font-size="22pt" style:font-size-asian="22pt" style:font-size-complex="22pt" style:language-complex="fa" style:country-complex="IR"/>
    </style:style>
    <style:style style:name="T641" style:parent-style-name="Standardstycketeckensnitt" style:family="text">
      <style:text-properties fo:font-size="22pt" style:font-size-asian="22pt" style:font-size-complex="22pt" style:language-complex="fa" style:country-complex="IR"/>
    </style:style>
    <style:style style:name="P642" style:parent-style-name="Normal" style:family="paragraph">
      <style:paragraph-properties style:writing-mode="rl-tb" fo:line-height="300%"/>
      <style:text-properties fo:font-size="22pt" style:font-size-asian="22pt" style:font-size-complex="22pt" style:language-complex="fa" style:country-complex="IR"/>
    </style:style>
    <style:style style:name="P643" style:parent-style-name="Normal" style:family="paragraph">
      <style:paragraph-properties style:writing-mode="rl-tb" fo:line-height="300%"/>
    </style:style>
    <style:style style:name="T644" style:parent-style-name="Standardstycketeckensnitt" style:family="text">
      <style:text-properties fo:font-size="22pt" style:font-size-asian="22pt" style:font-size-complex="22pt" style:language-complex="fa" style:country-complex="IR"/>
    </style:style>
    <style:style style:name="T645" style:parent-style-name="Standardstycketeckensnitt" style:family="text">
      <style:text-properties fo:font-size="22pt" style:font-size-asian="22pt" style:font-size-complex="22pt" fo:language="sv" fo:country="SE" style:language-complex="fa" style:country-complex="IR"/>
    </style:style>
    <style:style style:name="T646" style:parent-style-name="Standardstycketeckensnitt" style:family="text">
      <style:text-properties fo:font-size="22pt" style:font-size-asian="22pt" style:font-size-complex="22pt" style:language-complex="fa" style:country-complex="IR"/>
    </style:style>
    <style:style style:name="T647" style:parent-style-name="Standardstycketeckensnitt" style:family="text">
      <style:text-properties fo:font-size="22pt" style:font-size-asian="22pt" style:font-size-complex="22pt" style:language-complex="fa" style:country-complex="IR"/>
    </style:style>
    <style:style style:name="P648" style:parent-style-name="Normal" style:family="paragraph">
      <style:paragraph-properties style:writing-mode="rl-tb" fo:line-height="300%"/>
    </style:style>
    <style:style style:name="T649" style:parent-style-name="Standardstycketeckensnitt" style:family="text">
      <style:text-properties fo:font-size="22pt" style:font-size-asian="22pt" style:font-size-complex="22pt" style:language-complex="fa" style:country-complex="IR"/>
    </style:style>
    <style:style style:name="T650" style:parent-style-name="Standardstycketeckensnitt" style:family="text">
      <style:text-properties fo:font-size="22pt" style:font-size-asian="22pt" style:font-size-complex="22pt" style:language-complex="fa" style:country-complex="IR"/>
    </style:style>
    <style:style style:name="P651" style:parent-style-name="Normal" style:family="paragraph">
      <style:paragraph-properties style:writing-mode="rl-tb" fo:line-height="300%"/>
    </style:style>
    <style:style style:name="T652" style:parent-style-name="Standardstycketeckensnitt" style:family="text">
      <style:text-properties fo:font-size="22pt" style:font-size-asian="22pt" style:font-size-complex="22pt" style:language-complex="fa" style:country-complex="IR"/>
    </style:style>
    <style:style style:name="T653" style:parent-style-name="Standardstycketeckensnitt" style:family="text">
      <style:text-properties fo:font-size="22pt" style:font-size-asian="22pt" style:font-size-complex="22pt" style:language-complex="fa" style:country-complex="IR"/>
    </style:style>
    <style:style style:name="T654" style:parent-style-name="Standardstycketeckensnitt" style:family="text">
      <style:text-properties fo:font-size="22pt" style:font-size-asian="22pt" style:font-size-complex="22pt" style:language-complex="fa" style:country-complex="IR"/>
    </style:style>
    <style:style style:name="P655" style:parent-style-name="Normal" style:family="paragraph">
      <style:paragraph-properties style:writing-mode="rl-tb" fo:line-height="300%"/>
    </style:style>
    <style:style style:name="T656" style:parent-style-name="Standardstycketeckensnitt" style:family="text">
      <style:text-properties fo:font-weight="bold" style:font-weight-asian="bold" style:font-weight-complex="bold" fo:font-size="22pt" style:font-size-asian="22pt" style:font-size-complex="22pt" style:language-complex="fa" style:country-complex="IR"/>
    </style:style>
    <style:style style:name="P657" style:parent-style-name="Normal" style:family="paragraph">
      <style:paragraph-properties style:writing-mode="rl-tb" fo:line-height="300%"/>
    </style:style>
    <style:style style:name="T658" style:parent-style-name="Standardstycketeckensnitt" style:family="text">
      <style:text-properties fo:font-size="22pt" style:font-size-asian="22pt" style:font-size-complex="22pt" style:language-complex="fa" style:country-complex="IR"/>
    </style:style>
    <style:style style:name="T659" style:parent-style-name="Standardstycketeckensnitt" style:family="text">
      <style:text-properties fo:font-size="22pt" style:font-size-asian="22pt" style:font-size-complex="22pt" style:language-complex="fa" style:country-complex="IR"/>
    </style:style>
    <style:style style:name="T660" style:parent-style-name="Standardstycketeckensnitt" style:family="text">
      <style:text-properties fo:font-size="22pt" style:font-size-asian="22pt" style:font-size-complex="22pt" style:language-complex="fa" style:country-complex="IR"/>
    </style:style>
    <style:style style:name="T661" style:parent-style-name="Standardstycketeckensnitt" style:family="text">
      <style:text-properties fo:font-size="22pt" style:font-size-asian="22pt" style:font-size-complex="22pt" style:language-complex="fa" style:country-complex="IR"/>
    </style:style>
    <style:style style:name="P662" style:parent-style-name="Normal" style:family="paragraph">
      <style:paragraph-properties style:writing-mode="rl-tb" fo:line-height="300%"/>
    </style:style>
    <style:style style:name="T663" style:parent-style-name="Standardstycketeckensnitt" style:family="text">
      <style:text-properties fo:font-size="22pt" style:font-size-asian="22pt" style:font-size-complex="22pt" style:language-complex="fa" style:country-complex="IR"/>
    </style:style>
    <style:style style:name="T664" style:parent-style-name="Standardstycketeckensnitt" style:family="text">
      <style:text-properties fo:font-size="22pt" style:font-size-asian="22pt" style:font-size-complex="22pt" style:language-complex="fa" style:country-complex="IR"/>
    </style:style>
    <style:style style:name="T665" style:parent-style-name="Standardstycketeckensnitt" style:family="text">
      <style:text-properties fo:font-size="22pt" style:font-size-asian="22pt" style:font-size-complex="22pt" style:language-complex="fa" style:country-complex="IR"/>
    </style:style>
    <style:style style:name="T666" style:parent-style-name="Standardstycketeckensnitt" style:family="text">
      <style:text-properties fo:font-size="22pt" style:font-size-asian="22pt" style:font-size-complex="22pt" style:language-complex="fa" style:country-complex="IR"/>
    </style:style>
    <style:style style:name="P667" style:parent-style-name="Normal" style:family="paragraph">
      <style:paragraph-properties style:writing-mode="rl-tb" fo:line-height="300%"/>
    </style:style>
    <style:style style:name="T668" style:parent-style-name="Standardstycketeckensnitt" style:family="text">
      <style:text-properties fo:font-size="22pt" style:font-size-asian="22pt" style:font-size-complex="22pt" style:language-complex="fa" style:country-complex="IR"/>
    </style:style>
    <style:style style:name="T669" style:parent-style-name="Standardstycketeckensnitt" style:family="text">
      <style:text-properties fo:font-size="22pt" style:font-size-asian="22pt" style:font-size-complex="22pt" style:language-complex="fa" style:country-complex="IR"/>
    </style:style>
    <style:style style:name="P670" style:parent-style-name="Normal" style:family="paragraph">
      <style:paragraph-properties style:writing-mode="rl-tb" fo:line-height="300%"/>
      <style:text-properties fo:font-size="22pt" style:font-size-asian="22pt" style:font-size-complex="22pt" style:language-complex="fa" style:country-complex="IR"/>
    </style:style>
    <style:style style:name="P671" style:parent-style-name="Normal" style:family="paragraph">
      <style:paragraph-properties style:writing-mode="rl-tb" fo:line-height="300%"/>
    </style:style>
    <style:style style:name="T672" style:parent-style-name="Standardstycketeckensnitt" style:family="text">
      <style:text-properties fo:font-size="22pt" style:font-size-asian="22pt" style:font-size-complex="22pt" style:language-complex="fa" style:country-complex="IR"/>
    </style:style>
    <style:style style:name="P673" style:parent-style-name="Normal" style:family="paragraph">
      <style:paragraph-properties style:writing-mode="rl-tb" fo:line-height="300%"/>
    </style:style>
    <style:style style:name="T674" style:parent-style-name="Standardstycketeckensnitt" style:family="text">
      <style:text-properties fo:font-size="22pt" style:font-size-asian="22pt" style:font-size-complex="22pt" style:language-complex="fa" style:country-complex="IR"/>
    </style:style>
    <style:style style:name="T675" style:parent-style-name="Standardstycketeckensnitt" style:family="text">
      <style:text-properties fo:font-weight="bold" style:font-weight-asian="bold" style:font-weight-complex="bold" fo:font-size="22pt" style:font-size-asian="22pt" style:font-size-complex="22pt" style:language-complex="fa" style:country-complex="IR"/>
    </style:style>
    <style:style style:name="P676" style:parent-style-name="Normal" style:family="paragraph">
      <style:paragraph-properties style:writing-mode="rl-tb" fo:line-height="300%"/>
    </style:style>
    <style:style style:name="T677" style:parent-style-name="Standardstycketeckensnitt" style:family="text">
      <style:text-properties fo:font-size="22pt" style:font-size-asian="22pt" style:font-size-complex="22pt" style:language-complex="fa" style:country-complex="IR"/>
    </style:style>
    <style:style style:name="T678" style:parent-style-name="Standardstycketeckensnitt" style:family="text">
      <style:text-properties fo:font-size="22pt" style:font-size-asian="22pt" style:font-size-complex="22pt" style:language-complex="fa" style:country-complex="IR"/>
    </style:style>
    <style:style style:name="T679" style:parent-style-name="Standardstycketeckensnitt" style:family="text">
      <style:text-properties fo:font-size="22pt" style:font-size-asian="22pt" style:font-size-complex="22pt" style:language-complex="fa" style:country-complex="IR"/>
    </style:style>
    <style:style style:name="P680" style:parent-style-name="Normal" style:family="paragraph">
      <style:paragraph-properties style:writing-mode="rl-tb" fo:line-height="300%"/>
    </style:style>
    <style:style style:name="T681" style:parent-style-name="Standardstycketeckensnitt" style:family="text">
      <style:text-properties fo:font-size="22pt" style:font-size-asian="22pt" style:font-size-complex="22pt" style:language-complex="fa" style:country-complex="IR"/>
    </style:style>
    <style:style style:name="P682" style:parent-style-name="Normal" style:family="paragraph">
      <style:paragraph-properties style:writing-mode="rl-tb" fo:line-height="300%"/>
    </style:style>
    <style:style style:name="T683" style:parent-style-name="Standardstycketeckensnitt" style:family="text">
      <style:text-properties fo:font-size="22pt" style:font-size-asian="22pt" style:font-size-complex="22pt" style:language-complex="fa" style:country-complex="IR"/>
    </style:style>
    <style:style style:name="T684" style:parent-style-name="Standardstycketeckensnitt" style:family="text">
      <style:text-properties fo:font-size="22pt" style:font-size-asian="22pt" style:font-size-complex="22pt" style:language-complex="fa" style:country-complex="IR"/>
    </style:style>
    <style:style style:name="T685" style:parent-style-name="Standardstycketeckensnitt" style:family="text">
      <style:text-properties fo:font-size="22pt" style:font-size-asian="22pt" style:font-size-complex="22pt" style:language-complex="fa" style:country-complex="IR"/>
    </style:style>
    <style:style style:name="T686" style:parent-style-name="Standardstycketeckensnitt" style:family="text">
      <style:text-properties fo:font-size="22pt" style:font-size-asian="22pt" style:font-size-complex="22pt" style:language-complex="fa" style:country-complex="IR"/>
    </style:style>
    <style:style style:name="P687" style:parent-style-name="Normal" style:family="paragraph">
      <style:paragraph-properties style:writing-mode="rl-tb" fo:line-height="300%"/>
    </style:style>
    <style:style style:name="T688" style:parent-style-name="Standardstycketeckensnitt" style:family="text">
      <style:text-properties fo:font-size="22pt" style:font-size-asian="22pt" style:font-size-complex="22pt" style:language-complex="fa" style:country-complex="IR"/>
    </style:style>
    <style:style style:name="P689" style:parent-style-name="Normal" style:family="paragraph">
      <style:paragraph-properties style:writing-mode="rl-tb" fo:line-height="300%"/>
    </style:style>
    <style:style style:name="T690" style:parent-style-name="Standardstycketeckensnitt" style:family="text">
      <style:text-properties fo:font-weight="bold" style:font-weight-asian="bold" style:font-weight-complex="bold" fo:font-size="22pt" style:font-size-asian="22pt" style:font-size-complex="22pt" style:language-complex="fa" style:country-complex="IR"/>
    </style:style>
    <style:style style:name="P691" style:parent-style-name="Normal" style:family="paragraph">
      <style:paragraph-properties style:writing-mode="rl-tb" fo:line-height="300%"/>
    </style:style>
    <style:style style:name="T692" style:parent-style-name="Standardstycketeckensnitt" style:family="text">
      <style:text-properties fo:font-size="22pt" style:font-size-asian="22pt" style:font-size-complex="22pt" style:language-complex="fa" style:country-complex="IR"/>
    </style:style>
    <style:style style:name="T693" style:parent-style-name="Standardstycketeckensnitt" style:family="text">
      <style:text-properties fo:font-size="22pt" style:font-size-asian="22pt" style:font-size-complex="22pt" style:language-complex="fa" style:country-complex="IR"/>
    </style:style>
    <style:style style:name="T694" style:parent-style-name="Standardstycketeckensnitt" style:family="text">
      <style:text-properties fo:font-size="22pt" style:font-size-asian="22pt" style:font-size-complex="22pt" style:language-complex="fa" style:country-complex="IR"/>
    </style:style>
    <style:style style:name="T695" style:parent-style-name="Standardstycketeckensnitt" style:family="text">
      <style:text-properties fo:font-size="22pt" style:font-size-asian="22pt" style:font-size-complex="22pt" style:language-complex="fa" style:country-complex="IR"/>
    </style:style>
    <style:style style:name="T696" style:parent-style-name="Standardstycketeckensnitt" style:family="text">
      <style:text-properties fo:font-size="22pt" style:font-size-asian="22pt" style:font-size-complex="22pt" style:language-complex="fa" style:country-complex="IR"/>
    </style:style>
    <style:style style:name="P697" style:parent-style-name="Normal" style:family="paragraph">
      <style:paragraph-properties style:writing-mode="rl-tb" fo:line-height="300%"/>
    </style:style>
    <style:style style:name="T698" style:parent-style-name="Standardstycketeckensnitt" style:family="text">
      <style:text-properties fo:font-weight="bold" style:font-weight-asian="bold" style:font-weight-complex="bold" fo:font-size="22pt" style:font-size-asian="22pt" style:font-size-complex="22pt" style:language-complex="fa" style:country-complex="IR"/>
    </style:style>
    <style:style style:name="P699" style:parent-style-name="Normal" style:family="paragraph">
      <style:paragraph-properties style:writing-mode="rl-tb" fo:line-height="300%"/>
    </style:style>
    <style:style style:name="T700" style:parent-style-name="Standardstycketeckensnitt" style:family="text">
      <style:text-properties fo:font-size="22pt" style:font-size-asian="22pt" style:font-size-complex="22pt"/>
    </style:style>
    <style:style style:name="T701" style:parent-style-name="Standardstycketeckensnitt" style:family="text">
      <style:text-properties fo:font-size="22pt" style:font-size-asian="22pt" style:font-size-complex="22pt"/>
    </style:style>
    <style:style style:name="P702" style:parent-style-name="Normal" style:family="paragraph">
      <style:paragraph-properties style:writing-mode="rl-tb" fo:line-height="300%"/>
      <style:text-properties fo:font-size="22pt" style:font-size-asian="22pt" style:font-size-complex="22pt" style:language-complex="fa" style:country-complex="IR"/>
    </style:style>
    <style:style style:name="P703" style:parent-style-name="Normal" style:family="paragraph">
      <style:paragraph-properties style:writing-mode="rl-tb" fo:line-height="300%"/>
      <style:text-properties fo:font-size="22pt" style:font-size-asian="22pt" style:font-size-complex="22pt" fo:language="sv" fo:country="SE" style:language-complex="fa" style:country-complex="IR"/>
    </style:style>
    <style:style style:name="P704" style:parent-style-name="Normal" style:family="paragraph">
      <style:paragraph-properties style:writing-mode="rl-tb" fo:line-height="300%"/>
    </style:style>
    <style:style style:name="T705" style:parent-style-name="Standardstycketeckensnitt" style:family="text">
      <style:text-properties fo:font-size="22pt" style:font-size-asian="22pt" style:font-size-complex="22pt" style:language-complex="fa" style:country-complex="IR"/>
    </style:style>
    <style:style style:name="P706" style:parent-style-name="Liststycke" style:list-style-name="LFO3" style:family="paragraph">
      <style:paragraph-properties style:writing-mode="rl-tb" fo:line-height="300%"/>
    </style:style>
    <style:style style:name="T707" style:parent-style-name="Standardstycketeckensnitt" style:family="text">
      <style:text-properties fo:font-size="22pt" style:font-size-asian="22pt" style:font-size-complex="22pt" style:language-complex="fa" style:country-complex="IR"/>
    </style:style>
    <style:style style:name="T708" style:parent-style-name="Standardstycketeckensnitt" style:family="text">
      <style:text-properties fo:font-size="22pt" style:font-size-asian="22pt" style:font-size-complex="22pt" style:language-complex="fa" style:country-complex="IR"/>
    </style:style>
    <style:style style:name="P709" style:parent-style-name="Liststycke" style:list-style-name="LFO3" style:family="paragraph">
      <style:paragraph-properties style:writing-mode="rl-tb" fo:line-height="300%"/>
    </style:style>
    <style:style style:name="T710" style:parent-style-name="Standardstycketeckensnitt" style:family="text">
      <style:text-properties fo:font-size="22pt" style:font-size-asian="22pt" style:font-size-complex="22pt" style:language-complex="fa" style:country-complex="IR"/>
    </style:style>
    <style:style style:name="P711" style:parent-style-name="Liststycke" style:list-style-name="LFO3" style:family="paragraph">
      <style:paragraph-properties style:writing-mode="rl-tb" fo:line-height="300%"/>
    </style:style>
    <style:style style:name="T712" style:parent-style-name="Standardstycketeckensnitt" style:family="text">
      <style:text-properties fo:font-size="22pt" style:font-size-asian="22pt" style:font-size-complex="22pt" style:language-complex="fa" style:country-complex="IR"/>
    </style:style>
    <style:style style:name="P713" style:parent-style-name="Liststycke" style:list-style-name="LFO3" style:family="paragraph">
      <style:paragraph-properties style:writing-mode="rl-tb" fo:line-height="300%"/>
    </style:style>
    <style:style style:name="T714" style:parent-style-name="Standardstycketeckensnitt" style:family="text">
      <style:text-properties fo:font-size="22pt" style:font-size-asian="22pt" style:font-size-complex="22pt" style:language-complex="fa" style:country-complex="IR"/>
    </style:style>
    <style:style style:name="P715" style:parent-style-name="Liststycke" style:list-style-name="LFO3" style:family="paragraph">
      <style:paragraph-properties style:writing-mode="rl-tb" fo:line-height="300%"/>
    </style:style>
    <style:style style:name="T716" style:parent-style-name="Standardstycketeckensnitt" style:family="text">
      <style:text-properties fo:font-size="22pt" style:font-size-asian="22pt" style:font-size-complex="22pt" style:language-complex="fa" style:country-complex="IR"/>
    </style:style>
    <style:style style:name="P717" style:parent-style-name="Liststycke" style:list-style-name="LFO3" style:family="paragraph">
      <style:paragraph-properties style:writing-mode="rl-tb" fo:line-height="300%"/>
    </style:style>
    <style:style style:name="T718" style:parent-style-name="Standardstycketeckensnitt" style:family="text">
      <style:text-properties fo:font-size="22pt" style:font-size-asian="22pt" style:font-size-complex="22pt" style:language-complex="fa" style:country-complex="IR"/>
    </style:style>
    <style:style style:name="P719" style:parent-style-name="Liststycke" style:list-style-name="LFO3" style:family="paragraph">
      <style:paragraph-properties style:writing-mode="rl-tb" fo:line-height="300%"/>
    </style:style>
    <style:style style:name="T720" style:parent-style-name="Standardstycketeckensnitt" style:family="text">
      <style:text-properties fo:font-size="22pt" style:font-size-asian="22pt" style:font-size-complex="22pt" style:language-complex="fa" style:country-complex="IR"/>
    </style:style>
    <style:style style:name="T721" style:parent-style-name="Standardstycketeckensnitt" style:family="text">
      <style:text-properties fo:font-size="22pt" style:font-size-asian="22pt" style:font-size-complex="22pt" style:language-complex="fa" style:country-complex="IR"/>
    </style:style>
    <style:style style:name="P722" style:parent-style-name="Liststycke" style:list-style-name="LFO3" style:family="paragraph">
      <style:paragraph-properties style:writing-mode="rl-tb" fo:line-height="300%"/>
    </style:style>
    <style:style style:name="T723" style:parent-style-name="Standardstycketeckensnitt" style:family="text">
      <style:text-properties fo:font-size="22pt" style:font-size-asian="22pt" style:font-size-complex="22pt" style:language-complex="fa" style:country-complex="IR"/>
    </style:style>
    <style:style style:name="T724" style:parent-style-name="Standardstycketeckensnitt" style:family="text">
      <style:text-properties fo:font-size="22pt" style:font-size-asian="22pt" style:font-size-complex="22pt" style:language-complex="fa" style:country-complex="IR"/>
    </style:style>
    <style:style style:name="T725" style:parent-style-name="Standardstycketeckensnitt" style:family="text">
      <style:text-properties fo:font-size="22pt" style:font-size-asian="22pt" style:font-size-complex="22pt" style:language-complex="fa" style:country-complex="IR"/>
    </style:style>
    <style:style style:name="T726" style:parent-style-name="Standardstycketeckensnitt" style:family="text">
      <style:text-properties fo:font-size="22pt" style:font-size-asian="22pt" style:font-size-complex="22pt" fo:language="en" fo:country="US" style:language-complex="fa" style:country-complex="IR"/>
    </style:style>
    <style:style style:name="T727" style:parent-style-name="Standardstycketeckensnitt" style:family="text">
      <style:text-properties fo:font-size="22pt" style:font-size-asian="22pt" style:font-size-complex="22pt" fo:language="en" fo:country="US" style:language-complex="fa" style:country-complex="IR"/>
    </style:style>
    <style:style style:name="T728" style:parent-style-name="Standardstycketeckensnitt" style:family="text">
      <style:text-properties fo:font-size="22pt" style:font-size-asian="22pt" style:font-size-complex="22pt" style:language-complex="fa" style:country-complex="IR"/>
    </style:style>
    <style:style style:name="P729" style:parent-style-name="Liststycke" style:list-style-name="LFO3" style:family="paragraph">
      <style:paragraph-properties style:writing-mode="rl-tb" fo:line-height="300%"/>
    </style:style>
    <style:style style:name="T730" style:parent-style-name="Standardstycketeckensnitt" style:family="text">
      <style:text-properties fo:font-size="22pt" style:font-size-asian="22pt" style:font-size-complex="22pt" style:language-complex="fa" style:country-complex="IR"/>
    </style:style>
    <style:style style:name="P731" style:parent-style-name="Liststycke" style:list-style-name="LFO3" style:family="paragraph">
      <style:paragraph-properties style:writing-mode="rl-tb" fo:line-height="300%"/>
    </style:style>
    <style:style style:name="T732" style:parent-style-name="Standardstycketeckensnitt" style:family="text">
      <style:text-properties fo:font-size="22pt" style:font-size-asian="22pt" style:font-size-complex="22pt" style:language-complex="fa" style:country-complex="IR"/>
    </style:style>
    <style:style style:name="P733" style:parent-style-name="Normal" style:family="paragraph">
      <style:paragraph-properties style:writing-mode="rl-tb" fo:line-height="300%"/>
      <style:text-properties fo:font-size="22pt" style:font-size-asian="22pt" style:font-size-complex="22pt" style:language-complex="fa" style:country-complex="IR"/>
    </style:style>
    <style:style style:name="P734" style:parent-style-name="Normal" style:family="paragraph">
      <style:paragraph-properties style:writing-mode="rl-tb" fo:line-height="300%"/>
      <style:text-properties fo:font-size="14pt" style:font-size-asian="14pt" style:font-size-complex="14pt" style:language-complex="fa" style:country-complex="IR"/>
    </style:style>
    <style:style style:name="P735" style:parent-style-name="Liststycke" style:list-style-name="LFO4" style:family="paragraph">
      <style:paragraph-properties style:writing-mode="rl-tb" fo:line-height="300%"/>
    </style:style>
    <style:style style:name="T736" style:parent-style-name="Standardstycketeckensnitt" style:family="text">
      <style:text-properties fo:font-size="14pt" style:font-size-asian="14pt" style:font-size-complex="14pt" style:language-complex="fa" style:country-complex="IR"/>
    </style:style>
    <style:style style:name="P737" style:parent-style-name="Liststycke" style:list-style-name="LFO4" style:family="paragraph">
      <style:paragraph-properties style:writing-mode="rl-tb" fo:line-height="300%"/>
    </style:style>
    <style:style style:name="T738" style:parent-style-name="Standardstycketeckensnitt" style:family="text">
      <style:text-properties fo:font-size="22pt" style:font-size-asian="22pt" style:font-size-complex="22pt" style:language-complex="fa" style:country-complex="IR"/>
    </style:style>
    <style:style style:name="P739" style:parent-style-name="Liststycke" style:list-style-name="LFO4" style:family="paragraph">
      <style:paragraph-properties style:writing-mode="rl-tb" fo:line-height="300%"/>
    </style:style>
    <style:style style:name="T740" style:parent-style-name="Standardstycketeckensnitt" style:family="text">
      <style:text-properties fo:font-size="22pt" style:font-size-asian="22pt" style:font-size-complex="22pt" style:language-complex="fa" style:country-complex="IR"/>
    </style:style>
    <style:style style:name="T741" style:parent-style-name="Standardstycketeckensnitt" style:family="text">
      <style:text-properties fo:font-size="22pt" style:font-size-asian="22pt" style:font-size-complex="22pt" style:language-complex="fa" style:country-complex="IR"/>
    </style:style>
    <style:style style:name="P742" style:parent-style-name="Liststycke" style:list-style-name="LFO4" style:family="paragraph">
      <style:paragraph-properties style:writing-mode="rl-tb" fo:line-height="300%"/>
    </style:style>
    <style:style style:name="T743" style:parent-style-name="Standardstycketeckensnitt" style:family="text">
      <style:text-properties fo:font-size="22pt" style:font-size-asian="22pt" style:font-size-complex="22pt" style:language-complex="fa" style:country-complex="IR"/>
    </style:style>
    <style:style style:name="P744" style:parent-style-name="Liststycke" style:list-style-name="LFO4" style:family="paragraph">
      <style:paragraph-properties style:writing-mode="rl-tb" fo:line-height="300%"/>
    </style:style>
    <style:style style:name="T745" style:parent-style-name="Standardstycketeckensnitt" style:family="text">
      <style:text-properties fo:font-size="22pt" style:font-size-asian="22pt" style:font-size-complex="22pt" style:language-complex="fa" style:country-complex="IR"/>
    </style:style>
    <style:style style:name="P746" style:parent-style-name="Liststycke" style:list-style-name="LFO4" style:family="paragraph">
      <style:paragraph-properties style:writing-mode="rl-tb" fo:line-height="300%"/>
    </style:style>
    <style:style style:name="T747" style:parent-style-name="Standardstycketeckensnitt" style:family="text">
      <style:text-properties fo:font-size="22pt" style:font-size-asian="22pt" style:font-size-complex="22pt" style:language-complex="fa" style:country-complex="IR"/>
    </style:style>
    <style:style style:name="T748" style:parent-style-name="Standardstycketeckensnitt" style:family="text">
      <style:text-properties fo:font-size="22pt" style:font-size-asian="22pt" style:font-size-complex="22pt" style:language-complex="fa" style:country-complex="IR"/>
    </style:style>
    <style:style style:name="P749" style:parent-style-name="Liststycke" style:list-style-name="LFO4" style:family="paragraph">
      <style:paragraph-properties style:writing-mode="rl-tb" fo:line-height="300%"/>
    </style:style>
    <style:style style:name="T750" style:parent-style-name="Standardstycketeckensnitt" style:family="text">
      <style:text-properties fo:font-size="22pt" style:font-size-asian="22pt" style:font-size-complex="22pt" style:language-complex="fa" style:country-complex="IR"/>
    </style:style>
    <style:style style:name="T751" style:parent-style-name="Standardstycketeckensnitt" style:family="text">
      <style:text-properties fo:font-size="22pt" style:font-size-asian="22pt" style:font-size-complex="22pt" style:language-complex="fa" style:country-complex="IR"/>
    </style:style>
    <style:style style:name="T752" style:parent-style-name="Standardstycketeckensnitt" style:family="text">
      <style:text-properties fo:font-size="22pt" style:font-size-asian="22pt" style:font-size-complex="22pt" style:language-complex="fa" style:country-complex="IR"/>
    </style:style>
    <style:style style:name="P753" style:parent-style-name="Liststycke" style:list-style-name="LFO4" style:family="paragraph">
      <style:paragraph-properties style:writing-mode="rl-tb" fo:line-height="300%"/>
    </style:style>
    <style:style style:name="T754" style:parent-style-name="Standardstycketeckensnitt" style:family="text">
      <style:text-properties fo:font-size="22pt" style:font-size-asian="22pt" style:font-size-complex="22pt" style:language-complex="fa" style:country-complex="IR"/>
    </style:style>
    <style:style style:name="T755" style:parent-style-name="Standardstycketeckensnitt" style:family="text">
      <style:text-properties fo:font-size="22pt" style:font-size-asian="22pt" style:font-size-complex="22pt" style:language-complex="fa" style:country-complex="IR"/>
    </style:style>
    <style:style style:name="T756" style:parent-style-name="Standardstycketeckensnitt" style:family="text">
      <style:text-properties fo:font-size="22pt" style:font-size-asian="22pt" style:font-size-complex="22pt" style:language-complex="fa" style:country-complex="IR"/>
    </style:style>
    <style:style style:name="T757" style:parent-style-name="Standardstycketeckensnitt" style:family="text">
      <style:text-properties fo:font-size="22pt" style:font-size-asian="22pt" style:font-size-complex="22pt" style:language-complex="fa" style:country-complex="IR"/>
    </style:style>
    <style:style style:name="T758" style:parent-style-name="Standardstycketeckensnitt" style:family="text">
      <style:text-properties fo:font-size="22pt" style:font-size-asian="22pt" style:font-size-complex="22pt" style:language-complex="fa" style:country-complex="IR"/>
    </style:style>
    <style:style style:name="P759" style:parent-style-name="Liststycke" style:list-style-name="LFO4" style:family="paragraph">
      <style:paragraph-properties style:writing-mode="rl-tb" fo:line-height="300%"/>
    </style:style>
    <style:style style:name="T760" style:parent-style-name="Standardstycketeckensnitt" style:family="text">
      <style:text-properties fo:font-size="22pt" style:font-size-asian="22pt" style:font-size-complex="22pt" style:language-complex="fa" style:country-complex="IR"/>
    </style:style>
    <style:style style:name="T761" style:parent-style-name="Standardstycketeckensnitt" style:family="text">
      <style:text-properties fo:font-size="22pt" style:font-size-asian="22pt" style:font-size-complex="22pt" style:language-complex="fa" style:country-complex="IR"/>
    </style:style>
    <style:style style:name="T762" style:parent-style-name="Standardstycketeckensnitt" style:family="text">
      <style:text-properties fo:font-size="22pt" style:font-size-asian="22pt" style:font-size-complex="22pt" style:language-complex="fa" style:country-complex="IR"/>
    </style:style>
    <style:style style:name="P763" style:parent-style-name="Liststycke" style:list-style-name="LFO4" style:family="paragraph">
      <style:paragraph-properties style:writing-mode="rl-tb" fo:line-height="300%"/>
    </style:style>
    <style:style style:name="T764" style:parent-style-name="Standardstycketeckensnitt" style:family="text">
      <style:text-properties fo:font-size="22pt" style:font-size-asian="22pt" style:font-size-complex="22pt" style:language-complex="fa" style:country-complex="IR"/>
    </style:style>
    <style:style style:name="P765" style:parent-style-name="Liststycke" style:list-style-name="LFO4" style:family="paragraph">
      <style:paragraph-properties style:writing-mode="rl-tb" fo:line-height="300%"/>
    </style:style>
    <style:style style:name="T766" style:parent-style-name="Standardstycketeckensnitt" style:family="text">
      <style:text-properties fo:font-size="22pt" style:font-size-asian="22pt" style:font-size-complex="22pt" style:language-complex="fa" style:country-complex="IR"/>
    </style:style>
    <style:style style:name="T767" style:parent-style-name="Standardstycketeckensnitt" style:family="text">
      <style:text-properties fo:font-size="22pt" style:font-size-asian="22pt" style:font-size-complex="22pt" style:language-complex="fa" style:country-complex="IR"/>
    </style:style>
    <style:style style:name="T768" style:parent-style-name="Standardstycketeckensnitt" style:family="text">
      <style:text-properties fo:font-size="22pt" style:font-size-asian="22pt" style:font-size-complex="22pt" style:language-complex="fa" style:country-complex="IR"/>
    </style:style>
    <style:style style:name="T769" style:parent-style-name="Standardstycketeckensnitt" style:family="text">
      <style:text-properties fo:font-size="22pt" style:font-size-asian="22pt" style:font-size-complex="22pt" style:language-complex="fa" style:country-complex="IR"/>
    </style:style>
    <style:style style:name="T770" style:parent-style-name="Standardstycketeckensnitt" style:family="text">
      <style:text-properties fo:font-size="22pt" style:font-size-asian="22pt" style:font-size-complex="22pt" style:language-complex="fa" style:country-complex="IR"/>
    </style:style>
    <style:style style:name="P771" style:parent-style-name="Liststycke" style:list-style-name="LFO4" style:family="paragraph">
      <style:paragraph-properties style:writing-mode="rl-tb" fo:line-height="300%"/>
    </style:style>
    <style:style style:name="T772" style:parent-style-name="Standardstycketeckensnitt" style:family="text">
      <style:text-properties fo:font-size="22pt" style:font-size-asian="22pt" style:font-size-complex="22pt" style:language-complex="fa" style:country-complex="IR"/>
    </style:style>
    <style:style style:name="P773" style:parent-style-name="Liststycke" style:list-style-name="LFO4" style:family="paragraph">
      <style:paragraph-properties style:writing-mode="rl-tb" fo:line-height="300%"/>
    </style:style>
    <style:style style:name="T774" style:parent-style-name="Standardstycketeckensnitt" style:family="text">
      <style:text-properties fo:font-size="22pt" style:font-size-asian="22pt" style:font-size-complex="22pt" style:language-complex="fa" style:country-complex="IR"/>
    </style:style>
    <style:style style:name="T775" style:parent-style-name="Standardstycketeckensnitt" style:family="text">
      <style:text-properties fo:font-size="22pt" style:font-size-asian="22pt" style:font-size-complex="22pt" style:language-complex="fa" style:country-complex="IR"/>
    </style:style>
    <style:style style:name="P776" style:parent-style-name="Liststycke" style:list-style-name="LFO4" style:family="paragraph">
      <style:paragraph-properties style:writing-mode="rl-tb" fo:line-height="300%"/>
    </style:style>
    <style:style style:name="T777" style:parent-style-name="Standardstycketeckensnitt" style:family="text">
      <style:text-properties fo:font-size="22pt" style:font-size-asian="22pt" style:font-size-complex="22pt" style:language-complex="fa" style:country-complex="IR"/>
    </style:style>
    <style:style style:name="P778" style:parent-style-name="Liststycke" style:list-style-name="LFO4" style:family="paragraph">
      <style:paragraph-properties style:writing-mode="rl-tb" fo:line-height="300%"/>
    </style:style>
    <style:style style:name="T779" style:parent-style-name="Standardstycketeckensnitt" style:family="text">
      <style:text-properties fo:font-size="22pt" style:font-size-asian="22pt" style:font-size-complex="22pt" style:language-complex="fa" style:country-complex="IR"/>
    </style:style>
    <style:style style:name="T780" style:parent-style-name="Standardstycketeckensnitt" style:family="text">
      <style:text-properties fo:font-size="22pt" style:font-size-asian="22pt" style:font-size-complex="22pt" style:language-complex="fa" style:country-complex="IR"/>
    </style:style>
    <style:style style:name="P781" style:parent-style-name="Normal" style:family="paragraph">
      <style:paragraph-properties style:writing-mode="rl-tb" fo:line-height="300%"/>
      <style:text-properties fo:font-size="22pt" style:font-size-asian="22pt" style:font-size-complex="22pt" style:language-complex="fa" style:country-complex="IR"/>
    </style:style>
    <style:style style:name="P782" style:parent-style-name="Normal" style:family="paragraph">
      <style:paragraph-properties style:writing-mode="rl-tb" fo:line-height="300%"/>
      <style:text-properties fo:font-size="22pt" style:font-size-asian="22pt" style:font-size-complex="22pt" style:language-complex="fa" style:country-complex="IR"/>
    </style:style>
    <style:style style:name="P783" style:parent-style-name="Normal" style:family="paragraph">
      <style:paragraph-properties style:writing-mode="rl-tb" fo:line-height="300%"/>
      <style:text-properties fo:font-size="14pt" style:font-size-asian="14pt" style:font-size-complex="14pt" fo:language="sv" fo:country="SE" style:language-complex="fa" style:country-complex="IR"/>
    </style:style>
    <style:style style:name="P784" style:parent-style-name="Normal" style:family="paragraph">
      <style:paragraph-properties style:writing-mode="rl-tb" fo:line-height="300%"/>
    </style:style>
    <style:style style:name="T785" style:parent-style-name="Standardstycketeckensnitt" style:family="text">
      <style:text-properties fo:font-size="14pt" style:font-size-asian="14pt" style:font-size-complex="14pt" style:language-complex="fa" style:country-complex="IR"/>
    </style:style>
    <style:style style:name="P786" style:parent-style-name="Liststycke" style:list-style-name="LFO5" style:family="paragraph">
      <style:paragraph-properties style:writing-mode="rl-tb" fo:line-height="300%"/>
    </style:style>
    <style:style style:name="T787" style:parent-style-name="Standardstycketeckensnitt" style:family="text">
      <style:text-properties fo:font-size="22pt" style:font-size-asian="22pt" style:font-size-complex="22pt" style:language-complex="fa" style:country-complex="IR"/>
    </style:style>
    <style:style style:name="T788" style:parent-style-name="Standardstycketeckensnitt" style:family="text">
      <style:text-properties fo:font-size="22pt" style:font-size-asian="22pt" style:font-size-complex="22pt" fo:language="sv" fo:country="SE" style:language-complex="fa" style:country-complex="IR"/>
    </style:style>
    <style:style style:name="T789" style:parent-style-name="Standardstycketeckensnitt" style:family="text">
      <style:text-properties fo:font-size="22pt" style:font-size-asian="22pt" style:font-size-complex="22pt" style:language-complex="fa" style:country-complex="IR"/>
    </style:style>
    <style:style style:name="P790" style:parent-style-name="Liststycke" style:list-style-name="LFO5" style:family="paragraph">
      <style:paragraph-properties style:writing-mode="rl-tb" fo:line-height="300%"/>
    </style:style>
    <style:style style:name="T791" style:parent-style-name="Standardstycketeckensnitt" style:family="text">
      <style:text-properties fo:font-size="22pt" style:font-size-asian="22pt" style:font-size-complex="22pt" style:language-complex="fa" style:country-complex="IR"/>
    </style:style>
    <style:style style:name="T792" style:parent-style-name="Standardstycketeckensnitt" style:family="text">
      <style:text-properties fo:font-size="22pt" style:font-size-asian="22pt" style:font-size-complex="22pt" style:language-complex="fa" style:country-complex="IR"/>
    </style:style>
    <style:style style:name="P793" style:parent-style-name="Liststycke" style:list-style-name="LFO5" style:family="paragraph">
      <style:paragraph-properties style:writing-mode="rl-tb" fo:line-height="300%"/>
    </style:style>
    <style:style style:name="T794" style:parent-style-name="Standardstycketeckensnitt" style:family="text">
      <style:text-properties fo:font-size="22pt" style:font-size-asian="22pt" style:font-size-complex="22pt" style:language-complex="fa" style:country-complex="IR"/>
    </style:style>
    <style:style style:name="P795" style:parent-style-name="Liststycke" style:list-style-name="LFO5" style:family="paragraph">
      <style:paragraph-properties style:writing-mode="rl-tb" fo:line-height="300%"/>
    </style:style>
    <style:style style:name="T796" style:parent-style-name="Standardstycketeckensnitt" style:family="text">
      <style:text-properties fo:font-size="22pt" style:font-size-asian="22pt" style:font-size-complex="22pt" style:language-complex="fa" style:country-complex="IR"/>
    </style:style>
    <style:style style:name="P797" style:parent-style-name="Liststycke" style:list-style-name="LFO5" style:family="paragraph">
      <style:paragraph-properties style:writing-mode="rl-tb" fo:line-height="300%"/>
    </style:style>
    <style:style style:name="T798" style:parent-style-name="Standardstycketeckensnitt" style:family="text">
      <style:text-properties fo:font-size="22pt" style:font-size-asian="22pt" style:font-size-complex="22pt" style:language-complex="fa" style:country-complex="IR"/>
    </style:style>
    <style:style style:name="T799" style:parent-style-name="Standardstycketeckensnitt" style:family="text">
      <style:text-properties fo:font-size="22pt" style:font-size-asian="22pt" style:font-size-complex="22pt" style:language-complex="fa" style:country-complex="IR"/>
    </style:style>
    <style:style style:name="P800" style:parent-style-name="Liststycke" style:list-style-name="LFO5" style:family="paragraph">
      <style:paragraph-properties style:writing-mode="rl-tb" fo:line-height="300%"/>
    </style:style>
    <style:style style:name="T801" style:parent-style-name="Standardstycketeckensnitt" style:family="text">
      <style:text-properties fo:font-size="22pt" style:font-size-asian="22pt" style:font-size-complex="22pt" style:language-complex="fa" style:country-complex="IR"/>
    </style:style>
    <style:style style:name="P802" style:parent-style-name="Normal" style:family="paragraph">
      <style:paragraph-properties style:writing-mode="rl-tb" fo:line-height="300%" fo:margin-left="0.25in">
        <style:tab-stops/>
      </style:paragraph-properties>
      <style:text-properties fo:font-size="22pt" style:font-size-asian="22pt" style:font-size-complex="22pt" fo:language="sv" fo:country="SE" style:language-complex="fa" style:country-complex="IR"/>
    </style:style>
    <style:style style:name="P803" style:parent-style-name="Normal" style:family="paragraph">
      <style:paragraph-properties style:writing-mode="rl-tb" fo:line-height="300%"/>
      <style:text-properties fo:font-size="22pt" style:font-size-asian="22pt" style:font-size-complex="22pt" fo:language="sv" fo:country="SE" style:language-complex="fa" style:country-complex="IR"/>
    </style:style>
    <style:style style:name="P804" style:parent-style-name="Normal" style:family="paragraph">
      <style:paragraph-properties style:writing-mode="rl-tb" fo:line-height="300%"/>
      <style:text-properties fo:font-size="22pt" style:font-size-asian="22pt" style:font-size-complex="22pt" fo:language="sv" fo:country="SE" style:language-complex="fa" style:country-complex="IR"/>
    </style:style>
    <style:style style:name="P805" style:parent-style-name="Normal" style:family="paragraph">
      <style:paragraph-properties style:writing-mode="rl-tb" fo:line-height="300%"/>
      <style:text-properties fo:font-size="22pt" style:font-size-asian="22pt" style:font-size-complex="22pt" fo:language="sv" fo:country="SE" style:language-complex="fa" style:country-complex="IR"/>
    </style:style>
    <style:style style:name="P806" style:parent-style-name="Normal" style:family="paragraph">
      <style:paragraph-properties style:writing-mode="rl-tb" fo:line-height="300%"/>
      <style:text-properties fo:font-size="22pt" style:font-size-asian="22pt" style:font-size-complex="22pt" fo:language="sv" fo:country="SE" style:language-complex="fa" style:country-complex="IR"/>
    </style:style>
    <style:style style:name="P807" style:parent-style-name="Normal" style:family="paragraph">
      <style:paragraph-properties style:writing-mode="rl-tb" fo:line-height="300%"/>
      <style:text-properties fo:font-size="22pt" style:font-size-asian="22pt" style:font-size-complex="22pt" fo:language="sv" fo:country="SE" style:language-complex="fa" style:country-complex="IR"/>
    </style:style>
  </office:automatic-styles>
  <office:body>
    <office:text text:use-soft-page-breaks="true">
      <text:p text:style-name="P1"><text:span text:style-name="T2">آیین هندو</text:span></text:p>
      <text:p text:style-name="P3"><text:span text:style-name="T4">آیین هندو شامل خدایان و مذاهب بسیار مختلفی است. هر چند هند سرزمین آیین هندو است ولی علاقه به این دین در آمریکا و اروپا نیز گسترده است. خود هندوها دینشان را ساناتا دارما (</text:span><text:span text:style-name="T5">Santana dharma)<text:s/></text:span><text:span text:style-name="T6">بمعنی<text:s/></text:span><text:span text:style-name="T7">نظم<text:s/></text:span><text:span text:style-name="T8">جاودانه مینامند. <text:s/>روح انسان پیوسته بصورت زندگی جدید بازتولد می یابد. با انجام کارهای نیک یا بد انسان میتواند بر چگونگی بازتولد بعدی خود اثر بگذارد. مجموع این کارهای خوب و بد پدیده کارما نامیده میشود. این کارما است که تصمیم میگیرد<text:s/></text:span><text:span text:style-name="T9">چه زندگی دفعه بعد<text:s/></text:span><text:soft-page-break/><text:span text:style-name="T10">داشته باشیم. هدف نهایی زندگی رهایی از بازتولدها و پیوستن به معنویت</text:span><text:span text:style-name="T11"><text:s/>جهانی<text:s/></text:span><text:span text:style-name="T12">برهمان (</text:span><text:span text:style-name="T13">Brahman)</text:span><text:span text:style-name="T14">است. این بازپیوندی بمانند قطره آبی که به دریا برمیگردد توصیف میشود.</text:span></text:p>
      <text:p text:style-name="P15">S124</text:p>
      <text:p text:style-name="P16">Tankar om Gud</text:p>
      <text:p text:style-name="P17"><text:span text:style-name="T18">عقیده در مورد خدا<text:s/></text:span></text:p>
      <text:p text:style-name="P19"><text:span text:style-name="T20"><text:s/>آیین هندو بیشترین خدایان را در میان ادیان<text:s/></text:span><text:span text:style-name="T21">دارد. اگر تمام خدایان محلی در هر روستا شمرده شوند تعدادشان چندین میلیون میشود. البته بسیاری از هندوها معتقدند که تنها یک خدا هست که<text:s/></text:span><text:soft-page-break/><text:span text:style-name="T22">عبادت میشود. بشر نیازمند تصاویر و تعاریف زیادی برای ارتباط با خدا است. پشت همه تصاویر خوب، براهمن یعنی<text:s/></text:span><text:span text:style-name="T23">روح<text:s/></text:span><text:span text:style-name="T24">کل جهان است.</text:span></text:p>
      <text:p text:style-name="P25"><text:span text:style-name="T26">بنیا</text:span><text:span text:style-name="T27">نگذار دین هندو</text:span></text:p>
      <text:p text:style-name="P28"><text:span text:style-name="T29">آیین هندو بنیانگذاری ندارد. اصالت آن به 3500 سال قبل برمیگردد. هر نسل و هر برهه زمانی برای توسعه این آیین کمک خود را به یادگار گذاشته است.<text:s/></text:span></text:p>
      <text:p text:style-name="P30"><text:span text:style-name="T31">متون مهم<text:s/></text:span></text:p>
      <text:soft-page-break/>
      <text:p text:style-name="P32"><text:span text:style-name="T33">کتابهای وادا قدیمی ترین متون مقدس در میان هندوها است. متدوال ترین کتابی که در میان هندوها خ</text:span><text:span text:style-name="T34">واننده میشود<text:s/></text:span><text:span text:style-name="T35">Bhagavadgita</text:span><text:span text:style-name="T36"><text:s/></text:span><text:span text:style-name="T37">است بمعنی بلندترین آوا. این کتاب که هندوها آن را ییتا<text:s/></text:span><text:span text:style-name="T38">Gita</text:span><text:span text:style-name="T39"><text:s/>مینامند در مورد عشق به خدا است. <text:s/></text:span></text:p>
      <text:p text:style-name="P40"><text:span text:style-name="T41">نمادها</text:span></text:p>
      <text:p text:style-name="P42"><text:span text:style-name="T43">Aum :<text:s/></text:span><text:span text:style-name="T44">این یک نماد برای آوای<text:s/></text:span><text:span text:style-name="T45">aum</text:span><text:span text:style-name="T46"><text:s/>است. آوای<text:s/></text:span><text:span text:style-name="T47">aum</text:span><text:span text:style-name="T48"><text:s/>موزیک مخصوص دنیا است. گفته میشود که (</text:span><text:span text:style-name="T49">آوای</text:span><text:span text:style-name="T50">) مجموع تمام موجودات است.<text:s/></text:span><text:span text:style-name="T51">Aum</text:span><text:span text:style-name="T52"><text:s/>در هنگام عباد</text:span><text:span text:style-name="T53">ت و مراقبه خوانده میشود.</text:span></text:p>
      <text:p text:style-name="P54"/>
      <text:p text:style-name="P55"><text:span text:style-name="T56">گل نیلوفر آبی</text:span><text:span text:style-name="T57">: این گل نزد خدا نمادی برای زنانگی است. خدا میتواند بصورت نشسته در داخل یک گل نیلوفر آبی تصور شود.<text:s/></text:span></text:p>
      <text:p text:style-name="P58"/>
      <text:p text:style-name="P59"><text:span text:style-name="T60">Linga :<text:s/></text:span><text:span text:style-name="T61">یک ستون سنگی که سر آن گرد شده نمادی از مردانگی در نزد خداست بخصوص خدایی بنام شیوا. این ستون تصویری از آلت تن</text:span><text:span text:style-name="T62">اسلی برانگیخته اوست. بصورت نمادین بیانگر قدرت<text:s/></text:span><text:span text:style-name="T63">اوست</text:span><text:span text:style-name="T64">. <text:s/></text:span></text:p>
      <text:p text:style-name="P65"/>
      <text:p text:style-name="P66"/>
      <text:p text:style-name="P67">S125</text:p>
      <text:p text:style-name="P68"><text:span text:style-name="T69">اعیاد مهم</text:span></text:p>
      <text:p text:style-name="P70"><text:span text:style-name="T71">Holi</text:span><text:span text:style-name="T72"><text:s/>: Holi</text:span><text:span text:style-name="T73"><text:s/>یک عید بهاری است که برای بازگشت زندگی جشن گرفته میشود. رابطه ها دوباره برقرار میشود و دشمنی ها فراموش میگردد. طی جشن<text:s/></text:span><text:span text:style-name="T74">Holi</text:span><text:span text:style-name="T75"><text:s/>تمام مرزهای بین آدمها برداشته میشود. جنسیت و طبقه<text:s/></text:span><text:span text:style-name="T76">اجتماعی در زمان جشن بی معناست.<text:s/></text:span></text:p>
      <text:p text:style-name="P77"/>
      <text:soft-page-break/>
      <text:p text:style-name="P78"><text:span text:style-name="T79">خوراک و پوشاک</text:span></text:p>
      <text:p text:style-name="P80"><text:span text:style-name="T81">هندوهایی که متعلق به<text:s/></text:span><text:span text:style-name="T82">طبقه<text:s/></text:span><text:span text:style-name="T83">بالا هستند گوشت نمیخوردند. گیاه خوار بودن منزلت اجتماعی بالایی به همراه دارد. گوشت گاو خورده نمیشود ولی شیر گاو و کره آن که در غذا استفاده میشود پسندیده است.<text:s/></text:span></text:p>
      <text:p text:style-name="P84"><text:span text:style-name="T85">بسیاری از زنان هندو ساری</text:span><text:span text:style-name="T86"><text:s/>به تن میکنند. ساری چند متر پارچه دراز است که به دور بدن پیچیده میشود و انتهای آن بر رو ی شانه انداخته میشود.<text:s/></text:span></text:p>
      <text:p text:style-name="P87"><text:span text:style-name="T88">ساختمان مهم</text:span></text:p>
      <text:soft-page-break/>
      <text:p text:style-name="P89"><text:span text:style-name="T90">در بین هندوها معبد مهمترین ساختمان است. معبد محل زندگی خدا است. معبد بمانند کلیسا یا مسجد محل جمع شدن افراد نیست. در معبد یک مجسمه از</text:span><text:span text:style-name="T91"><text:s/>خدا هست که بمانند یک شخص زنده مراقبت میشود و غذا و نذورات دریافت میکند. هندوها محوطه معبد را زیارت میکنند و بین ساختمان های مختلف در آنجا برای قربانی و دعا پیاده روی میکنند.<text:s/></text:span></text:p>
      <text:p text:style-name="P92"><text:span text:style-name="T93">مکان های مقدس</text:span></text:p>
      <text:p text:style-name="P94"><text:span text:style-name="T95">بسیاری از هندوها مایل به سفربه شهر<text:s/></text:span><text:span text:style-name="T96">Varanasi</text:span><text:span text:style-name="T97"><text:s/>هستند. این شهر در کنار</text:span><text:span text:style-name="T98"><text:s/>رود مقدس گنگا قرار دارد. زائرها برای پاک شدن<text:s/></text:span><text:soft-page-break/><text:span text:style-name="T99">از اعمال زشت در رود غسل میکنند. بعد از بیرون آمدن از رود هیزم مراسم تدفین</text:span><text:span text:style-name="T100"><text:s/></text:span><text:span text:style-name="T101">روشن میکنند و<text:s/></text:span><text:span text:style-name="T102">کرم</text:span><text:span text:style-name="T103"><text:s text:c="2"/>می کنند. خاکستر مرده ها در رود پاشیده میشود.<text:s/></text:span></text:p>
      <text:p text:style-name="P104">S126</text:p>
      <text:p text:style-name="P105">LÄRAN</text:p>
      <text:p text:style-name="P106"><text:span text:style-name="T107">آموزه ها</text:span></text:p>
      <text:p text:style-name="P108"/>
      <text:soft-page-break/>
      <text:p text:style-name="P109"><text:span text:style-name="T110">در همه ادیان بزرگ گرایش ها و نظرات مختلف وجود دارد</text:span><text:span text:style-name="T111">. انسانها مختلف فکر میکنند همینطور آنها که مسیحی، مسلمان و بودایی هستند. <text:s/></text:span></text:p>
      <text:p text:style-name="P112"><text:span text:style-name="T113">دینی که هندو نامیده میشود مبتنی بر گرایش های جدی مختلفی است که در هند با هم اشتراک دارند. برای اولین بار طی قرنهای اخیر هندوها تلاش کردند که دین یکپارچه ای را داشته باشند،<text:s/></text:span><text:span text:style-name="T114">panhindui</text:span><text:span text:style-name="T115">sm</text:span><text:span text:style-name="T116"><text:s/>به معنی آیین هندو برای همه.</text:span></text:p>
      <text:p text:style-name="P117"><text:span text:style-name="T118">نظم جاودانه</text:span></text:p>
      <text:soft-page-break/>
      <text:p text:style-name="P119"><text:span text:style-name="T120">هندوها دین خود را<text:s/></text:span><text:span text:style-name="T121">sanatana dharma</text:span><text:span text:style-name="T122"><text:s/>مینامند که در سوئدی تقریبا نظم جاودانه نامیده میشود. برای هندوها عقیده مشترک این است که <text:s/>قوانین معنوی وجود دارد که زندگی بشر را در کنترل دارد.<text:s/></text:span></text:p>
      <text:p text:style-name="P123"><text:span text:style-name="T124">Samsara</text:span><text:span text:style-name="T125"><text:s/></text:span><text:span text:style-name="T126">و<text:s/></text:span><text:span text:style-name="T127"><text:s/></text:span><text:span text:style-name="T128">Karma</text:span></text:p>
      <text:p text:style-name="P129"><text:span text:style-name="T130">یکی از این قوانین<text:s/></text:span><text:span text:style-name="T131">معنوی سامسارا است بمعنی دَوَران. به این معنا که انسان پس از مرگ دوباره متولد میشود. این روح بشر است که در یک پیکر جدید به زندگی ادامه میدهد. اینکه روح به چه شکل بازتولد می یابد بستگی به این دارد که شخص زندگی<text:s/></text:span><text:soft-page-break/><text:span text:style-name="T132">قبلی خود را چگونه زیسته است. آیا او شخص خوب بوده</text:span><text:span text:style-name="T133"><text:s/>یا بد؟ مجموع اعمال نیک و بد انسان کارما نامیده میشود تقریبا میشود گفت بمعنی نتیجه اعمال زندگی. بنابر آین هندو با توجه به خوب یا بد بودن کارما یک انسان زندگی بعدی خوب با بد بدست می آورد. عقیده این است که هر آنچه بکاری برداشت خواهی کرد. پدیده کارما میتواند<text:s/></text:span><text:span text:style-name="T134">در مورد یک قسمت کوچکی از کل زندگی باشد. هر روز<text:s/></text:span><text:span text:style-name="T135">کارمای مخصوص همان<text:s/></text:span><text:span text:style-name="T136">روز را دارد شامل خوبی ها و بدی ها. تمام<text:s/></text:span><text:span text:style-name="T137">اتفاق های<text:s/></text:span><text:span text:style-name="T138">خوب و بد که انجام شده بر کارمای ما اثر دارد.<text:s/></text:span></text:p>
      <text:soft-page-break/>
      <text:p text:style-name="P139"><text:span text:style-name="T140">هدف، رها شدن تدریجی از بازتولد است. رهایی از بازتولد موکشا<text:s/></text:span><text:span text:style-name="T141">Moksha</text:span><text:span text:style-name="T142"><text:s/>نامیده میشود.</text:span></text:p>
      <text:p text:style-name="P143"/>
      <text:p text:style-name="P144"><text:span text:style-name="T145">انسان جزئی از<text:s/></text:span><text:span text:style-name="T146">خداست- آتمان و برهمن</text:span></text:p>
      <text:p text:style-name="P147"><text:span text:style-name="T148">قانون معنوی دیگر آتمان و برهمن نام دارد. ما به چیزهایی که بظاهر در اطرافمان میبینیم نمیتوانیم اعتماد داشته باشیم. در این دنیا خانه، پول، موفقیت و دیگر انسانها واقعی نیستند. پشت هر چیزی یک<text:s/></text:span><text:span text:style-name="T149">روح کلی<text:s/></text:span><text:span text:style-name="T150">وجود دارد، یک واقعیت که برهمن نامیده<text:s/></text:span><text:soft-page-break/><text:span text:style-name="T151">می</text:span><text:span text:style-name="T152">شود. در نهایت تنها برهمن باقی می ماند. تمام مادیات دیر یا زود از بین خواهند رفت. <text:s/></text:span></text:p>
      <text:p text:style-name="P153"/>
      <text:p text:style-name="P154">S 127</text:p>
      <text:p text:style-name="P155"><text:span text:style-name="T156">عکس: کنار رود<text:s/></text:span><text:span text:style-name="T157">Ganges .<text:s/></text:span><text:span text:style-name="T158">این زن ظرفی در دست دارد که میخواهد در آن آب مقدس بریزد. مطمئنا او قبلا در آب خودش را شسته است. شستن بدن در این</text:span><text:span text:style-name="T159">جا<text:s/></text:span><text:span text:style-name="T160">هنگام طلوع خورشید روح انسان را</text:span><text:span text:style-name="T161"><text:s/>از کارمای بد پاک میکند، از تمام کارهای ناپسند.<text:s/></text:span></text:p>
      <text:p text:style-name="P162">S128</text:p>
      <text:soft-page-break/>
      <text:p text:style-name="P163"><text:span text:style-name="T164">اما انسان و دیگر موجودات زنده در روح خود قسمتی از برهمن جاودانه را در خود دارند. این روح جزء آتمن<text:s/></text:span><text:span text:style-name="T165">atman</text:span><text:span text:style-name="T166"><text:s/>نامیده میشود.<text:s/></text:span><text:span text:style-name="T167">هدف نهایی زندگی این است که آتمن هر انسان رها شده و به برهمن بپیوندد. این قضیه بمانند</text:span><text:span text:style-name="T168"><text:s/>پیوستن یک قطره آب به دریا توضیح داده میشود. <text:s/>روح جزء به روح کل میپیوندد و دیگر نیازی به بازتولدهای مجدد نیست.<text:s/></text:span><text:span text:style-name="T169"><text:line-break/></text:span><text:span text:style-name="T170">  در متون مقدس که اپانیشاندها<text:s/></text:span><text:span text:style-name="T171">Upanishaderna</text:span><text:span text:style-name="T172"><text:s/>نامیده میشوند این عقیده هست که خدا در درون همه چیز هست. در اینجا یک گفتگو بین پدر و پسری بنام<text:s/></text:span><text:span text:style-name="T173">Svetak</text:span><text:span text:style-name="T174">etu</text:span><text:span text:style-name="T175"><text:s/>داریم:</text:span></text:p>
      <text:soft-page-break/>
      <text:list text:style-name="LFO1" text:continue-numbering="true">
        <text:list-item>
          <text:p text:style-name="P176"><text:span text:style-name="T177">این نمک را در تشت آب بگذار و فردا پیش من بیا! پسر اینکار را انجام داد. پدر به او گفت:</text:span></text:p>
        </text:list-item>
        <text:list-item>
          <text:p text:style-name="P178"><text:span text:style-name="T179">آن نمکی که دیشب در داخل آب قرار دادی به من بده! پسر آب را لمس کرد تا نمک را بیابد اما نیافت، انگار ناپدید شده بود.</text:span></text:p>
        </text:list-item>
        <text:list-item>
          <text:p text:style-name="P180"><text:span text:style-name="T181">از این طرف تشت آب را مزه کن! چطور است؟</text:span></text:p>
        </text:list-item>
        <text:list-item>
          <text:p text:style-name="P182"><text:span text:style-name="T183">شور</text:span></text:p>
        </text:list-item>
        <text:list-item>
          <text:p text:style-name="P184"><text:span text:style-name="T185">از وسط تشت آب را مزه کن! چطور است؟</text:span></text:p>
        </text:list-item>
        <text:list-item>
          <text:p text:style-name="P186"><text:span text:style-name="T187">شور</text:span></text:p>
        </text:list-item>
      </text:list>
      <text:soft-page-break/>
      <text:p text:style-name="P188">S129</text:p>
      <text:list text:style-name="LFO1" text:continue-numbering="true">
        <text:list-item>
          <text:p text:style-name="P189"><text:span text:style-name="T190">از این طرف تشت آب را مزه کن! چطور است؟</text:span></text:p>
        </text:list-item>
        <text:list-item>
          <text:p text:style-name="P191"><text:span text:style-name="T192">شور</text:span></text:p>
        </text:list-item>
        <text:list-item>
          <text:p text:style-name="P193"><text:span text:style-name="T194">مقداری آب را در ظرفی بریز و سپس نزد من بیا. پسر اینکار را کرد و متوجه شد که نمک همه جا را پوشانده است. پدر به او گفت:<text:s/></text:span></text:p>
        </text:list-item>
        <text:list-item>
          <text:p text:style-name="P195"><text:span text:style-name="T196">تو نتوانستی نمک را ببینی اما او همواره وجود داشت.<text:s/></text:span><text:span text:style-name="T197">***</text:span><text:span text:style-name="T198"><text:s/>(</text:span><text:span text:style-name="T199">UR CHANDOGYA-UPANISAD</text:span><text:span text:style-name="T200">)</text:span></text:p>
        </text:list-item>
      </text:list>
      <text:soft-page-break/>
      <text:p text:style-name="P201"><text:span text:style-name="T202">عکس</text:span><text:span text:style-name="T203">:<text:s/></text:span><text:span text:style-name="T204">Melasti</text:span><text:span text:style-name="T205"><text:s/>یک عید بزرگ درست قبل از سال جدید برای هندوهای مردم بالی (در اندوزی) است. تمام اشیاء مقدس در معبدها بایستی در آب دریا شسته شوند. هزاران نفر کنار ساحل در این مراسم شرکت میکنند.<text:s/></text:span></text:p>
      <text:p text:style-name="P206"/>
      <text:p text:style-name="P207"><text:span text:style-name="T208">سن متفاوت انسان.<text:s/></text:span><text:span text:style-name="T209">ASHRAMA <text:s text:c="3"/></text:span></text:p>
      <text:p text:style-name="P210"><text:span text:style-name="T211">قانون مع</text:span><text:span text:style-name="T212">نوی سوم<text:s/></text:span><text:span text:style-name="T213">ASHRAMA</text:span><text:span text:style-name="T214"><text:s/>نام دارد. این قانون در مورد سن متفاوت انسان است. او در هر مقطع زندگی به چه هدفی میخواهد برسد.<text:s/></text:span></text:p>
      <text:soft-page-break/>
      <text:list text:style-name="LFO2" text:continue-numbering="true">
        <text:list-item>
          <text:p text:style-name="P215"><text:span text:style-name="T216">ابتدا در دوره ای از زندگی انسان می بایست از نسلهای گذشته بیاموزد، و آن زمانی است که در کودکی به مدرسه میرود و در نوجوانی یک شغل یاد میگیرد.</text:span></text:p>
        </text:list-item>
        <text:list-item>
          <text:p text:style-name="P217"><text:span text:style-name="T218">سپس ز</text:span><text:span text:style-name="T219">مانی است که با کار، خانواده و فرزندان خود بسیار فعال است.</text:span></text:p>
        </text:list-item>
        <text:list-item>
          <text:p text:style-name="P220"><text:span text:style-name="T221">بعد از آن دوره ای فرا میرسد که شخص از دارایی ها و افراد دوری میجوید.</text:span></text:p>
        </text:list-item>
        <text:list-item>
          <text:p text:style-name="P222"><text:span text:style-name="T223">مرحله آخر زندگی بمانند<text:s/></text:span><text:span text:style-name="T224">یک پارسا ** است</text:span><text:span text:style-name="T225">، انسانی که خانواده و دارایی را رها کرده و تمرکز خود را تنها بر<text:s/></text:span><text:soft-page-break/><text:span text:style-name="T226">رهایی از چرخه بازتولد میگذا</text:span><text:span text:style-name="T227">رد. در اینزمان شخص همه چیز را رها میکند تا به خدا بپیوندد.</text:span></text:p>
        </text:list-item>
      </text:list>
      <text:p text:style-name="P228"><text:span text:style-name="T229">قرار گرفتن در این چهار مرحله زندگی از ابتدا در مورد افرادی بود که متعلق به نخبگان جامعه بودند.</text:span></text:p>
      <text:p text:style-name="P230"/>
      <text:p text:style-name="P231"><text:span text:style-name="T232">راههای متفاوت برای هدف یکسان</text:span></text:p>
      <text:p text:style-name="P233"><text:span text:style-name="T234">برای یک هندو هدف نهایی زندگی علاوه بر رهایی از بازتولد، پیوستن جاودانه ب</text:span><text:span text:style-name="T235">ه خداست. برای این منظور راههای متفاوتی وجود دارد.</text:span></text:p>
      <text:soft-page-break/>
      <text:p text:style-name="P236"><text:span text:style-name="T237">راه اصلی</text:span><text:span text:style-name="T238">: این راه در مورد آگاهی است. از طریق مراقبه کردن در قوانین مقدس مثل آتمن- برهمن روح میتواند رها شود. درست مانند<text:s/></text:span><text:span text:style-name="T239">Svetaketu</text:span><text:span text:style-name="T240"><text:s/>در آن داستان که هر کس سعی میکند بفهمد که روح قسمتی از خداست، که به سمتی میرو</text:span><text:span text:style-name="T241">د که بازتولد به پایان برسد. این روش شکلی از آیین هندو است که غربیها بیشتر به آن علاقمند هستند.</text:span></text:p>
      <text:p text:style-name="P242">S 130</text:p>
      <text:p text:style-name="P243"><text:span text:style-name="T244">مسیر دست</text:span><text:span text:style-name="T245">: این مسیر در مورد پدیده کارما است. از طریق مسئولیت پذیری و انجام کارهای نیک، انسان میتواند از بازتولد<text:s/></text:span><text:soft-page-break/><text:span text:style-name="T246">رها شده و به خدا بازگردد. در اینجا اعمال<text:s/></text:span><text:span text:style-name="T247">انسان عامل اصلی است.<text:s/></text:span></text:p>
      <text:p text:style-name="P248"><text:span text:style-name="T249">مسیر</text:span><text:span text:style-name="T250"><text:s/></text:span><text:span text:style-name="T251">قلب</text:span><text:span text:style-name="T252">: این مسیر در مورد عشق به خداست. در اینجا احساسات اهمیت دارند. روح انسان میتواند از طریق احساسات قوی به خدا بازگردد. این روش<text:s/></text:span><text:span text:style-name="T253">bhakti</text:span><text:span text:style-name="T254"><text:s text:c="3"/>نام دارد و متداول ترین شکل هندو در هندوستان است، بخصوص در میان فقرا. در این گرایش (</text:span><text:span text:style-name="T255">bhaktihin</text:span><text:span text:style-name="T256">duism)<text:s/></text:span><text:span text:style-name="T257">تاکید میشود که همه انسانها میتوانند مستقیم به <text:s/>هدف زندگی برسند بدون اینکه بازتولدهای<text:s/></text:span><text:soft-page-break/><text:span text:style-name="T258">بسیار داشته باشند، بدون در نظر گرفتن اینکه شخص اکنون در چه موقعیت اجتماعی زندگی میکند. <text:s/></text:span></text:p>
      <text:p text:style-name="P259"><text:span text:style-name="T260">خدایان بسیار</text:span></text:p>
      <text:p text:style-name="P261"><text:span text:style-name="T262">در آیینی که هندو نام دارد میلیونها خدا وجود دارد. مهمترین آنها</text:span><text:span text:style-name="T263"><text:s/>شیوا، ویشنو و خدای مؤنث (خدای زن) کالی هستند.<text:s/></text:span></text:p>
      <text:p text:style-name="P264"><text:span text:style-name="T265">عکس</text:span><text:span text:style-name="T266">: اعضای<text:s/></text:span><text:span text:style-name="T267">Hare Krishna</text:span><text:span text:style-name="T268"><text:s/>در میدانی در<text:s/></text:span><text:span text:style-name="T269">Köpenhamn. Hare Krishna</text:span><text:span text:style-name="T270"><text:s/>متعلق به گرایش<text:s/></text:span><text:span text:style-name="T271">bhaktihinduism</text:span><text:span text:style-name="T272"><text:s/>یعنی مسیر قلب است. عشق به خدا میتواند باعث رستگاری شود.<text:s/></text:span><text:span text:style-name="T273">این</text:span><text:span text:style-name="T274"><text:s/>اعضا در یک مجموعه صومعه<text:s/></text:span><text:soft-page-break/><text:span text:style-name="T275">زندگی میکنند. آنها تنها گیاهخواری</text:span><text:span text:style-name="T276"><text:s/>میکنند و رستورانهای زیادی دارند که منوهایشان همین غذاهای گیاهی هستند.<text:s/></text:span></text:p>
      <text:p text:style-name="P277">S 131</text:p>
      <text:p text:style-name="P278"><text:span text:style-name="T279">شیوا</text:span></text:p>
      <text:p text:style-name="P280"><text:span text:style-name="T281">شیوا متداول ترین خدا در جنوب هند است. اغلب او با چند بازو تصور میشود، یا یک زاهد لاغر، کسی که با روزه گرفتن و سایر تمرینها طی مدت طولانی، تحمل بدن خود را بالا برده است. وقتی</text:span><text:span text:style-name="T282"><text:s/>که شیوا می رقصد دنیا را خراب میکند. همچنین شیوا خدای مردان مقدس هست، کسانی که تمام داراییهای خود<text:s/></text:span><text:soft-page-break/><text:span text:style-name="T283">را رها کرده اند و به راه پارسایی رفته اند. نماد متداول برای شیوا ستون سنگی است، یک<text:s/></text:span><text:span text:style-name="T284">Linga</text:span><text:span text:style-name="T285">.<text:s/></text:span><text:span text:style-name="T286">این نماد یک آلت مردانه بصورت برانگیخته شده است. شیوا خدای قدرت است.<text:s/></text:span></text:p>
      <text:p text:style-name="P287">Vishnu</text:p>
      <text:p text:style-name="P288"><text:span text:style-name="T289">Vishnu</text:span><text:span text:style-name="T290"><text:s/>خدایی است که در زمان بحران به زمین می آید تا نظم را برقرار نماید. او خودش را بصورت شکلها و شخصیت های مختلفی نشان میدهد. در دین های زیادی معمول است که یک خدا به روشهای مختلف در زمین قرار میگیرد. شکلهایی که خدا با آن در زمین ظاهر میشود<text:s/></text:span><text:span text:style-name="T291">avatar</text:span><text:span text:style-name="T292"><text:s/></text:span><text:span text:style-name="T293">نام دارد. <text:s/></text:span></text:p>
      <text:soft-page-break/>
      <text:p text:style-name="P294"><text:span text:style-name="T295">Vishnu</text:span><text:span text:style-name="T296"><text:s/>دارای 10 آواتار گوناگون است. معروفترین آواتار او<text:s/></text:span><text:span text:style-name="T297">Krishna</text:span><text:span text:style-name="T298"><text:s/>نام دارد. بزرگترین کتاب آیین هندو<text:s/></text:span><text:span text:style-name="T299">Bhagavadgita</text:span><text:span text:style-name="T300"><text:s/>در مورد<text:s/></text:span><text:span text:style-name="T301">او</text:span><text:span text:style-name="T302"><text:s/>است. یک آواتار دیگر ویشنو شاه راما است.<text:s/></text:span><text:span text:style-name="T303">او جامعه ای را برپا کرد که الگوی بسیاری از هندوها است. آخرین آواتار ویشنو شخصی است</text:span><text:span text:style-name="T304"><text:s/>که دنیا را نجات خواهد داد. این آواتار هنوز خود را نشان نداده است.<text:s/></text:span><text:span text:style-name="T305"><text:s/></text:span></text:p>
      <text:p text:style-name="P306"/>
      <text:p text:style-name="P307"><text:span text:style-name="T308">عکس</text:span></text:p>
      <text:p text:style-name="P309">S132</text:p>
      <text:soft-page-break/>
      <text:p text:style-name="P310"><text:span text:style-name="T311">Kali</text:span></text:p>
      <text:p text:style-name="P312"><text:span text:style-name="T313">این خدای مؤنث در همه جای هند حضور دارد منتها با نام های متفاوت. متدوال ترین نام او کالی است. بمانند بسیار خدایان دیگر در آیین هندو کالی هم خوب است و هم بد. کالی خدایی است ک</text:span><text:span text:style-name="T314">ه از او برای شفای مریضی ها کمک خواسته میشود اما او خدای مرگ نیز هست. به همین خاطر او بیشتر با چند بازو تصور میشود و گردنبندی از سر اسکلت به گردن دارد.<text:s/></text:span></text:p>
      <text:p text:style-name="P315"/>
      <text:p text:style-name="P316">Ganesha</text:p>
      <text:soft-page-break/>
      <text:p text:style-name="P317"><text:span text:style-name="T318"><text:s/>خدایی که با خرطوم اش شناخته میشود. او<text:s/></text:span><text:span text:style-name="T319">Ganesha</text:span><text:span text:style-name="T320"><text:s/>خدای فیل است که برای برداشتن موانع از راه و از ب</text:span><text:span text:style-name="T321">ین بردن مشکلات در زندگی به او پناه برده میشود.<text:s/></text:span><text:span text:style-name="T322">Ganesha</text:span><text:span text:style-name="T323"><text:s/>بخصوص در میان کودکان و نوجوانانی که به مدرسه میروند محبوب است.<text:s/></text:span></text:p>
      <text:p text:style-name="P324"><text:span text:style-name="T325">علی رغم تعداد زیاد خدایان، یک هندو معتقد است که تنها یک خدای واحد وجود دارد که خود را بصورتهای مختلف برای بشر نمایان میکند. بنا بر آیین ب</text:span><text:span text:style-name="T326">ودایی برای اینکه انسان بتواند عاشق این خدای واحد شود نیاز هست تا این خدای غیر قابل دیدن را<text:s/></text:span><text:soft-page-break/><text:span text:style-name="T327">بصورت عینی و اغلب در تصویر شبیه به یک انسان ببیند. این خدای واحد<text:s/></text:span><text:span text:style-name="T328">Bhagvan</text:span><text:span text:style-name="T329"><text:s text:c="3"/>یا<text:s/></text:span><text:span text:style-name="T330">Brahman</text:span><text:span text:style-name="T331"><text:s/>نام دارد.<text:s/></text:span></text:p>
      <text:p text:style-name="P332"/>
      <text:p text:style-name="P333"><text:span text:style-name="T334">متون مقدس</text:span></text:p>
      <text:p text:style-name="P335"><text:span text:style-name="T336">در آیین بودایی متون مقدس متفاوت بسیاری وجود دارد. مهمترین</text:span><text:span text:style-name="T337"><text:s/>متن در بین آنها متن وادا نامیده میشود. متن های وادا مبتنی بر 4 مجموعه است و شامل همه چیز است از دعاها تا اشکال جادویی. قدیمی ترین آنها ریگودا نام دارد. متون ودا تنها می بایست به زبان اصلی یعنی سانسکریت خوانده شوند.<text:s/></text:span></text:p>
      <text:soft-page-break/>
      <text:p text:style-name="P338"><text:span text:style-name="T339">معروف ترین و پرکاربردترین متون مقدس<text:s/></text:span><text:span text:style-name="T340">Bha</text:span><text:span text:style-name="T341">gavadgita</text:span><text:span text:style-name="T342"><text:s/>نام دارد بمعنی بلندترین آوا. این متن در متون وادا نیست بلکه در واقع نسبت به آنها تقدس کمتری دارد. اما در مشهور بودن برترین است. متن<text:s/></text:span><text:span text:style-name="T343">Bhagavadgita</text:span><text:span text:style-name="T344"><text:s/></text:span><text:span text:style-name="T345">بیان میکند که چگونه انسان میتواند از طریق عشق به خدا از بازتولد رهایی یابد.<text:s/></text:span></text:p>
      <text:p text:style-name="P346"><text:span text:style-name="T347">این متن از جنگجویی بنام<text:s/></text:span><text:span text:style-name="T348">آریونا میگوید که در ابتدا تردید داشت و جرئت وارد شدن به جنگ را نداشت چون متوجه شده بود که اقوام اش در میان جنگجویان دشمن هستند. خداوند کریشنا که ویشنو در ظاهر یک انسان است به کمک او می آید و توضیح<text:s/></text:span><text:soft-page-break/><text:span text:style-name="T349">میدهد که هر انسانی در هر موقعیت از زندگی که هست باید وظیفه<text:s/></text:span><text:span text:style-name="T350">-<text:s/></text:span><text:span text:style-name="T351">dharma-<text:s/></text:span><text:span text:style-name="T352">خود را انجام دهد. <text:s/>و مرگ پایان نیست. زندگی جدید در انتظار کسانی است که وارد جنگ میشوند. آریونا جرئت خود را بازمی یابد و به جنگ میرود.<text:s/></text:span></text:p>
      <text:p text:style-name="P353"/>
      <text:p text:style-name="P354">S 133</text:p>
      <text:p text:style-name="P355"><text:span text:style-name="T356">مصاحبه با لاکسمی<text:s/></text:span><text:span text:style-name="T357">Laxmi</text:span></text:p>
      <text:p text:style-name="P358"><text:span text:style-name="T359">لاکسمی خان یک دبه پلاستیک سفید رنگ را از محراب خانوادگی می آورد. در دبه آب از<text:s/></text:span><text:span text:style-name="T360">رودخانه مقدس گانگا هست و<text:s/></text:span><text:soft-page-break/><text:span text:style-name="T361">اهمیت بسیاری برای خانواده او دارد. این همان آبی است که مادر شوهر لاکسمی زمانیکه در حال مرگ بود در منزل پسرش در خیابان فوتبال شماره 13 در شهر موندال از آنها درخواست نمود.<text:s/></text:span></text:p>
      <text:list text:style-name="LFO1" text:continue-numbering="true">
        <text:list-item>
          <text:p text:style-name="P362"><text:span text:style-name="T363">او گفت، یک قاشق از گانگا در دهانم بگذار. <text:s/></text:span></text:p>
        </text:list-item>
      </text:list>
      <text:p text:style-name="P364"><text:span text:style-name="T365">بلافاصله بعد از ا</text:span><text:span text:style-name="T366">ینکه خانواده درخواست او را انجام دادند او مرد. در تاریخ 3 فوریه سال 1999 ساعت 8:20 . در آنزمان او 84 ساله بود و خودش را کاملا برای مرگ آماده کرده بود.<text:s/></text:span><text:soft-page-break/><text:span text:style-name="T367">او دیگر غذا و آب نمیخورد. تنها چیزی که میخواست یک قاشق از رود گانگا بود.<text:s/></text:span></text:p>
      <text:p text:style-name="P368"><text:span text:style-name="T369">لاکسمی خان همه چیز را در دفترچه</text:span><text:span text:style-name="T370"><text:s/>یادداشت اش نوشت. مرگ مادر شوهرم و چگونگی مراقب از جسد مرده مسئله اصلی همه خانواده و اقوام بود. لاکسمی از داخل نوشته ها میخواند که چگونه یک روحانی از<text:s/></text:span><text:span text:style-name="T371">Hare Krishna</text:span><text:span text:style-name="T372"><text:s/>خواسته شد که بیاید و چگونه به جسد رسیدگی شد. لاکسمی و خواهرهای شوهرش ساعت 10 جسد را در داخل م</text:span><text:span text:style-name="T373">خلوط شیر و ماست بعنوان پاک کننده، غسل دادند. بعد از آن به او یک ساری نو پوشاندند و<text:s/></text:span><text:soft-page-break/><text:span text:style-name="T374">زعفران روی پیشانیش گذاشتند. ادویه، گل، میوه، سبزیجات، بذر غلات، چوب و لوبیا ( 5 تا ازهر نوع مختلف) روی جسد پاشیده شد. شمع و عود روشن کردند، دعا و مرثیه خواندند. 70 نفر در مر</text:span><text:span text:style-name="T375">اسم شرکت کردند.</text:span></text:p>
      <text:p text:style-name="P376"><text:span text:style-name="T377">چند وقت بعد ساتیش شوهر لاکسمی با یک گلدان حاوی خاکستر جسد سوخته مادرش به مقصد هندوستان مسافرت کرد. مقصد<text:s/></text:span><text:span text:style-name="T378">Haridvar</text:span><text:span text:style-name="T379"><text:s/>کنار رود گنگا بود. در آنجا او خاکستر را داخل رود ریخت. برای لاکسمی و شوهرش هم، اینچنین خواهد شد. این دو از اواخر دهه 60 در سوئد</text:span><text:span text:style-name="T380"><text:s/>کار و زندگی کرده اند، زمانیکه<text:s/></text:span><text:soft-page-break/><text:span text:style-name="T381">بمیرند بنابر آیین هندو باید خاکسترشان در رود گنگا پاشیده شود تا روح شان آرام گیرد.</text:span></text:p>
      <text:p text:style-name="P382"><text:span text:style-name="T383">یک هندو از تولد تا مرگ در تاریخ خانواده و بستگان ثبت میشود.</text:span></text:p>
      <text:p text:style-name="P384"><text:span text:style-name="T385">خانواده در امنیت هستند. چیزی که ما به آن شبکه حفاظت اجتماعی می گوییم <text:s/>در هند نهاد<text:s/></text:span><text:span text:style-name="T386">خانواده شبیه آن را دارد. <text:s/>هر کس به اقوام و حتی به غریبه ها از نظر اقتصادی کمک میکند. مشاوره <text:s/>و اهمیت میدهد. این مجموعه دادن و ستاندن همچنین شامل همراه بودن و اطاعت در خانواده هم میشود. ساتیش سال<text:s/></text:span><text:soft-page-break/><text:span text:style-name="T387">1967 به سوئد آمد تا در<text:s/></text:span><text:span text:style-name="T388">Chalmers Tekniska Högskola</text:span><text:span text:style-name="T389"><text:s/>تحصیل نماید</text:span><text:span text:style-name="T390">. او بعد از مدتی خواست که همسر داشته باشد پس به همین منظور به هند سفر کرد. او میدانست که خانواده اش برای او یک همسر انتخاب کرده اند کاری که همیشه در بین اقوام او انجام میشود (خانواده برای پسر همسر انتخاب میکند).<text:s/></text:span></text:p>
      <text:p text:style-name="P391"><text:span text:style-name="T392">قرعه بنام لاکسمی افتاد، نه فقط بخاط اینکه ا</text:span><text:span text:style-name="T393">و متعلق به طبقه یکسان با ساتیش بود (طبقه دوم نظامی). <text:s/>واضح است که هر کس میبایست در داخل طبقه خودش ازدواج نماید. چیزی که باعث این انتخاب شد این بود که مادربزرگ ساتیش میگفت این<text:s/></text:span><text:soft-page-break/><text:span text:style-name="T394">دختر خیلی خوب سلام میکند. از آنجایی که مادربزرگ در بین اقوام مسن ترین زن بود حرف<text:s/></text:span><text:span text:style-name="T395">اش بسیار اهمیت داشت.<text:s/></text:span></text:p>
      <text:list text:style-name="LFO1" text:continue-numbering="true">
        <text:list-item>
          <text:p text:style-name="P396"><text:span text:style-name="T397">مادربزرگ همسرم بر روی پله ایستاد، پله چهارم از پایین و زمانی که من دستانم را جمع کردم و سرم را خم کردم چشمانم درست بر پاهای او افتاد.<text:s/></text:span></text:p>
        </text:list-item>
      </text:list>
      <text:p text:style-name="P398"><text:span text:style-name="T399">لاکسمی به همراه ساتیش به یوتبوری آمد ولی هوای تاریک، سرد و خیابانهای خلوت آنجا را دوست نداشت. اینجا</text:span><text:span text:style-name="T400"><text:s/>با جنب و جوش زیاد در کلکته فرق زیادی داشت. <text:s/>بعد از 3 ماه لاکسمی با هواپیما به کلکته برگشت. شوهرش او را درک میکرد ولی<text:s/></text:span><text:soft-page-break/><text:span text:style-name="T401">خانواده اش از اینکار بسیار خشمگین شدند. آنها او را مجبور کردند <text:s/>که فورا به سوئد برگردد.<text:s/></text:span></text:p>
      <text:p text:style-name="P402"><text:span text:style-name="T403">اما او به یک شرط برگشت، که او با خود، خواهر کوچک<text:s/></text:span><text:span text:style-name="T404">و خواهرهای شوهرش را هم همراهش بیاورد.<text:s/></text:span></text:p>
      <text:p text:style-name="P405"><text:span text:style-name="T406">دیگر لاکسمی در یوتبوری تنها نبود و کم کم به بودن در آنجا راضی شد. امروز او و ساتیش با افتخار والدین 4 دختر زیبا و تحصیل کرده هستند. هدفشان این بوده که دخترانشان بتوانند روی پای خود بایستند و خودشان همسران خود را انتخا</text:span><text:span text:style-name="T407">ب کنند.<text:s/></text:span></text:p>
      <text:soft-page-break/>
      <text:p text:style-name="P408"><text:span text:style-name="T409">لاکسمی و ساتیش آماده میشوند که این زمستان مراسم عروسی دختر دوم خود را در گوآ طی سه روز برگزار کنند.<text:s/></text:span></text:p>
      <text:p text:style-name="P410"><text:span text:style-name="T411">یک مراسم پرهزینه. برای همه هتل رزرو شده و لباسها و جواهرات مختلف برای عروس انتخاب شده. هر روز یک نوع.</text:span></text:p>
      <text:p text:style-name="P412"><text:span text:style-name="T413">در جشن همه شاد خواهند بود. برای عروس جشن زرد</text:span><text:span text:style-name="T414">چوبه برگزار میشود، که یک رنگ آمیزی بدن است و بعنوان کاری برای تمیز شدن بدن انجام میشود. و باید سنگیت برقصند، رقصی که فقط برای زنها است.لاکسمی میگوید البته بنام برابری<text:s/></text:span><text:soft-page-break/><text:span text:style-name="T415">مردها مصرانه شروع کرده اند تا در این رقص شرکت داشته باشند.<text:s/></text:span></text:p>
      <text:list text:style-name="LFO1" text:continue-numbering="true">
        <text:list-item>
          <text:p text:style-name="P416"><text:span text:style-name="T417">آیین هندو یک روش زندگی است، ل</text:span><text:span text:style-name="T418">اکسمی که در سال 1948 در<text:s/></text:span><text:span text:style-name="T419">Divalidagen</text:span><text:span text:style-name="T420">متولد شده به زندگی ادامه میدهد.<text:s/></text:span></text:p>
        </text:list-item>
      </text:list>
      <text:p text:style-name="P421"><text:span text:style-name="T422">به همین دلیل اسم او را لاکسمی گذاشتند که از<text:s/></text:span><text:span text:style-name="T423">Laksmi</text:span><text:span text:style-name="T424"><text:s/>می آید. در واقع در روز <text:s/></text:span><text:span text:style-name="T425">Divali</text:span><text:span text:style-name="T426"><text:s/>درگاه خدای لاکسمی عبادت میشود که نماینده پول است. البته ابتدا بر درگاه<text:s/></text:span><text:span text:style-name="T427">Ganesha</text:span><text:span text:style-name="T428"><text:s/>عبادت میشود که پسر شیوا است</text:span><text:span text:style-name="T429">.<text:s/></text:span></text:p>
      <text:soft-page-break/>
      <text:list text:style-name="LFO1" text:continue-numbering="true">
        <text:list-item>
          <text:p text:style-name="P430"><text:span text:style-name="T431">لاکسمی میگوید که<text:s/></text:span><text:span text:style-name="T432">Ganesha</text:span><text:span text:style-name="T433"><text:s/>در <text:s/>یک مسابقه بین فرزندان خدا برنده شد. جایزه این بود که هندوها میبایست قبل از عبادت دیگر خدایان ابتدا او را عبادت کنند.<text:s/></text:span></text:p>
        </text:list-item>
      </text:list>
      <text:p text:style-name="P434"><text:span text:style-name="T435">محراب خانه لاکسمی پر از خدایان زن و مرد، شمع روشن، میوه و گل است. هر روز صبح لاکسمی شمع و عود روشن میکند و</text:span><text:span text:style-name="T436"><text:s/>چند وقت یکبار گل و میوه نذر میکند.</text:span></text:p>
      <text:p text:style-name="P437"><text:span text:style-name="T438">البته او خاطرنشان میکند که قربانی کردن هیچ مشکلی برای زندگی روزانه نیست. هنگامیکه او از کنار محراب رد میشود میوه در آنجا میگذارد و بعدا آن میوه را روی میز آشپزخانه<text:s/></text:span><text:soft-page-break/><text:span text:style-name="T439">میگذارد. اساسا لاکسمی خود را در دین اش کاملا آزاد احساس<text:s/></text:span><text:span text:style-name="T440">میکند. یک هندو موظف نیست که به یک معبد خاص برود. او میتواند در خانه در معبد بشیند (محراب).<text:s/></text:span></text:p>
      <text:p text:style-name="P441"><text:span text:style-name="T442">لاکسمی در طول عمر خود با شکلهای مختلفی از آیین هندو مواجه بوده که میتوان اینطور توضیح داد که در رابطه خود با آیین هندو خود را راحت احساس میکند. ابتدا مادر او بود که</text:span><text:span text:style-name="T443"><text:s/>نسبت به تعداد زیادی از خدایان اعتقاد چندانی به طبیعت نداشت. بعد از آن مادر بزرگ ساتشا که بسیار سختگیر بود. بعنوان مثال لاکسمی اجازه نداشت در هنگامیکه حامله بود بر روی اجاق<text:s/></text:span><text:soft-page-break/><text:span text:style-name="T444">خانه در آشپزخانه تخم مرغ درست کند.<text:s/></text:span><text:span text:style-name="T445">تخم مرغ رابطه مستقیم با حاملگی ***</text:span><text:span text:style-name="T446"><text:s/>بنابراین او م</text:span><text:span text:style-name="T447">جبور بود که در بالکن روی یک اجاق کوچک گازی برای خودش تخم مرغ درست کند. در مورد پاکی و ناپاکی او تعریف میکند که یکبار شخصی از یک طبقه دیگر آمد و به او در یک بشقاب فلزی که در هند معمول است غذا داده شد. مادربزرگ بسیار عصبانی شد بطوریکه گفت بشقاب باید با ذغال<text:s/></text:span><text:span text:style-name="T448">برافروخته تمیز شود.<text:s/></text:span></text:p>
      <text:p text:style-name="P449"><text:span text:style-name="T450">اینکه قبل از تولد انسان چه شده و بعد از مرگ چه خواهد شد سوالی است که لاکسمی نمیخواهد به آن فکر کند.</text:span></text:p>
      <text:soft-page-break/>
      <text:list text:style-name="LFO1" text:continue-numbering="true">
        <text:list-item>
          <text:p text:style-name="P451"><text:span text:style-name="T452">برای ما استقلال خیلی اهمیت دارد. به همین خاطر ما از دست انگلیسی ها راحت شدیم. و روز تولد گاندی هم البته مهم است.</text:span></text:p>
        </text:list-item>
      </text:list>
      <text:p text:style-name="P453"><text:span text:style-name="T454">بنظر لاکسمی نمیشود با<text:s/></text:span><text:span text:style-name="T455">تغییر مذهب هندو شد. نمیشود تنها با خواندن کتاب هندو شد.<text:s/></text:span></text:p>
      <text:p text:style-name="P456">S137</text:p>
      <text:p text:style-name="P457"><text:span text:style-name="T458">زندگی کردن بعنوان یک هندو</text:span></text:p>
      <text:p text:style-name="P459"><text:span text:style-name="T460">در آیین هندو نماز<text:s/></text:span><text:span text:style-name="T461">puja</text:span><text:span text:style-name="T462"><text:s/>نامیده میشود. که ترجیحا هم صبح و هم شب باید انجام شود. نماز را میشود در خانه یا در یک معبد<text:s/></text:span><text:soft-page-break/><text:span text:style-name="T463">خواند. در خانه زنها مراسم را مدیریت می کنند. در معبد<text:s/></text:span><text:span text:style-name="T464">p</text:span><text:span text:style-name="T465">uja</text:span><text:span text:style-name="T466"><text:s/>توسط مردانی از بالاترین طبقه مدیریت میشود.<text:s/></text:span></text:p>
      <text:p text:style-name="P467"><text:span text:style-name="T468">کسی که میخواهد در<text:s/></text:span><text:span text:style-name="T469">puja</text:span><text:span text:style-name="T470"><text:s/>شرکت کند با دوش گرفتن و پوشیدن لباس های تمیز خودش را آماده میکند. در<text:s/></text:span><text:span text:style-name="T471">puja</text:span><text:span text:style-name="T472"><text:s/>دیدن خدا و دیده شدن توسط خدا و دریافت برکت خدا از طریق یک نذری کوچک مهم است. معمولا میوه و غذا نذر میشود. بعد<text:s/></text:span><text:span text:style-name="T473">از نذر کردن غذا به یک هدیه از طرف خدا تبدیل میشود ، یک هدیه که برکت می آورد. شمع روشن کردن و دعا خواندن از قسمتهای مهم<text:s/></text:span><text:span text:style-name="T474">puja</text:span><text:span text:style-name="T475"><text:s/>است.<text:s/></text:span></text:p>
      <text:soft-page-break/>
      <text:p text:style-name="P476"><text:span text:style-name="T477">در هر خانه یک کمد یا یک قفسه شامل عکس خدایان هست. بسیاری از هندوها خدای مخصوص خود را دارند که ارتباط شخصی با او دارند. ولی بنا</text:span><text:span text:style-name="T478">بر عقیده هندو در تمام عکس های خدایان برهمن خدای واحد حضور دارد.<text:s/></text:span></text:p>
      <text:p text:style-name="P479"><text:span text:style-name="T480">در معبد</text:span></text:p>
      <text:p text:style-name="P481"><text:span text:style-name="T482">یک معبد هندویی، محل زندگی خداست. معابد مختلف برای خدایان مختلف آراسته شده اند. همچنین معبد یک محل برای تجمع افراد نیست و کارکنان معبد برای گردهمایی افراد سازماندهی نشده اند. افراد و خ</text:span><text:span text:style-name="T483">انواده ها به معبد میروند و در<text:s/></text:span><text:soft-page-break/><text:span text:style-name="T484">محوطه معبد با یک نظم معین بین ساختمانهای مختلف حرکت میکنند. برای مراقبت و نگهداری از تصویر خدایان روحانی هایی در محوطه حضور دارند. <text:s/></text:span></text:p>
      <text:p text:style-name="P485"><text:span text:style-name="T486">عکس: <text:s/></text:span><text:span text:style-name="T487">در گوشه ای از اتاق پذیرایی یک کمد شامل عکس خدایان هست.</text:span></text:p>
      <text:p text:style-name="P488">S 138</text:p>
      <text:p text:style-name="P489"><text:span text:style-name="T490">در سوئد وضعیت برای هندوها<text:s/></text:span><text:span text:style-name="T491">متفاوت است. معابد بزرگ هندو در اینجا زیاد نیستند. بمانند پیروان دیگر ادیان جدید در سوئد هندوها مراسم مذهبی شان را در خانه ها یا زیرزمین منازل برپا<text:s/></text:span><text:soft-page-break/><text:span text:style-name="T492">می کنند. در حال حاضر 7 معبد هندو در سوئد وجود دارد. برای این منظور اغلب چند خانواده با هم مکانی را اجاره می ک</text:span><text:span text:style-name="T493">نند. آنها منابع مالی برای استخدام روحانی ندارند. بنابراین<text:s/></text:span><text:span text:style-name="T494">puja</text:span><text:span text:style-name="T495"><text:s/>بصورت محدود در آخر هفته ها انجام میشود. در معبد کنار عکس خدایان مقدس، گلها، عودها، غذاها</text:span><text:span text:style-name="T496">، صدای زنگ ساعت و شمع<text:s/></text:span><text:span text:style-name="T497">هنگام<text:s/></text:span><text:span text:style-name="T498">puja</text:span><text:span text:style-name="T499"><text:s/>در</text:span><text:span text:style-name="T500"><text:s/>مورد نیکی ها صحبت میشود. هندوهای سوئدی میگویند بعد از دیدن معبد بمانن</text:span><text:span text:style-name="T501">د شارژ شدن باتری ها شخص احساس تازه شدن می کند.<text:s/></text:span></text:p>
      <text:soft-page-break/>
      <text:p text:style-name="P502"><text:span text:style-name="T503">هند نرخ رشد بالا دراقتصاد و رفاه در حال رشد و یک طبقه متوسط با تحصیلات خوب دارد. شرکتهای سوئدی مبادلات گسترده ای با هند دارند، بخصوص در زمینه کامپیوتر. بدین ترتیب مشاورهای هندی زیادی بصورت دوره ای در سوئد کار</text:span><text:span text:style-name="T504"><text:s/>و زندگی میکنند.<text:s/></text:span></text:p>
      <text:p text:style-name="P505"><text:span text:style-name="T506">در سوئد حدود 7000 هندو زندگی میکنند. تنها چند صد نفر از آنان سوئدی هایی هستند که وارد جنبش های جدید هندو شده اند. اغلب هندوهای سوئد مهاجرانی هستند که با خودشان آیین هندو را بعنوان دین وطن شان دارند.<text:s/></text:span></text:p>
      <text:soft-page-break/>
      <text:p text:style-name="P507"><text:span text:style-name="T508">عکس: <text:s/>یک معبد هندو در هلنلوند در سوئد.</text:span><text:span text:style-name="T509"><text:s/>در اینجا عکس خدایان محبوب دیده میشود.</text:span></text:p>
      <text:p text:style-name="P510">S 139</text:p>
      <text:p text:style-name="P511"><text:span text:style-name="T512">جشنواره های سال</text:span></text:p>
      <text:p text:style-name="P513"><text:span text:style-name="T514">در هند هر روستا و هر منطقه برای خودش زمانهایی مشخص برای جشن گرفتن دارد. در حال حاضر اینترنت به هندوها بسیار کمک میکند که از زمان برپایی جشن ها مطلع شوند. چند جشن هست که توسط همه هندوها همچنین آنه</text:span><text:span text:style-name="T515">ایی که در سوئد هستند، برگزار میشود.</text:span></text:p>
      <text:soft-page-break/>
      <text:p text:style-name="P516"><text:span text:style-name="T517">مهمترین آنها یک مراسم مذهبی است <text:s/>که خیلی ها بخصوص زنها روزه میگیرند و با آدابی <text:s/>خاص از خوردن غذا فاصله میگیرند تا بدن و روح خود را پاک نمایند. طی مدت روزه گرفتن غذاهای خوب و زیاد خورده نمیشود. دستورغذای هندوها منطبق بر گ</text:span><text:span text:style-name="T518">یاهخواری است. غذای متشکل از گیاهان، سبزیجات و میوه ها بسیار بهتر از غذاهای حاوی گوشت پنداشته میشود. شیر و بخصوص کره برای درست کردن غذا مجاز و مهم است.<text:s/></text:span></text:p>
      <text:p text:style-name="P519"><text:span text:style-name="T520">عکس: جشن<text:s/></text:span><text:span text:style-name="T521">holi</text:span><text:span text:style-name="T522"><text:s/>است. یک زن بر روی کسانی که زیر پنجره ایستاده اند رنگ قرمز می پاشد. طی جشن<text:s/></text:span><text:span text:style-name="T523">holi</text:span><text:span text:style-name="T524"><text:s/>تمام مرزهای</text:span><text:span text:style-name="T525"><text:s/></text:span><text:soft-page-break/><text:span text:style-name="T526">بین آدمها فراموش میشود، همچنین مرز بین طبقات مختلف اجتماعی. بازی کردن با رنگها یک اصطلاح است به این معنا که الان همه چیز مجاز است.<text:s/></text:span></text:p>
      <text:p text:style-name="P527">S140</text:p>
      <text:p text:style-name="P528">Holi</text:p>
      <text:p text:style-name="P529"><text:span text:style-name="T530">جشنی که در قسمت بزرگی از هند برگزار میشود<text:s/></text:span><text:span text:style-name="T531">holi</text:span><text:span text:style-name="T532"><text:s/>نام دارد.<text:s/></text:span><text:span text:style-name="T533">holi</text:span><text:span text:style-name="T534"><text:s/>یک جشن بهارانه است و بازگشت زندگی جشن گرفته میشود.<text:s/></text:span><text:span text:style-name="T535">همچنین<text:s/></text:span><text:span text:style-name="T536">holi</text:span><text:span text:style-name="T537"><text:s/>این امکان را بوجود می آورد که ارتباطها دوباره برقرار و دشمنی های قدیمی دوری شود. بسیاری از<text:s/></text:span><text:soft-page-break/><text:span text:style-name="T538">بخشهای<text:s/></text:span><text:span text:style-name="T539">holi</text:span><text:span text:style-name="T540"><text:s/>یادآور والبوری در سوئد است که آتش روشن میشود و ترقه بازی و مراسم کارنوال انجام می گردد. طی جشن<text:s/></text:span><text:span text:style-name="T541">holi</text:span><text:span text:style-name="T542"><text:s/>تمام مرزها بین آدمها فراموش میشود. جنسیت<text:s/></text:span><text:span text:style-name="T543">و طبقه اجتماعی طی مراسم جشن بی معنا است.<text:s/></text:span></text:p>
      <text:p text:style-name="P544"><text:span text:style-name="T545">در سوئد هندوها دور یک آتش جمع میشوند. شرکت کنندگان در مراسم، در آتش دانه ذرت و نارگیل می اندازند. بچه ها دور و اطراف میدوند و بر روی گونه های شرکت کنندگان با پودرهای رنگی خط میکشند. همه نارگیل بو داده شده و خرما می</text:span><text:span text:style-name="T546">خورند. نارگیل برای ارتباط انسان با خدای خود تبدیل به یک نماد<text:s/></text:span><text:soft-page-break/><text:span text:style-name="T547">میشود. وقتی کسی یک نارگیل بوداده شده را (که بیرون آن سوخته و سیاه است) باز میکند متوجه میشود که داخل آن کاملا سفید و خوب است. این امر یک تصویری میدهد از عقیده هندو در مورد ذات خدایی انسان. <text:s/></text:span></text:p>
      <text:p text:style-name="P548">Divali</text:p>
      <text:p text:style-name="P549"><text:span text:style-name="T550"><text:s/>اواخر پاییز جشن نور<text:s/></text:span><text:span text:style-name="T551">Divali</text:span><text:span text:style-name="T552"><text:s/>برگزار میشود. هندوهایی که در سوئد زندگی میکنند این جشن را با جشن کریسمس مقایسه میکنند.<text:s/></text:span><text:span text:style-name="T553">خانه تمیز شده و با نور تزئین میشود. جشن طی چند روز در جریان است، غذای خوب خورده میشود و همه به هم<text:s/></text:span><text:soft-page-break/><text:span text:style-name="T554">هدیه میدهند و اقوام دید و بازدید میکنند.</text:span><text:span text:style-name="T555"><text:s/>جشن مرتبط با خدا لاکسمی است که خدای موفقیت و سعادت است. هندوهای سوئدی با کمال میل مراسم کریسمس را میپذیرند. تمام راههای رسیدن به خدا درست است. مسیح دین مسیحیت تصویری از خدا میشود که باید به آن رجوع نمود.</text:span></text:p>
      <text:p text:style-name="P556"><text:span text:style-name="T557">Livets milstoplar<text:s/></text:span></text:p>
      <text:p text:style-name="P558"><text:span text:style-name="T559">نقطه های عطف در زندگی</text:span></text:p>
      <text:p text:style-name="P560"><text:span text:style-name="T561">طالع شناسی</text:span><text:span text:style-name="T562"><text:s/>اهمیت زیادی در زندگی هندوها دارد. این امر زمان انتخاب اسم برای نوزاد معلوم میشود. نامگذاری زمانیکه<text:s/></text:span><text:soft-page-break/><text:span text:style-name="T563">چند هفته از تولد نوزاد گذشت انجام میشود. اینکه چه نامی انتخاب شود به وضعیت ستاره ها در آسمان زمان تولد نوزاد بستگی دارد.<text:s/></text:span></text:p>
      <text:p text:style-name="P564"><text:span text:style-name="T565">از طرف دیگر طالع بینی اثر بزرگی بر</text:span><text:span text:style-name="T566"><text:s/>زندگی هندوها دارد. بعنوان مثال بسته به وضعیت ستاره ها برخی روزها برای سفر کردن بهتر از روزهای دیگر هستند.<text:s/></text:span></text:p>
      <text:p text:style-name="P567"><text:span text:style-name="T568">در آیین هندو اعیاد بالغ شدن طفل را مشخص میکند. مردهایی که <text:s/>به سه طبقه اجتماعی بالا تعلق دارند در نوجوانی به مراسم ویژه ای میروند. آنها تحت آموزش یک<text:s/></text:span><text:span text:style-name="T569">معلم که گورو<text:s/></text:span><text:span text:style-name="T570">guru</text:span><text:span text:style-name="T571"><text:s/></text:span><text:soft-page-break/><text:span text:style-name="T572">نامیده میشود قرار گرفته و از نظر مذهبی بالغ میشوند. میشود این مراسم را با<text:s/></text:span><text:span text:style-name="T573">Bar Mitzva</text:span><text:span text:style-name="T574"><text:s/>در یهودیت مقایسه کرد (صفحه 39). در این مراسم پسربچه های هندو ریسمان مقدس دریافت میکنند که یک نوار پیچیده شده بر روی شانه هاست.<text:s/></text:span></text:p>
      <text:p text:style-name="P575"><text:span text:style-name="T576">عروسی</text:span></text:p>
      <text:p text:style-name="P577"><text:span text:style-name="T578">برای هندوها مراسم ع</text:span><text:span text:style-name="T579">روسی بزرگترین جشن زندگی است. یک روحانی مراسم عقد را اجرا میکند. او<text:s/></text:span><text:span text:style-name="T580">mantran</text:span><text:span text:style-name="T581"><text:s/>میخواند که یک دعای مقدس است و در آتش مقدس گل و غذا قربانی میکند. سپس عروس و دماد 7 بار دور آتش مقدس میچرخند. در نهایت<text:s/></text:span><text:soft-page-break/><text:span text:style-name="T582">داماد یک گردنبند دور گردن عروس میبندد و فرق وسط موهای عروس را ر</text:span><text:span text:style-name="T583">نگی میکند و با رنگ قرمز نقطه ای وسط پیشانی او علامت میگذارد. حالا او نشان یک زن متاهل را دارد. زنهای هندو در سوئد و در بیرون از خانه بندرت این نشان تاهل را دارند.<text:s/></text:span></text:p>
      <text:p text:style-name="P584"><text:span text:style-name="T585">خانواده عروس هزینه مراسم عروسی را پرداخت میکند و علاوه بر آن باید به داماد جهیزیه بدهند که<text:s/></text:span><text:span text:style-name="T586">مبلغ بسیار بزرگتری از هزینه عروسی است. در واقع جهیزیه یک غرامت به خانواده داماد است که از پسر خود دور میشوند.<text:s/></text:span></text:p>
      <text:soft-page-break/>
      <text:p text:style-name="P587"><text:span text:style-name="T588">خاکستر در آب</text:span></text:p>
      <text:p text:style-name="P589"><text:span text:style-name="T590">سوزاندن جسد مردگان در بین هندوها روشی است برای مراقبت از جسد درگذشتگان. عقیده این است که آتش، روح را از بدن رها میکند. بطور سنتی پسر</text:span><text:span text:style-name="T591"><text:s/>بزرگ برای والدین آتش را روشن میکند. در بین سوئدی های هندو پسر بزرگ در کنار فر می ایستد و معمولا او کسی است که دکمه روشن شدن آتش برای سوزاندن جسد را میزند.<text:s/></text:span></text:p>
      <text:p text:style-name="P592"><text:span text:style-name="T593">عکس</text:span><text:span text:style-name="T594">: مرد و زن در سوئد زندگی میکنند ولی برای جشن ازدواج به هند سفر کرده اند. خیلی ها به بزرگترین جشن</text:span><text:span text:style-name="T595"><text:s/>زندگی<text:s/></text:span><text:soft-page-break/><text:span text:style-name="T596">شان دعوت شده اند. برای مراسم عقدکنان گفته میشود که مرد می بایست رستنگاه موی سر، فرق سر را رنگ کند و یک نقطه با رنگ قرمز روی پیشانی او بگذارد.</text:span></text:p>
      <text:p text:style-name="P597">S142</text:p>
      <text:p text:style-name="P598"><text:span text:style-name="T599">خاکستر شخص مرده می بایست در آب روان و مقدس پاشیده شود. اغلب گلدان حاوی خاکستر کنار یک آب روان پایین آو</text:span><text:span text:style-name="T600">رده میشود تا بعدا در زمان مناسب در جای مناسب مثلا در محل مخصوص نگهداری گلدان های حاوی خاکستر مردگان قرار داده شود. هندوها در سوئد میتوانند مجوز ریختن خاکستر در یک<text:s/></text:span><text:soft-page-break/><text:span text:style-name="T601">دریاچه را داشته باشند اما بیشتر آنها دنبال آب روانی هستند که بتوان بعنوان آب مقدس آنرا پنداشت</text:span><text:span text:style-name="T602">. برخی از نزدیکان، خاکستر را با خود به هند میبرند و آنجا آن را در یک رود مقدس می پاشند.<text:s/></text:span></text:p>
      <text:p text:style-name="P603"><text:span text:style-name="T604">میلونها مورد سقط جنین دختران<text:s/></text:span></text:p>
      <text:p text:style-name="P605"><text:span text:style-name="T606">در خانواده ای که بخواهد سنتهای هندو را دنبال کند دختر هزینه بسیار و امکان درآمد کمتر را داراست. در اینصورت والدین می بایست هزینه سنگین عر</text:span><text:span text:style-name="T607">وس و جهیزیه به داماد را بپردازند. طی دهه های اخیر درمانگاه های تشخیص جنسیت در هند خیلی<text:s/></text:span><text:soft-page-break/><text:span text:style-name="T608">سریع گسترش یافته اند. در این درمانگاه ها یک زن حامله میتواند بفهمد که جنینی که در شکم دارد پسر است یا دختر. بنابر روزنامه پزشکی<text:s/></text:span><text:span text:style-name="T609">The Lancet</text:span><text:span text:style-name="T610"><text:s/>هر ساله 500000 جنین دختر در هن</text:span><text:span text:style-name="T611">د سقط میشود. بیشتر زنان طبقه متوسط اجتماعی هستند که توانایی مالی استفاده از این درمانگاه ها را دارند. والدین علاقمند به داشتن پسر هستند. بنابراین در هند به ازاء هر 1000 پسر تنها حدود 800 دختر متولد میشود. طی 20 سال اخیر حدود 10 میلیون جنین دختر سقط شده است</text:span><text:span text:style-name="T612">.<text:s/></text:span></text:p>
      <text:soft-page-break/>
      <text:p text:style-name="P613"><text:span text:style-name="T614">ترکیب جمعیتی بصورتی تغییر یافته که مردها برای یافتن همسر به مشکل برخورده اند.<text:s/></text:span><text:span text:style-name="T615">Swami Agnivesh</text:span><text:span text:style-name="T616"><text:s/>یک جنبش مردمی بر علیه سقط جنین را رهبری میکند. او میگوید " اگر میخواهی مذهب ات را نجات دهی ابتدا باید دخترت را نجات دهی".</text:span></text:p>
      <text:p text:style-name="P617"><text:span text:style-name="T618">عکس</text:span><text:span text:style-name="T619"><text:s/>: یک محل یادبود در<text:s/></text:span><text:span text:style-name="T620">Strandkykogårde</text:span><text:span text:style-name="T621">n i Täby</text:span><text:span text:style-name="T622"><text:s/>افتتاح شده است. هندوها مایل هستند که مرده هایشان سوزانده <text:s/>شوند. سپس خاکستر آن بصورت سنتی میبایست در آب روان پاشیده شود. اینکار در سوئد ممنوع است. به این ترتیب آیین جایگزین این است که گلدان حا</text:span><text:span text:style-name="T623">وی خاکستر در آب روان پایین<text:s/></text:span><text:soft-page-break/><text:span text:style-name="T624">آورده شود. بعد از آن برداشته<text:s/></text:span><text:span text:style-name="T625">شده و در نهایت در محل یادبود در یک گورستان سوئدی قرار داده میشود.<text:s/></text:span></text:p>
      <text:p text:style-name="P626">S 143</text:p>
      <text:p text:style-name="P627"><text:span text:style-name="T628">آیین هندو در جهان</text:span></text:p>
      <text:p text:style-name="P629"><text:span text:style-name="T630">بعد از مسیحیت و اسلام آیین هندو بیشترین پیروان را در جهان دارد. حدود 800 میلیون هندو در جهان وجود دارد. در حال حاضر بیشتر آنها در ایالتهای سکولار هند <text:s/>که بدون دولت م</text:span><text:span text:style-name="T631">ذهبی هستند زندگی میکنند. به این معنی که دولت در مسائل مذهبی دخالتی ندارد. در کشور نپال هندوها دولت مذهبی دارند.<text:s/></text:span><text:soft-page-break/><text:span text:style-name="T632">در کشورهای همسایه، پاکستان و بنگلادش نیز گروههای بزرگی از هندوها حضور دارند.<text:s/></text:span></text:p>
      <text:p text:style-name="P633"><text:span text:style-name="T634">طبقه اجتماعی در هند</text:span></text:p>
      <text:p text:style-name="P635"><text:span text:style-name="T636">حدود 3500 سال قبل هند توسط مردمانی که آریایی ن</text:span><text:span text:style-name="T637">امیده میشوند تسخیر شد. آیین هندو بین مردمان آریایی و بومی هایی که از قبل در شبه جزیره هند زندگی میکردند بوجود آمد. سفید پوستان آریایی نظم اجتماعی را بنا نهادند که انسانها را بنا بر اساس رنگ پوست و اصالت شان طبقه بندی میکند.<text:s/></text:span></text:p>
      <text:soft-page-break/>
      <text:p text:style-name="P638"><text:span text:style-name="T639">عکس</text:span><text:span text:style-name="T640"><text:s/>: درست بیرون فروشگاه ماشین<text:s/></text:span><text:span text:style-name="T641">بنز در بمبئی ماشین های عبوری ایستاده اند تا یک زن که گاوی را به همراه دارد از خیابان رد شود. در آیین بودایی گاو بعنوان یک حیوان مقدس پنداشته میشود.<text:s/></text:span></text:p>
      <text:p text:style-name="P642">S 144</text:p>
      <text:p text:style-name="P643"><text:span text:style-name="T644">بنا بر متون مقدس سیستم طبقاتی،<text:s/></text:span><text:span text:style-name="T645">4</text:span><text:span text:style-name="T646"><text:s/>طبقه دارد. بالاتر از همه طبقه روحانیون هستند، سپس طبقه جنگجویان قرار</text:span><text:span text:style-name="T647"><text:s/>دارد و سومین طبقه کشاورزان هستند. این سه طبقه با <text:s/>هم نخبگان جامعه را تشکیل میدهند. طبقه چهارم خدمتکاران هستند.<text:s/></text:span></text:p>
      <text:soft-page-break/>
      <text:p text:style-name="P648"><text:span text:style-name="T649">در عمل طبقات اجتماعی هرگز به صورتی که در متون مقدس آمده دیده نمیشود. مهمتر از <text:s/>مسئله اصالت در بین چهار طبقه این است که گروههای شغلی و فامیلی با</text:span><text:span text:style-name="T650"><text:s/>هم در ارتباط هستند و به همدیگر کمک میکنند. مثلا کفاشها جمع اشتراکی خاص خود را دارند که بمانند اقوام هم می باشند که اهل برخی روستاها هستند.<text:s/></text:span></text:p>
      <text:p text:style-name="P651"><text:span text:style-name="T652">گروههای شغلی و فامیلی خود را در قسمتی از گروههای چهارگانه قرار میدهند. یک گروه خویشاوند موفق طی چند نسل<text:s/></text:span><text:soft-page-break/><text:span text:style-name="T653">میتواند به<text:s/></text:span><text:span text:style-name="T654">یک طبقه اجتماعی بالاتر بروند. این موقعیت جدید شیوه زندگی اعضای خانواده را نشان می دهد.<text:s/></text:span></text:p>
      <text:p text:style-name="P655"><text:span text:style-name="T656">خارج از سیستم طبقات اجتماعی</text:span></text:p>
      <text:p text:style-name="P657"><text:span text:style-name="T658">علاوه بر اینها، گروههای مردمی هستند که هرگز در داخل سیستم طبقات اجتماعی پذیرفته نشدند. گاهی آنها بدون طبقه نامیده میشوند، اما این صحت ندارد<text:s/></text:span><text:span text:style-name="T659">چرا که آنها هم همچنین اقوام و گروههای کاری خود را دارند.<text:s/></text:span><text:span text:style-name="T660">Daliter <text:s/>(</text:span><text:span text:style-name="T661">نجس ها) نامی هست که آنها برای خود بکار میبرند.<text:s/></text:span></text:p>
      <text:soft-page-break/>
      <text:p text:style-name="P662"><text:span text:style-name="T663">در روستاها فقر گسترده است، بخصوص در میان خرده کشاورزان. در روستا سیستم طبقه اجتماعی هنوز وجود دارد. انسانها بخاطر طبقه اجتماعی خود مورد تبعیض</text:span><text:span text:style-name="T664"><text:s/>قرار میگیرند، با وجود اینکه بنابر قانون هند تبعیض ممنوع می باشد. اشخاص با طبقه اجتماعی بالا با هر روش از برقراری ارتباط با طبقه اجتماعی پایین اجتناب می ورزند.<text:s/></text:span><text:span text:style-name="T665">daliter</text:span><text:span text:style-name="T666"><text:s text:c="2"/>نجس ها اجازه ندارند که وارد معبد هندوها شوند.<text:s/></text:span></text:p>
      <text:soft-page-break/>
      <text:p text:style-name="P667"><text:span text:style-name="T668">در حال حاضر هند توسعه اقتصادی پرسرعتی را</text:span><text:span text:style-name="T669"><text:s/>تجربه میکند. در شهرها یک طبقه متوسط موفق و تحصیلکرده ای وجود دارد. بنابراین طبقه اجتماعی در شهرها معنی چندانی ندارد.<text:s/></text:span></text:p>
      <text:p text:style-name="P670">S145</text:p>
      <text:p text:style-name="P671"><text:span text:style-name="T672">Brännpunkt Hinduism</text:span></text:p>
      <text:p text:style-name="P673"><text:span text:style-name="T674"><text:s/></text:span><text:span text:style-name="T675">زندگی زناشویی همراه با عشق یا ازدواج تعیین شده</text:span></text:p>
      <text:p text:style-name="P676"><text:span text:style-name="T677">بنابر سنت هندوها، والدین برای فرزندانشان همسر انتخاب میکنند. کمت</text:span><text:span text:style-name="T678">ر از یک سوم زندگی های زناشوی در هند ازدواج<text:s/></text:span><text:soft-page-break/><text:span text:style-name="T679">بر پایه عشق است که مرد و زن خودشان همدیگر را انتخاب کرده اند.<text:s/></text:span></text:p>
      <text:p text:style-name="P680"><text:span text:style-name="T681">بنا بر تصور سنتی، موارد بسیاری می بایست درست باشد تا یک زوج برای هم مناسب باشند. اعم از طبقه اجتماعی، اقتصادی، تحصیلات و طالع بینی رابطه.</text:span></text:p>
      <text:p text:style-name="P682"><text:span text:style-name="T683">جوانان هندی<text:s/></text:span><text:span text:style-name="T684">که میپذیرند والدین شان برایشان همسر انتخاب کنند میگویند که والدین بهتر میتوانند بفهمند که چه کسی برای ازدواج مناسب است. گفته میشود احساس بعدا خودش بوجود می آید. آنها همچنین اشاره میکنند که تنها دو فرد نیستند که باید با هم زندگی<text:s/></text:span><text:soft-page-break/><text:span text:style-name="T685">کنند <text:s/>بلکه دو خانواده و اقوا</text:span><text:span text:style-name="T686">م هم می بایست بتوانند با همدیگر همکاری نمایند.</text:span></text:p>
      <text:p text:style-name="P687"><text:span text:style-name="T688"><text:s/>و تحقیقات نشان داده که ازدواج توصیه ای دوام بیشتری نسبت به ازدواج بر پایه عشق دارد. زندگی زناشویی بر پایه عشق با مدل غربی چه در هند و چه در سوئد اغلب به طلاق می انجامد.<text:s/></text:span></text:p>
      <text:p text:style-name="P689"><text:span text:style-name="T690">زندگی زناشویی عاشقانه توصیه شده</text:span></text:p>
      <text:p text:style-name="P691"><text:span text:style-name="T692"><text:s/>روند<text:s/></text:span><text:span text:style-name="T693">اخیر زندگی زناشویی در هند را میتوان بر پرده سینما دید. هند بزرگترین تولید کننده فیلم در دنیاست. یک موضوع عادی در فیلم ها این است که دو جوان همدیگر را میبینند و<text:s/></text:span><text:soft-page-break/><text:span text:style-name="T694">عاشق هم میشوند. آنها برای این کار از والدین اجازه ندارند و بنابراین اختلاف و مشاجره بین آنها و و</text:span><text:span text:style-name="T695">الدین بوجود می آید. بعد از کلی سختی و شکست دختر و پسر موفق میشوند که والدین خود را متقاعد کنند که آنها شریک ازدواج مناسب را برای خود یافته اند. به این ترتیب این عشق مورد تایید قرار میگیرد بمانند یک زندگی زناشویی توصیه شده . اگر والدین میخواستند خود، <text:s/>شریک<text:s/></text:span><text:span text:style-name="T696">زندگی برای فرزندشان پیدا کنند نمیتوانستند شخص بهتری را بیابند. به این ترتیب همه چیز به خوشی تمام میشود همانطور که دنیای سینما میخواست.<text:s/></text:span></text:p>
      <text:soft-page-break/>
      <text:p text:style-name="P697"><text:span text:style-name="T698">بحث کنید</text:span></text:p>
      <text:p text:style-name="P699"><text:span text:style-name="T700">در سوئد برای انتخاب شریک زندگی خانواده، اقتصاد، اقوام، تحصیلات و موقعیت اجتماعی چه معنایی دارد؟ آیا زندگی زناشو</text:span><text:span text:style-name="T701">یی بین یک مرد و زن با پیشینه مختلف معمول است؟ بنابر یک پژوهش آمریکایی زنان مردان را با دید اقتصادی و مردان زنان را با دید شکل ظاهر انتخاب میکنند. آیا این امر صحت دارد؟ اگر صحت دارد آیا خوب است؟</text:span></text:p>
      <text:p text:style-name="P702"/>
      <text:p text:style-name="P703">Kolla</text:p>
      <text:soft-page-break/>
      <text:p text:style-name="P704"><text:span text:style-name="T705">بازبینی</text:span></text:p>
      <text:list text:style-name="LFO3" text:continue-numbering="true">
        <text:list-item>
          <text:p text:style-name="P706"><text:span text:style-name="T707">متداول ترین خدایان هندوها کدامند و وظایف آنها<text:s/></text:span><text:span text:style-name="T708">چیست؟</text:span></text:p>
        </text:list-item>
        <text:list-item>
          <text:p text:style-name="P709"><text:span text:style-name="T710">منظور از کارما و سامسارا چیست؟</text:span></text:p>
        </text:list-item>
        <text:list-item>
          <text:p text:style-name="P711"><text:span text:style-name="T712">چگونه آتمن خود را به برهمن میرساند؟</text:span></text:p>
        </text:list-item>
        <text:list-item>
          <text:p text:style-name="P713"><text:span text:style-name="T714">آشراماهای مختلف کدامند؟</text:span></text:p>
        </text:list-item>
        <text:list-item>
          <text:p text:style-name="P715"><text:span text:style-name="T716">سه راه رستگاری در میان هندوها را توضیح دهید.<text:s/></text:span></text:p>
        </text:list-item>
        <text:list-item>
          <text:p text:style-name="P717"><text:span text:style-name="T718">متون ودا به چه زبانی نگارش شده؟</text:span></text:p>
        </text:list-item>
        <text:list-item>
          <text:p text:style-name="P719"><text:span text:style-name="T720"><text:s/>Puja</text:span><text:span text:style-name="T721"><text:s/>چیست و در چه زمان و مکانی هندوها آن را انجام می دهند؟</text:span></text:p>
        </text:list-item>
        <text:list-item>
          <text:p text:style-name="P722"><text:span text:style-name="T723">چه زمانی<text:s/></text:span><text:span text:style-name="T724">Holi</text:span><text:span text:style-name="T725"><text:s/>و<text:s/></text:span><text:span text:style-name="T726">Dival</text:span><text:span text:style-name="T727">i</text:span><text:span text:style-name="T728">جشن گرفته میشوند؟ این جشن ها چگونه برگزار میشوند؟</text:span></text:p>
        </text:list-item>
        <text:list-item>
          <text:p text:style-name="P729"><text:span text:style-name="T730">منظور از طبقه اجتماعی چیست؟</text:span></text:p>
        </text:list-item>
        <text:list-item>
          <text:p text:style-name="P731"><text:span text:style-name="T732">یک زندگی زناشویی متداول چگونه است؟</text:span></text:p>
        </text:list-item>
      </text:list>
      <text:p text:style-name="P733"/>
      <text:p text:style-name="P734">Tänk efter</text:p>
      <text:list text:style-name="LFO4" text:continue-numbering="true">
        <text:list-item>
          <text:p text:style-name="P735"><text:span text:style-name="T736">نکاتی برای اندیشیدن</text:span></text:p>
        </text:list-item>
        <text:list-item>
          <text:p text:style-name="P737"><text:span text:style-name="T738">یک هندو هم میتواند بگوید به یک خدا اعتقاد دارد و هم خدایان بسیاری را پرستش کند. چرا؟</text:span></text:p>
        </text:list-item>
        <text:list-item>
          <text:p text:style-name="P739"><text:span text:style-name="T740">چه ارتباطی بین کارما و سا</text:span><text:span text:style-name="T741">مسارا هست؟</text:span></text:p>
        </text:list-item>
        <text:list-item>
          <text:p text:style-name="P742"><text:span text:style-name="T743">بنابر آیین هندو هدف نهایی زندگی چیست؟</text:span></text:p>
        </text:list-item>
        <text:list-item>
          <text:p text:style-name="P744"><text:span text:style-name="T745">داستان پسری که نمک در آب گذاشت چه میخواهد بگوید؟</text:span></text:p>
        </text:list-item>
        <text:list-item>
          <text:p text:style-name="P746"><text:span text:style-name="T747">در آیین هندو دو زندگی ایده آل متناقض وجود دارد. یکی میخواهد که انسان از زندگی لذت ببرد و دیگری میخواهد که بمانند یک زاهد باشد بدون خانه و بدون مایملک. هندوها<text:s/></text:span><text:span text:style-name="T748">چگونه میتوانند هر دوی این زندگی ایده آل را دنبال نمایند.</text:span></text:p>
        </text:list-item>
        <text:list-item>
          <text:p text:style-name="P749"><text:span text:style-name="T750">به نظر شما چرا اغلب مردمان فقیر به<text:s/></text:span><text:span text:style-name="T751">bhakti-fromheten</text:span><text:span text:style-name="T752">تعلق دارند.<text:s/></text:span></text:p>
        </text:list-item>
        <text:list-item>
          <text:p text:style-name="P753"><text:span text:style-name="T754">چگونه شخص خود را برای<text:s/></text:span><text:span text:style-name="T755">puja</text:span><text:span text:style-name="T756"><text:s/>آماده میکند و چگونه آنرا انجام میدهد؟ در خانه و زندگی لاکسمی<text:s/></text:span><text:span text:style-name="T757">puja</text:span><text:span text:style-name="T758"><text:s/>چه جایگاهی دارد؟ (مصاحبه)</text:span></text:p>
        </text:list-item>
        <text:list-item>
          <text:p text:style-name="P759"><text:span text:style-name="T760">Puja</text:span><text:span text:style-name="T761"><text:s/>در مورد تما</text:span><text:span text:style-name="T762">م نیکی ها می گوید. چگونه؟</text:span></text:p>
        </text:list-item>
        <text:list-item>
          <text:p text:style-name="P763"><text:span text:style-name="T764">هندو بودن در سوئد چه مشکلاتی به همراه دارد؟</text:span></text:p>
        </text:list-item>
        <text:list-item>
          <text:p text:style-name="P765"><text:span text:style-name="T766">به چه صورت جشن<text:s/></text:span><text:span text:style-name="T767">Holi</text:span><text:span text:style-name="T768"><text:s/>با جشن عید پاک و جشن<text:s/></text:span><text:span text:style-name="T769">Divali</text:span><text:span text:style-name="T770"><text:s text:c="2"/>با جشن کریسمس در سوئد شباهت دارند؟</text:span></text:p>
        </text:list-item>
        <text:list-item>
          <text:p text:style-name="P771"><text:span text:style-name="T772">لاکسمی جشن ازدواج دخترانش را به چه صورت فراهم می نماید؟</text:span></text:p>
        </text:list-item>
        <text:list-item>
          <text:p text:style-name="P773"><text:span text:style-name="T774">به چه روشی هندوها در سوئد مراسم تدفین خود را ب</text:span><text:span text:style-name="T775">ا شرایط سوئد وفق میدهند؟ زمانی که مادر شوهر لاکسمی مرد مراسم تدفین چگونه انجام شد؟</text:span></text:p>
        </text:list-item>
        <text:list-item>
          <text:p text:style-name="P776"><text:span text:style-name="T777">به چه صورت کسانی که در طبقه پایین اجتماعی قرار دارند یا خارج از طبقه اجتماعی هستند مورد تبعیض قرار میگیرند؟ لاکسمی چه تجربه ای از سیستم طبقات اجتماعی دارد؟</text:span></text:p>
        </text:list-item>
        <text:list-item>
          <text:p text:style-name="P778"><text:span text:style-name="T779">برای کمک به ازدوا</text:span><text:span text:style-name="T780">ج بصورت توصیه ای چه بحثی مطرح میشود ؟ آیا با این بحث موافق هستید؟</text:span></text:p>
        </text:list-item>
      </text:list>
      <text:p text:style-name="P781"/>
      <text:p text:style-name="P782"/>
      <text:p text:style-name="P783">Ta reda på</text:p>
      <text:p text:style-name="P784"><text:span text:style-name="T785">جهت اطلاع بیشتر</text:span></text:p>
      <text:list text:style-name="LFO5" text:continue-numbering="true">
        <text:list-item>
          <text:p text:style-name="P786"><text:span text:style-name="T787">در اینترنت مطالب بیشتری در مورد مراقبه و جنبش<text:s/></text:span><text:span text:style-name="T788">Hare Krishna</text:span><text:span text:style-name="T789"><text:s/>بیابید. به چه نوعی آنها برای آیین بودایی مناسب هستند؟</text:span></text:p>
        </text:list-item>
        <text:list-item>
          <text:p text:style-name="P790"><text:span text:style-name="T791">در کتابها و اینترنت از خدایان هندوها تصویرهایی<text:s/></text:span><text:span text:style-name="T792">بیابید. این خدایان چه مشخصه هایی دارند؟</text:span></text:p>
        </text:list-item>
        <text:list-item>
          <text:p text:style-name="P793"><text:span text:style-name="T794">یک راه رستگاری تمرین بدنی را توصیه مینماید. در مورد یوگا جستجو کنید. تمرین های مختلف به چه معنا هستند؟</text:span></text:p>
        </text:list-item>
        <text:list-item>
          <text:p text:style-name="P795"><text:span text:style-name="T796">نزدیک ترین معبد هندو به مدرسه شما کجاست؟ در اینترنت راجع به آن جستجو کن.</text:span></text:p>
        </text:list-item>
        <text:list-item>
          <text:p text:style-name="P797"><text:span text:style-name="T798">در مورد طالع بینی بیشتر مطلب گردآوری کنی</text:span><text:span text:style-name="T799">د. عقیده پشت طالع بینی چیست؟</text:span></text:p>
        </text:list-item>
        <text:list-item>
          <text:p text:style-name="P800"><text:span text:style-name="T801">در آیین هندو مسیرهای متفاوتی برای رسیدن به هدف هست. مسیر عقل، مسیر دست و مسیر قلب. شاید بشود گفت که شبیه به همین در مسیحیت وجود دارد. چگونه؟</text:span></text:p>
        </text:list-item>
      </text:list>
      <text:p text:style-name="P802"/>
      <text:p text:style-name="P803"><text:s/></text:p>
      <text:p text:style-name="P804"/>
      <text:p text:style-name="P805"/>
      <text:p text:style-name="P806"/>
      <text:p text:style-name="P80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Standardstycketeckensnitt" style:display-name="Standardstycketeckensnitt" style:family="text"/>
    <style:style style:name="Liststycke" style:display-name="Liststycke" style:family="paragraph" style:parent-style-name="Normal">
      <style:paragraph-properties fo:margin-left="0.5in">
        <style:tab-stops/>
      </style:paragraph-properties>
      <style:text-properties fo:hyphenate="false"/>
    </style:style>
    <style:style style:name="short_text" style:display-name="short_text" style:family="text" style:parent-style-name="Standardstycketeckensnit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Arial" style:font-name-asian="Times New Roman"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951in" text:min-label-width="0.25in" text:list-level-position-and-space-mode="label-alignment">
          <style:list-level-label-alignment text:label-followed-by="listtab" fo:margin-left="0.5451in" fo:text-indent="-0.25in"/>
        </style:list-level-properties>
        <style:text-properties style:font-name="Arial"/>
      </text:list-level-style-bullet>
      <text:list-level-style-bullet text:level="2" text:style-name="WW_CharLFO1LVL2" text:bullet-char="o">
        <style:list-level-properties text:space-before="0.7951in" text:min-label-width="0.25in" text:list-level-position-and-space-mode="label-alignment">
          <style:list-level-label-alignment text:label-followed-by="listtab" fo:margin-left="1.0451in" fo:text-indent="-0.25in"/>
        </style:list-level-properties>
        <style:text-properties style:font-name="Courier New"/>
      </text:list-level-style-bullet>
      <text:list-level-style-bullet text:level="3" text:style-name="WW_CharLFO1LVL3" text:bullet-char="">
        <style:list-level-properties text:space-before="1.2951in" text:min-label-width="0.25in" text:list-level-position-and-space-mode="label-alignment">
          <style:list-level-label-alignment text:label-followed-by="listtab" fo:margin-left="1.5451in" fo:text-indent="-0.25in"/>
        </style:list-level-properties>
        <style:text-properties style:font-name="Wingdings"/>
      </text:list-level-style-bullet>
      <text:list-level-style-bullet text:level="4" text:style-name="WW_CharLFO1LVL4" text:bullet-char="">
        <style:list-level-properties text:space-before="1.7951in" text:min-label-width="0.25in" text:list-level-position-and-space-mode="label-alignment">
          <style:list-level-label-alignment text:label-followed-by="listtab" fo:margin-left="2.0451in" fo:text-indent="-0.25in"/>
        </style:list-level-properties>
        <style:text-properties style:font-name="Symbol"/>
      </text:list-level-style-bullet>
      <text:list-level-style-bullet text:level="5" text:style-name="WW_CharLFO1LVL5" text:bullet-char="o">
        <style:list-level-properties text:space-before="2.2951in" text:min-label-width="0.25in" text:list-level-position-and-space-mode="label-alignment">
          <style:list-level-label-alignment text:label-followed-by="listtab" fo:margin-left="2.5451in" fo:text-indent="-0.25in"/>
        </style:list-level-properties>
        <style:text-properties style:font-name="Courier New"/>
      </text:list-level-style-bullet>
      <text:list-level-style-bullet text:level="6" text:style-name="WW_CharLFO1LVL6" text:bullet-char="">
        <style:list-level-properties text:space-before="2.7951in" text:min-label-width="0.25in" text:list-level-position-and-space-mode="label-alignment">
          <style:list-level-label-alignment text:label-followed-by="listtab" fo:margin-left="3.0451in" fo:text-indent="-0.25in"/>
        </style:list-level-properties>
        <style:text-properties style:font-name="Wingdings"/>
      </text:list-level-style-bullet>
      <text:list-level-style-bullet text:level="7" text:style-name="WW_CharLFO1LVL7" text:bullet-char="">
        <style:list-level-properties text:space-before="3.2951in" text:min-label-width="0.25in" text:list-level-position-and-space-mode="label-alignment">
          <style:list-level-label-alignment text:label-followed-by="listtab" fo:margin-left="3.5451in" fo:text-indent="-0.25in"/>
        </style:list-level-properties>
        <style:text-properties style:font-name="Symbol"/>
      </text:list-level-style-bullet>
      <text:list-level-style-bullet text:level="8" text:style-name="WW_CharLFO1LVL8" text:bullet-char="o">
        <style:list-level-properties text:space-before="3.7951in" text:min-label-width="0.25in" text:list-level-position-and-space-mode="label-alignment">
          <style:list-level-label-alignment text:label-followed-by="listtab" fo:margin-left="4.0451in" fo:text-indent="-0.25in"/>
        </style:list-level-properties>
        <style:text-properties style:font-name="Courier New"/>
      </text:list-level-style-bullet>
      <text:list-level-style-bullet text:level="9" text:style-name="WW_CharLFO1LVL9" text:bullet-char="">
        <style:list-level-properties text:space-before="4.2951in" text:min-label-width="0.25in" text:list-level-position-and-space-mode="label-alignment">
          <style:list-level-label-alignment text:label-followed-by="listtab" fo:margin-left="4.5451in" fo:text-indent="-0.25in"/>
        </style:list-level-properties>
        <style:text-properties style:font-name="Wingdings"/>
      </text:list-level-style-bullet>
    </text:list-style>
    <text:list-style style:name="LFO2">
      <text:list-level-style-bullet text:level="1" text:style-name="WW_CharLFO2LVL1" text:bullet-char="">
        <style:list-level-properties text:space-before="0.2951in" text:min-label-width="0.25in" text:list-level-position-and-space-mode="label-alignment">
          <style:list-level-label-alignment text:label-followed-by="listtab" fo:margin-left="0.5451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rash NR</meta:initial-creator>
    <dc:creator>Arash NR</dc:creator>
    <meta:creation-date>2018-08-14T23:32:00Z</meta:creation-date>
    <dc:date>2018-08-25T09:32:00Z</dc:date>
    <meta:template xlink:href="Normal" xlink:type="simple"/>
    <meta:editing-cycles>108</meta:editing-cycles>
    <meta:editing-duration>PT111000S</meta:editing-duration>
    <meta:document-statistic meta:page-count="82" meta:paragraph-count="62" meta:word-count="4674" meta:character-count="31258" meta:row-count="222" meta:non-whitespace-character-count="26646"/>
  </office:meta>
</office:document-meta>
</file>